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PMingLiu" svg:font-family="PMingLiu"/>
    <style:font-face style:name="標楷體" svg:font-family="標楷體" style:font-family-generic="script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11.541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1.86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1.766cm"/>
    </style:style>
    <style:style style:name="co10" style:family="table-column">
      <style:table-column-properties fo:break-before="auto" style:column-width="1.593cm"/>
    </style:style>
    <style:style style:name="co11" style:family="table-column">
      <style:table-column-properties fo:break-before="auto" style:column-width="2.238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4.554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4.053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PageStyle_5f_議員4OK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84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83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8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 style:data-style-name="N18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8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 style:data-style-name="N18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8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8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議員4OK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number-columns-repeated="2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9" table:default-cell-style-name="ce72"/>
        <table:table-column table:style-name="co10" table:number-columns-repeated="16" table:default-cell-style-name="ce72"/>
        <table:table-column table:style-name="co11" table:number-columns-repeated="16358" table:default-cell-style-name="ce72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臺南市政府104年度對議員所提地方建設建議事項處理明細表</text:p>
            </table:table-cell>
            <table:covered-table-cell table:number-columns-repeated="8"/>
            <table:table-cell table:style-name="ce21" table:number-columns-repeated="17"/>
            <table:table-cell table:number-columns-repeated="16358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4年12月止</text:p>
            </table:table-cell>
            <table:covered-table-cell table:number-columns-repeated="8"/>
            <table:table-cell table:style-name="ce21" table:number-columns-repeated="17"/>
            <table:table-cell table:number-columns-repeated="16358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2" office:value-type="string" calcext:value-type="string" table:number-columns-spanned="7" table:number-rows-spanned="1">
              <text:p><text:s text:c="8"/>(本表為半年報)</text:p>
            </table:table-cell>
            <table:covered-table-cell table:number-columns-repeated="6" table:style-name="ce22"/>
            <table:table-cell table:style-name="ce52" office:value-type="string" calcext:value-type="string">
              <text:p>單位：千元</text:p>
            </table:table-cell>
            <table:table-cell table:style-name="ce60" table:number-columns-repeated="17"/>
            <table:table-cell table:number-columns-repeated="16358"/>
          </table:table-row>
          <table:table-row table:style-name="ro3">
            <table:table-cell table:style-name="ce9" office:value-type="string" calcext:value-type="string" table:number-columns-spanned="1" table:number-rows-spanned="2">
              <text:p>議員</text:p>
              <text:p>姓名</text:p>
            </table:table-cell>
            <table:table-cell table:style-name="ce68" office:value-type="string" calcext:value-type="string" table:number-columns-spanned="1" table:number-rows-spanned="2">
              <text:p>建議項目及內容</text:p>
            </table:table-cell>
            <table:table-cell table:style-name="ce9" office:value-type="string" calcext:value-type="string" table:number-columns-spanned="1" table:number-rows-spanned="2">
              <text:p>建議</text:p>
              <text:p>地點</text:p>
            </table:table-cell>
            <table:table-cell table:style-name="ce68" office:value-type="string" calcext:value-type="string" table:number-columns-spanned="1" table:number-rows-spanned="2">
              <text:p>建議</text:p>
              <text:p>金額</text:p>
            </table:table-cell>
            <table:table-cell table:style-name="ce68" office:value-type="string" calcext:value-type="string" table:number-columns-spanned="5" table:number-rows-spanned="1">
              <text:p>核 <text:s text:c="5"/>定 <text:s text:c="5"/>情 <text:s text:c="5"/>形</text:p>
            </table:table-cell>
            <table:covered-table-cell table:number-columns-repeated="3" table:style-name="ce35"/>
            <table:covered-table-cell table:style-name="ce53"/>
            <table:table-cell table:style-name="ce44" table:number-columns-repeated="17"/>
            <table:table-cell table:style-name="ce63" table:number-columns-repeated="16358"/>
          </table:table-row>
          <table:table-row table:style-name="ro4">
            <table:covered-table-cell table:number-columns-repeated="4" table:style-name="ce4"/>
            <table:table-cell table:style-name="ce34" office:value-type="string" calcext:value-type="string">
              <text:p>核定</text:p>
              <text:p>金額</text:p>
            </table:table-cell>
            <table:table-cell table:style-name="ce36" office:value-type="string" calcext:value-type="string">
              <text:p>經費支用科目</text:p>
            </table:table-cell>
            <table:table-cell table:style-name="ce34" office:value-type="string" calcext:value-type="string">
              <text:p>主辦機關</text:p>
            </table:table-cell>
            <table:table-cell table:style-name="ce36" office:value-type="string" calcext:value-type="string">
              <text:p>招標方式</text:p>
            </table:table-cell>
            <table:table-cell table:style-name="ce34" office:value-type="string" calcext:value-type="string">
              <text:p>得標廠商</text:p>
            </table:table-cell>
            <table:table-cell table:style-name="ce44" table:number-columns-repeated="17"/>
            <table:table-cell table:style-name="ce63" table:number-columns-repeated="16358"/>
          </table:table-row>
        </table:table-header-rows>
        <table:table-row table:style-name="ro5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龍山里漁產道路改善工程(刨除料)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760" calcext:value-type="float">
            <text:p>760 </text:p>
          </table:table-cell>
          <table:table-cell table:style-name="ce29" office:value-type="float" office:value="78" calcext:value-type="float">
            <text:p>7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逕洽廠商" calcext:value-type="string">
            <text:p><text:s/>逕洽廠商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官田里市道165線旁犁仔田產業道路整修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1080.75" calcext:value-type="float">
            <text:p>1,081 </text:p>
          </table:table-cell>
          <table:table-cell table:style-name="ce29" office:value-type="float" office:value="825" calcext:value-type="float">
            <text:p>82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聯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103-灣丘井仔湖尾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616" calcext:value-type="float">
            <text:p>616 </text:p>
          </table:table-cell>
          <table:table-cell table:style-name="ce29" office:value-type="float" office:value="722" calcext:value-type="float">
            <text:p>72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頭社里九指湖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1225" calcext:value-type="float">
            <text:p>1,225 </text:p>
          </table:table-cell>
          <table:table-cell table:style-name="ce29" office:value-type="float" office:value="735" calcext:value-type="float">
            <text:p>73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東奕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永成路一段646巷農路改善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595.14" calcext:value-type="float">
            <text:p>595 </text:p>
          </table:table-cell>
          <table:table-cell table:style-name="ce29" office:value-type="float" office:value="390" calcext:value-type="float">
            <text:p>39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山駒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玉井區豐里里(內豐高分39右6-1)農路改善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450" calcext:value-type="float">
            <text:p>450 </text:p>
          </table:table-cell>
          <table:table-cell table:style-name="ce29" office:value-type="float" office:value="384" calcext:value-type="float">
            <text:p>384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得意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曾王雅雲</text:p>
          </table:table-cell>
          <table:table-cell table:style-name="ce13" office:value-type="string" calcext:value-type="string">
            <text:p>龍崎區石嘈里石仔坑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1222.6" calcext:value-type="float">
            <text:p>1,223 </text:p>
          </table:table-cell>
          <table:table-cell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貴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土崎里水崎頭橋旁崩塌地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1000" calcext:value-type="float">
            <text:p>1,000 </text:p>
          </table:table-cell>
          <table:table-cell table:style-name="ce29" office:value-type="float" office:value="810" calcext:value-type="float">
            <text:p>81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註銷" calcext:value-type="string">
            <text:p><text:s/>註銷</text:p>
          </table:table-cell>
          <table:table-cell table:style-name="ce1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山上區平陽里台20線旁野溪整治工程(第三期)</text:p>
          </table:table-cell>
          <table:table-cell table:style-name="ce23" office:value-type="string" calcext:value-type="string">
            <text:p>山上區</text:p>
          </table:table-cell>
          <table:table-cell table:number-columns-repeated="2" table:style-name="ce29" office:value-type="float" office:value="2950" calcext:value-type="float">
            <text:p>2,9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瓏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秋蘭</text:p>
          </table:table-cell>
          <table:table-cell table:style-name="ce13" office:value-type="string" calcext:value-type="string">
            <text:p>七股區劉厝排水護岸及支線引水道改善工程</text:p>
          </table:table-cell>
          <table:table-cell table:style-name="ce23" office:value-type="string" calcext:value-type="string">
            <text:p>七股區</text:p>
          </table:table-cell>
          <table:table-cell table:number-columns-repeated="2" table:style-name="ce29" office:value-type="float" office:value="2500" calcext:value-type="float">
            <text:p>2,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南區農作區夜間照明影響農作生長，施作遮光板、燈具頭等工程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96.6" calcext:value-type="float">
            <text:p>97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盈昇實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鹿耳門聖母廟東側停車場聯外道路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720" calcext:value-type="float">
            <text:p>72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南區農作區夜間照明影響農作生長，施作遮光板、燈具頭及汰換路燈彎管等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98.175" calcext:value-type="float">
            <text:p>9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盈昇實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漳州里中路及社區巷道鋪面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1182" calcext:value-type="float">
            <text:p>1,18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二行里、歸仁區七甲里、八甲里、西埔里內道路破損嚴重申請美瀝包</text:p>
          </table:table-cell>
          <table:table-cell table:style-name="ce23" office:value-type="string" calcext:value-type="string">
            <text:p>仁德區 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申請美瀝包供安南區里民自行修補道路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2.8" calcext:value-type="float">
            <text:p>3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申請200包美瀝包供官田區各里自行修補道路</text:p>
          </table:table-cell>
          <table:table-cell table:style-name="ce23" office:value-type="string" calcext:value-type="string">
            <text:p>官田區 </text:p>
          </table:table-cell>
          <table:table-cell table:number-columns-repeated="2" table:style-name="ce29" office:value-type="float" office:value="28" calcext:value-type="float">
            <text:p>2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嘉田嘉民里聯合活動中心安裝舞台布幕</text:p>
          </table:table-cell>
          <table:table-cell table:style-name="ce23" office:value-type="string" calcext:value-type="string">
            <text:p>後壁區</text:p>
          </table:table-cell>
          <table:table-cell table:style-name="ce29" office:value-type="float" office:value="54" calcext:value-type="float">
            <text:p>54 </text:p>
          </table:table-cell>
          <table:table-cell table:style-name="ce29" office:value-type="float" office:value="53" calcext:value-type="float">
            <text:p>53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日頂室內裝修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5" office:value-type="string" calcext:value-type="string">
            <text:p>關廟區南花里內轄區廣播器材線路更新</text:p>
          </table:table-cell>
          <table:table-cell table:style-name="ce24" office:value-type="string" office:string-value="關廟區" calcext:value-type="string">
            <text:p><text:s/>關廟區</text:p>
          </table:table-cell>
          <table:table-cell table:style-name="ce30" office:value-type="float" office:value="98" calcext:value-type="float">
            <text:p>98 </text:p>
          </table:table-cell>
          <table:table-cell table:style-name="ce30" office:value-type="float" office:value="94" calcext:value-type="float">
            <text:p>94 </text:p>
          </table:table-cell>
          <table:table-cell table:style-name="ce14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14" office:value-type="string" calcext:value-type="string">
            <text:p>龍安科技企業</text:p>
          </table:table-cell>
          <table:table-cell table:style-name="ce61"/>
          <table:table-cell table:style-name="ce20" table:number-columns-repeated="16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北門區雙春里道路排水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130" calcext:value-type="float">
            <text:p>130 </text:p>
          </table:table-cell>
          <table:table-cell table:style-name="ce29" office:value-type="float" office:value="90" calcext:value-type="float">
            <text:p>9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安西里巷道排水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700" calcext:value-type="float">
            <text:p>700 </text:p>
          </table:table-cell>
          <table:table-cell table:style-name="ce29" office:value-type="float" office:value="247" calcext:value-type="float">
            <text:p>247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學東里台江大道五段北側(學西高分31右6電桿)旁漁路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315" calcext:value-type="float">
            <text:p>315 </text:p>
          </table:table-cell>
          <table:table-cell table:style-name="ce29" office:value-type="float" office:value="262.5" calcext:value-type="float">
            <text:p>263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官田區二鎮里廳太擋土牆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682.5" calcext:value-type="float">
            <text:p>683 </text:p>
          </table:table-cell>
          <table:table-cell table:style-name="ce29" office:value-type="float" office:value="931" calcext:value-type="float">
            <text:p>931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聯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6" office:value-type="string" calcext:value-type="string">
            <text:p>新化區大坑里崁尾農路崩塌修復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800" calcext:value-type="float">
            <text:p>800 </text:p>
          </table:table-cell>
          <table:table-cell table:style-name="ce29" office:value-type="float" office:value="527" calcext:value-type="float">
            <text:p>527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新志發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6" office:value-type="string" calcext:value-type="string">
            <text:p>東山區南勢里水井坑(4)農路改善工程</text:p>
          </table:table-cell>
          <table:table-cell table:style-name="ce23" office:value-type="string" calcext:value-type="string">
            <text:p>東山區</text:p>
          </table:table-cell>
          <table:table-cell table:number-columns-repeated="2" table:style-name="ce29" office:value-type="float" office:value="935" calcext:value-type="float">
            <text:p>935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宏益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萬年路489巷、575巷農路改善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577.08" calcext:value-type="float">
            <text:p>577 </text:p>
          </table:table-cell>
          <table:table-cell table:style-name="ce29" office:value-type="float" office:value="580" calcext:value-type="float">
            <text:p>5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山駒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虎山里越南村後方農路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171.6" calcext:value-type="float">
            <text:p>172 </text:p>
          </table:table-cell>
          <table:table-cell table:style-name="ce29" office:value-type="float" office:value="172" calcext:value-type="float">
            <text:p>17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曾王雅雲</text:p>
          </table:table-cell>
          <table:table-cell table:style-name="ce13" office:value-type="string" calcext:value-type="string">
            <text:p>龍崎區龍船里後壁溪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1700" calcext:value-type="float">
            <text:p>1,700 </text:p>
          </table:table-cell>
          <table:table-cell table:style-name="ce29" office:value-type="float" office:value="960" calcext:value-type="float">
            <text:p>9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楠坑里變電所西北側排水溝擋土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400" calcext:value-type="float">
            <text:p>400 </text:p>
          </table:table-cell>
          <table:table-cell table:style-name="ce29" office:value-type="float" office:value="500" calcext:value-type="float">
            <text:p>50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邱莉莉</text:p>
          </table:table-cell>
          <table:table-cell table:style-name="ce13" office:value-type="string" calcext:value-type="string">
            <text:p>楠西區灣丘里鳳興野溪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288" calcext:value-type="float">
            <text:p>288 </text:p>
          </table:table-cell>
          <table:table-cell table:style-name="ce29" office:value-type="float" office:value="290" calcext:value-type="float">
            <text:p>29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取得報價單或企劃書 " calcext:value-type="string">
            <text:p><text:s/>公開取得報價單或企劃書 </text:p>
          </table:table-cell>
          <table:table-cell table:style-name="ce54" office:value-type="string" calcext:value-type="string">
            <text:p>振忠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七股區大寮里大程在來排水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4875" calcext:value-type="float">
            <text:p>4,875 </text:p>
          </table:table-cell>
          <table:table-cell table:style-name="ce29" office:value-type="float" office:value="2500" calcext:value-type="float">
            <text:p>2,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百利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多數里內道路破損嚴重申請美瀝包</text:p>
          </table:table-cell>
          <table:table-cell table:style-name="ce23" office:value-type="string" calcext:value-type="string">
            <text:p>仁德區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安和路二段54巷81號至115號路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410" calcext:value-type="float">
            <text:p>41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頂好公園增設體建設施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37.649" calcext:value-type="float">
            <text:p>3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宏築興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安西里育善街(光華街至新生路口)舖面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1281" calcext:value-type="float">
            <text:p>1,281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關廟區田中里保安宮旁路面欄杆新建工程</text:p>
          </table:table-cell>
          <table:table-cell table:style-name="ce23" office:value-type="string" calcext:value-type="string">
            <text:p>關廟區</text:p>
          </table:table-cell>
          <table:table-cell table:number-columns-repeated="2" table:style-name="ce29" office:value-type="float" office:value="364" calcext:value-type="float">
            <text:p>364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 " calcext:value-type="string">
            <text:p><text:s/>公開招標 </text:p>
          </table:table-cell>
          <table:table-cell table:style-name="ce54" office:value-type="string" calcext:value-type="string">
            <text:p>工程家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曾培雅</text:p>
          </table:table-cell>
          <table:table-cell table:style-name="ce13" office:value-type="string" calcext:value-type="string">
            <text:p>東區東平路12巷(東平路 ~ 中華東路一段80巷口)道路路面改善重舖</text:p>
          </table:table-cell>
          <table:table-cell table:style-name="ce23" office:value-type="string" calcext:value-type="string">
            <text:p>東區 </text:p>
          </table:table-cell>
          <table:table-cell table:number-columns-repeated="2" table:style-name="ce29" office:value-type="float" office:value="268" calcext:value-type="float">
            <text:p>26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曾文區42里內道路嚴重破損申請美瀝包300包</text:p>
          </table:table-cell>
          <table:table-cell table:style-name="ce23" office:value-type="string" calcext:value-type="string">
            <text:p>麻豆區 </text:p>
          </table:table-cell>
          <table:table-cell table:number-columns-repeated="2" table:style-name="ce29" office:value-type="float" office:value="42" calcext:value-type="float">
            <text:p>4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清華</text:p>
            <text:p>唐碧娥</text:p>
          </table:table-cell>
          <table:table-cell table:style-name="ce13" office:value-type="string" calcext:value-type="string">
            <text:p>安南區原佃里活動中心購卡拉ok設備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92" calcext:value-type="float">
            <text:p>92 </text:p>
          </table:table-cell>
          <table:table-cell table:style-name="ce29" office:value-type="float" office:value="90" calcext:value-type="float">
            <text:p>9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泰禾電話電器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calcext:value-type="string">
            <text:p>佳里區延平路281巷鋪面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80" calcext:value-type="float">
            <text:p>80 </text:p>
          </table:table-cell>
          <table:table-cell table:style-name="ce29" office:value-type="float" office:value="78" calcext:value-type="float">
            <text:p>78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48" office:value-type="string" calcext:value-type="string">
            <text:p>宏欣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西港區檨林里活動中心伴唱機音響設備</text:p>
          </table:table-cell>
          <table:table-cell table:style-name="ce23" office:value-type="string" calcext:value-type="string">
            <text:p>西港區</text:p>
          </table:table-cell>
          <table:table-cell table:style-name="ce29" office:value-type="float" office:value="97" calcext:value-type="float">
            <text:p>97 </text:p>
          </table:table-cell>
          <table:table-cell table:style-name="ce29" office:value-type="float" office:value="89" calcext:value-type="float">
            <text:p>89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國展音響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  <text:p>賴惠員</text:p>
          </table:table-cell>
          <table:table-cell table:style-name="ce13" office:value-type="string" calcext:value-type="string">
            <text:p>竹門里派出所前綠美化景觀工程</text:p>
          </table:table-cell>
          <table:table-cell table:style-name="ce23" office:value-type="string" calcext:value-type="string">
            <text:p>白河區</text:p>
          </table:table-cell>
          <table:table-cell table:number-columns-repeated="2"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立偉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將軍區三吉養殖區道路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420" calcext:value-type="float">
            <text:p>420 </text:p>
          </table:table-cell>
          <table:table-cell table:style-name="ce29" office:value-type="float" office:value="360" calcext:value-type="float">
            <text:p>36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禾登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官田區北二鎮產業道路改善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456" calcext:value-type="float">
            <text:p>456 </text:p>
          </table:table-cell>
          <table:table-cell table:style-name="ce29" office:value-type="float" office:value="442" calcext:value-type="float">
            <text:p>44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104－灣丘龍尾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296.5" calcext:value-type="float">
            <text:p>297 </text:p>
          </table:table-cell>
          <table:table-cell table:style-name="ce29" office:value-type="float" office:value="220" calcext:value-type="float">
            <text:p>22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長青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東山區南勢里冷水坑(2)農路改善工程</text:p>
          </table:table-cell>
          <table:table-cell table:style-name="ce23" office:value-type="string" calcext:value-type="string">
            <text:p>東山區</text:p>
          </table:table-cell>
          <table:table-cell table:number-columns-repeated="2" table:style-name="ce29" office:value-type="float" office:value="992" calcext:value-type="float">
            <text:p>99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益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萬年路580巷（流浪動物中途之家）、（環保局廢車貯存場）農路改善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246.54" calcext:value-type="float">
            <text:p>247 </text:p>
          </table:table-cell>
          <table:table-cell table:style-name="ce29" office:value-type="float" office:value="206" calcext:value-type="float">
            <text:p>20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山駒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關嶺里六重溪段4-52地號旁農路改善工程</text:p>
          </table:table-cell>
          <table:table-cell table:style-name="ce23" office:value-type="string" calcext:value-type="string">
            <text:p>白河區</text:p>
          </table:table-cell>
          <table:table-cell table:number-columns-repeated="2" table:style-name="ce29" office:value-type="float" office:value="240" calcext:value-type="float">
            <text:p>24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龍崎區牛埔里182線五間橋旁崩塌地處理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897.4" calcext:value-type="float">
            <text:p>897 </text:p>
          </table:table-cell>
          <table:table-cell table:style-name="ce29" office:value-type="float" office:value="810" calcext:value-type="float">
            <text:p>81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新志發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崎頂里崎腳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600" calcext:value-type="float">
            <text:p>600 </text:p>
          </table:table-cell>
          <table:table-cell table:style-name="ce29" office:value-type="float" office:value="480" calcext:value-type="float">
            <text:p>48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土崎里深崛尾(土崎高分162左9)排水及路面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393" calcext:value-type="float">
            <text:p>393 </text:p>
          </table:table-cell>
          <table:table-cell table:style-name="ce29" office:value-type="float" office:value="200" calcext:value-type="float">
            <text:p>20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七股區曾文溪高灘地農路整治工程</text:p>
          </table:table-cell>
          <table:table-cell table:style-name="ce23" office:value-type="string" calcext:value-type="string">
            <text:p>七股區</text:p>
          </table:table-cell>
          <table:table-cell table:number-columns-repeated="2" table:style-name="ce29" office:value-type="float" office:value="260" calcext:value-type="float">
            <text:p>2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安南區淵西里安中路四段290巷291弄46號旁路面改善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162" calcext:value-type="float">
            <text:p>16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邱莉莉</text:p>
          </table:table-cell>
          <table:table-cell table:style-name="ce13" office:value-type="string" calcext:value-type="string">
            <text:p>康樂街與保安路排水改善工程</text:p>
          </table:table-cell>
          <table:table-cell table:style-name="ce23" office:value-type="string" calcext:value-type="string">
            <text:p>中西區</text:p>
          </table:table-cell>
          <table:table-cell table:number-columns-repeated="2" table:style-name="ce29" office:value-type="float" office:value="99.985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永安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西門路一段綠籬設置出入口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66.339" calcext:value-type="float">
            <text:p>66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天成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南102線吉林橋往枋子林(牛山高幹7)側溝改善工程</text:p>
          </table:table-cell>
          <table:table-cell table:style-name="ce23" office:value-type="string" calcext:value-type="string">
            <text:p>東山區</text:p>
          </table:table-cell>
          <table:table-cell table:number-columns-repeated="2" table:style-name="ce29" office:value-type="float" office:value="1900" calcext:value-type="float">
            <text:p>1,9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洋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永康區文化路252巷路面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80" calcext:value-type="float">
            <text:p>18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 " calcext:value-type="string">
            <text:p><text:s/>公開招標 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申請美瀝包100包供六甲區及鹽水區七甲里及田寮里自行修補道路</text:p>
          </table:table-cell>
          <table:table-cell table:style-name="ce23" office:value-type="string" calcext:value-type="string">
            <text:p>鹽水區 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申請美瀝包100包供永康區各里自行修補道路</text:p>
          </table:table-cell>
          <table:table-cell table:style-name="ce23" office:value-type="string" calcext:value-type="string">
            <text:p>永康區 <text:s text:c="7"/>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通興里埔頂社區埤塘旁護欄改建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600" calcext:value-type="float">
            <text:p>600 </text:p>
          </table:table-cell>
          <table:table-cell table:style-name="ce29" office:value-type="float" office:value="89" calcext:value-type="float">
            <text:p>89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宏欣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豐和里活動中心外牆整修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95" calcext:value-type="float">
            <text:p>95 </text:p>
          </table:table-cell>
          <table:table-cell table:style-name="ce29" office:value-type="float" office:value="93" calcext:value-type="float">
            <text:p>93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啟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安南區安西里活動中心舞台布幕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33" calcext:value-type="float">
            <text:p>33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大佳裝潢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保吉里道路側溝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78" calcext:value-type="float">
            <text:p>278 </text:p>
          </table:table-cell>
          <table:table-cell table:style-name="ce29" office:value-type="float" office:value="126" calcext:value-type="float">
            <text:p>12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北門區三寮灣漁產道路路面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50" calcext:value-type="float">
            <text:p>250 </text:p>
          </table:table-cell>
          <table:table-cell table:style-name="ce29" office:value-type="float" office:value="224" calcext:value-type="float">
            <text:p>224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南化區南化里後壁籠（水口高分6左4）旁支線農路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370" calcext:value-type="float">
            <text:p>370 </text:p>
          </table:table-cell>
          <table:table-cell table:style-name="ce29" office:value-type="float" office:value="384" calcext:value-type="float">
            <text:p>384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允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新化區大坑里綠色維拉農路擋土牆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235" calcext:value-type="float">
            <text:p>235 </text:p>
          </table:table-cell>
          <table:table-cell table:style-name="ce29" office:value-type="float" office:value="258" calcext:value-type="float">
            <text:p>25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新志發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新光里新埔段10地號旁農路排水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230" calcext:value-type="float">
            <text:p>230 </text:p>
          </table:table-cell>
          <table:table-cell table:style-name="ce29" office:value-type="float" office:value="202" calcext:value-type="float">
            <text:p>202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勝崴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104-灣丘南勢坑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288" calcext:value-type="float">
            <text:p>288 </text:p>
          </table:table-cell>
          <table:table-cell table:style-name="ce29" office:value-type="float" office:value="316" calcext:value-type="float">
            <text:p>31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龍崎區崎頂里石梯口橋旁農路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360" calcext:value-type="float">
            <text:p>360 </text:p>
          </table:table-cell>
          <table:table-cell table:style-name="ce29" office:value-type="float" office:value="528" calcext:value-type="float">
            <text:p>528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新志發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龍崎區石嘈里蜈蜞埔崩塌地處理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457" calcext:value-type="float">
            <text:p>457 </text:p>
          </table:table-cell>
          <table:table-cell table:style-name="ce29" office:value-type="float" office:value="480" calcext:value-type="float">
            <text:p>48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聯宏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崎頂里文惠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600" calcext:value-type="float">
            <text:p>600 </text:p>
          </table:table-cell>
          <table:table-cell table:style-name="ce29" office:value-type="float" office:value="320" calcext:value-type="float">
            <text:p>32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土崎里慈聖宮後方邊坡崩塌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375" calcext:value-type="float">
            <text:p>375 </text:p>
          </table:table-cell>
          <table:table-cell table:style-name="ce29" office:value-type="float" office:value="380" calcext:value-type="float">
            <text:p>38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明貴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下營區橋頭港埤排水菜園港橋下游改善工程</text:p>
          </table:table-cell>
          <table:table-cell table:style-name="ce23" office:value-type="string" calcext:value-type="string">
            <text:p>下營區</text:p>
          </table:table-cell>
          <table:table-cell table:number-columns-repeated="2" table:style-name="ce29" office:value-type="float" office:value="250" calcext:value-type="float">
            <text:p>2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大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曾順良</text:p>
          </table:table-cell>
          <table:table-cell table:style-name="ce13" office:value-type="string" calcext:value-type="string">
            <text:p>東區裕文路(裕信路~裕義路)道路路面改善重舖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1018" calcext:value-type="float">
            <text:p>1,018 </text:p>
          </table:table-cell>
          <table:table-cell table:style-name="ce39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柳營區里民公園步道及景觀改善工程</text:p>
          </table:table-cell>
          <table:table-cell table:style-name="ce23" office:value-type="string" calcext:value-type="string">
            <text:p>柳營區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旭城工程技術顧問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大愛、鹿耳門、台南公園設施增設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98.133" calcext:value-type="float">
            <text:p>9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宗盛科技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永康區正強街273號至埔園街等路面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194" calcext:value-type="float">
            <text:p>1,19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中華二路215巷及中華路286巷路面改善工程 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 " calcext:value-type="string">
            <text:p><text:s/>公開招標 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安平區國平里金華段97地號認養停車場鋪面改善工程</text:p>
          </table:table-cell>
          <table:table-cell table:style-name="ce23" office:value-type="string" calcext:value-type="string">
            <text:p>安平區 <text:s/></text:p>
          </table:table-cell>
          <table:table-cell table:number-columns-repeated="2" table:style-name="ce29" office:value-type="float" office:value="355.85" calcext:value-type="float">
            <text:p>35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曾順良</text:p>
          </table:table-cell>
          <table:table-cell table:style-name="ce13" office:value-type="string" calcext:value-type="string">
            <text:p>東區東安路(凱旋路~東和路)道路路面改善重舖</text:p>
          </table:table-cell>
          <table:table-cell table:style-name="ce23" office:value-type="string" calcext:value-type="string">
            <text:p>東區 </text:p>
          </table:table-cell>
          <table:table-cell table:number-columns-repeated="2" table:style-name="ce29" office:value-type="float" office:value="1668" calcext:value-type="float">
            <text:p>1,66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楠西區104-照興里山仔頂及灣潭部落部分區域照明設備新設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55" calcext:value-type="float">
            <text:p>55 </text:p>
          </table:table-cell>
          <table:table-cell table:style-name="ce29" office:value-type="float" office:value="54" calcext:value-type="float">
            <text:p>54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駿宏水電工程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溪北里活動中心led字幕機設置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55" calcext:value-type="float">
            <text:p>5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英能空調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麻豆區埤頭裡活動中心音響購置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53" calcext:value-type="float">
            <text:p>53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達鑫實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仁里里仁安宮旁路面側溝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403" calcext:value-type="float">
            <text:p>403 </text:p>
          </table:table-cell>
          <table:table-cell table:style-name="ce29" office:value-type="float" office:value="360" calcext:value-type="float">
            <text:p>36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北門區北馬漁塭道路路面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840" calcext:value-type="float">
            <text:p>840 </text:p>
          </table:table-cell>
          <table:table-cell table:style-name="ce29" office:value-type="float" office:value="315" calcext:value-type="float">
            <text:p>315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新營區嘉芳里轄內新營中排旁農路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300" calcext:value-type="float">
            <text:p>300 </text:p>
          </table:table-cell>
          <table:table-cell table:style-name="ce29" office:value-type="float" office:value="360" calcext:value-type="float">
            <text:p>36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104－楠西區鹿田里鹿陶洋排水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405" calcext:value-type="float">
            <text:p>405 </text:p>
          </table:table-cell>
          <table:table-cell table:style-name="ce29" office:value-type="float" office:value="401" calcext:value-type="float">
            <text:p>401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松腳里馬鞍(菩堤寺往高速公路)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1190" calcext:value-type="float">
            <text:p>1,190 </text:p>
          </table:table-cell>
          <table:table-cell table:style-name="ce29" office:value-type="float" office:value="490" calcext:value-type="float">
            <text:p>490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強維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104-灣丘二層坪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192" calcext:value-type="float">
            <text:p>192 </text:p>
          </table:table-cell>
          <table:table-cell table:style-name="ce29" office:value-type="float" office:value="210" calcext:value-type="float">
            <text:p>21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龍崎區石嘈里後壁溪橋旁農路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128" calcext:value-type="float">
            <text:p>128 </text:p>
          </table:table-cell>
          <table:table-cell table:style-name="ce29" office:value-type="float" office:value="60" calcext:value-type="float">
            <text:p>6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龍崎區大坪里番社永安宮前崩塌地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735" calcext:value-type="float">
            <text:p>735 </text:p>
          </table:table-cell>
          <table:table-cell table:style-name="ce29" office:value-type="float" office:value="300" calcext:value-type="float">
            <text:p>3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環湖里金斗湖排水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2115.2" calcext:value-type="float">
            <text:p>2,115 </text:p>
          </table:table-cell>
          <table:table-cell table:style-name="ce29" office:value-type="float" office:value="1640" calcext:value-type="float">
            <text:p>1,64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楠坑里向南厝崩塌地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602.4" calcext:value-type="float">
            <text:p>602 </text:p>
          </table:table-cell>
          <table:table-cell table:style-name="ce29" office:value-type="float" office:value="430" calcext:value-type="float">
            <text:p>43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聯宏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6" office:value-type="string" calcext:value-type="string">
            <text:p>大內區石湖里石子瀨大排支流護岸新建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1122.4" calcext:value-type="float">
            <text:p>1,122 </text:p>
          </table:table-cell>
          <table:table-cell table:style-name="ce29" office:value-type="float" office:value="1000" calcext:value-type="float">
            <text:p>1,000 </text:p>
          </table:table-cell>
          <table:table-cell table:style-name="ce38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進佶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16" office:value-type="string" calcext:value-type="string">
            <text:p>王行路68巷道路排水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470" calcext:value-type="float">
            <text:p>1,470 </text:p>
          </table:table-cell>
          <table:table-cell table:style-name="ce38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永代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西港中央公園體健遊具區及圓形廣場遮陽網新社工程</text:p>
          </table:table-cell>
          <table:table-cell table:style-name="ce23" office:value-type="string" calcext:value-type="string">
            <text:p>西港區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京鼎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盧崑福</text:p>
          </table:table-cell>
          <table:table-cell table:style-name="ce13" office:value-type="string" calcext:value-type="string">
            <text:p>慶平公園白蟻及港濱公園凹洞搶修工程</text:p>
          </table:table-cell>
          <table:table-cell table:style-name="ce23" office:value-type="string" calcext:value-type="string">
            <text:p>安平區</text:p>
          </table:table-cell>
          <table:table-cell table:number-columns-repeated="2" table:style-name="ce29" office:value-type="float" office:value="96.359" calcext:value-type="float">
            <text:p>96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榮良景觀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9">
          <table:table-cell table:style-name="ce5" office:value-type="string" calcext:value-type="string">
            <text:p>林阳乙</text:p>
          </table:table-cell>
          <table:table-cell table:style-name="ce13" office:value-type="string" calcext:value-type="string">
            <text:p>新化區羊林里清水宮周邊路面改善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168" calcext:value-type="float">
            <text:p>16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8" office:value-type="string" calcext:value-type="string">
            <text:p>因道路周邊樹木無法遷移，無法於指定工期內完成，故先行取消施作，待協商決議後再重新辦理。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龍國街320巷路面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260" calcext:value-type="float">
            <text:p>26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 " calcext:value-type="string">
            <text:p><text:s/>公開招標 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李中岑</text:p>
          </table:table-cell>
          <table:table-cell table:style-name="ce16" office:value-type="string" calcext:value-type="string">
            <text:p>安南區城南里城西街一段61巷及249巷道路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782" calcext:value-type="float">
            <text:p>78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6" office:value-type="string" calcext:value-type="string">
            <text:p>明和公園設置步道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8.922" calcext:value-type="float">
            <text:p>99 </text:p>
          </table:table-cell>
          <table:table-cell table:style-name="ce38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48" office:value-type="string" calcext:value-type="string">
            <text:p>台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呂維胤</text:p>
          </table:table-cell>
          <table:table-cell table:style-name="ce16" office:value-type="string" calcext:value-type="string">
            <text:p>南區新昌里活動中心內部設備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177" calcext:value-type="float">
            <text:p>177 </text:p>
          </table:table-cell>
          <table:table-cell table:style-name="ce29" office:value-type="float" office:value="99" calcext:value-type="float">
            <text:p>99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48" office:value-type="string" calcext:value-type="string">
            <text:p>長美漆行</text:p>
            <text:p>勝昌電料企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新營區土庫里復興宮前體健設施增建遮蔽設施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93" calcext:value-type="float">
            <text:p>93 </text:p>
          </table:table-cell>
          <table:table-cell table:style-name="ce29" office:value-type="float" office:value="83" calcext:value-type="float">
            <text:p>83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豐達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文南里活動中心購會議桌椅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33" calcext:value-type="float">
            <text:p>33 </text:p>
          </table:table-cell>
          <table:table-cell table:style-name="ce29" office:value-type="float" office:value="32" calcext:value-type="float">
            <text:p>32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楊氏家具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小埤里小埤高幹19左2前道路改善工程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540" calcext:value-type="float">
            <text:p>540 </text:p>
          </table:table-cell>
          <table:table-cell table:style-name="ce29" office:value-type="float" office:value="480" calcext:value-type="float">
            <text:p>48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6" office:value-type="string" calcext:value-type="string">
            <text:p>規劃設計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西埔內漁產道路路面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438" calcext:value-type="float">
            <text:p>438 </text:p>
          </table:table-cell>
          <table:table-cell table:style-name="ce29" office:value-type="float" office:value="350" calcext:value-type="float">
            <text:p>35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南化區南化里大草崙（清水高分41）旁農路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151.2" calcext:value-type="float">
            <text:p>151 </text:p>
          </table:table-cell>
          <table:table-cell table:style-name="ce29" office:value-type="float" office:value="151" calcext:value-type="float">
            <text:p>151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允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104－鹿田鹿陶坑鹿田高分53旁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596.2" calcext:value-type="float">
            <text:p>596 </text:p>
          </table:table-cell>
          <table:table-cell table:style-name="ce29" office:value-type="float" office:value="736" calcext:value-type="float">
            <text:p>73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建欣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新榮里中正南路東側農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1700" calcext:value-type="float">
            <text:p>1,700 </text:p>
          </table:table-cell>
          <table:table-cell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強維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大洲段654 等地號農路柏油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3605" calcext:value-type="float">
            <text:p>3,605 </text:p>
          </table:table-cell>
          <table:table-cell table:style-name="ce29" office:value-type="float" office:value="1120" calcext:value-type="float">
            <text:p>1,12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強維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龍崎區中坑里方山頂農路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433.48" calcext:value-type="float">
            <text:p>433 </text:p>
          </table:table-cell>
          <table:table-cell table:style-name="ce29" office:value-type="float" office:value="216" calcext:value-type="float">
            <text:p>216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23" office:value-type="string" calcext:value-type="string">
            <text:p><text:s/>尚未發包</text:p>
          </table:table-cell>
          <table:table-cell table:style-name="ce1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龍崎區牛埔里衛生室旁崩塌地處理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754" calcext:value-type="float">
            <text:p>754 </text:p>
          </table:table-cell>
          <table:table-cell table:style-name="ce29" office:value-type="float" office:value="600" calcext:value-type="float">
            <text:p>6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凌暘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石湖里新厝高分63左5C4野溪排水設施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600" calcext:value-type="float">
            <text:p>600 </text:p>
          </table:table-cell>
          <table:table-cell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大暉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關廟區新光里新埔段607-8地號第二期排水改善新建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1440" calcext:value-type="float">
            <text:p>1,440 </text:p>
          </table:table-cell>
          <table:table-cell table:style-name="ce29" office:value-type="float" office:value="900" calcext:value-type="float">
            <text:p>90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新志發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二溪里王樹下排水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902.4" calcext:value-type="float">
            <text:p>902 </text:p>
          </table:table-cell>
          <table:table-cell table:style-name="ce29" office:value-type="float" office:value="1287" calcext:value-type="float">
            <text:p>1,287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富強路一段2巷8弄(4~52)路面改善工程 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98" calcext:value-type="float">
            <text:p>9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通興里社區道路旁行道樹斷根改善工程</text:p>
          </table:table-cell>
          <table:table-cell table:style-name="ce23" office:value-type="string" calcext:value-type="string">
            <text:p>佳里區 </text:p>
          </table:table-cell>
          <table:table-cell table:number-columns-repeated="2" table:style-name="ce29" office:value-type="float" office:value="135" calcext:value-type="float">
            <text:p>13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東拓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唐碧娥</text:p>
          </table:table-cell>
          <table:table-cell table:style-name="ce13" office:value-type="string" calcext:value-type="string">
            <text:p>北區長榮路四段58巷水溝需重新施作</text:p>
          </table:table-cell>
          <table:table-cell table:style-name="ce23" office:value-type="string" calcext:value-type="string">
            <text:p>北區</text:p>
          </table:table-cell>
          <table:table-cell table:number-columns-repeated="2" table:style-name="ce29" office:value-type="float" office:value="1500" calcext:value-type="float">
            <text:p>1,5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禕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阳乙</text:p>
          </table:table-cell>
          <table:table-cell table:style-name="ce13" office:value-type="string" calcext:value-type="string">
            <text:p>永康區永明街(永大路二段~國民路)等路面凹凸不平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672" calcext:value-type="float">
            <text:p>67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自強路750巷18弄道路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300" calcext:value-type="float">
            <text:p>3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 " calcext:value-type="string">
            <text:p><text:s/>公開招標 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和順國小校區內道路改善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80" calcext:value-type="float">
            <text:p>18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邱莉莉</text:p>
          </table:table-cell>
          <table:table-cell table:style-name="ce13" office:value-type="string" calcext:value-type="string">
            <text:p>北區協進國小、安順國中、文元國小棒球練習場之間通道路面鋪設</text:p>
          </table:table-cell>
          <table:table-cell table:style-name="ce23" office:value-type="string" calcext:value-type="string">
            <text:p>北區 </text:p>
          </table:table-cell>
          <table:table-cell table:number-columns-repeated="2" table:style-name="ce29" office:value-type="float" office:value="549.275" calcext:value-type="float">
            <text:p>549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3" office:value-type="string" calcext:value-type="string">
            <text:p>北區長榮里監視系統</text:p>
          </table:table-cell>
          <table:table-cell table:style-name="ce23" office:value-type="string" calcext:value-type="string">
            <text:p>北區</text:p>
          </table:table-cell>
          <table:table-cell table:style-name="ce29" office:value-type="float" office:value="57" calcext:value-type="float">
            <text:p>57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長河企業社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成功里活動中心周邊監視系統工程</text:p>
          </table:table-cell>
          <table:table-cell table:style-name="ce23" office:value-type="string" calcext:value-type="string">
            <text:p>仁德區</text:p>
          </table:table-cell>
          <table:table-cell table:style-name="ce29" office:value-type="float" office:value="335" calcext:value-type="float">
            <text:p>335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廣佑科技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南華里辦公處曾設廣播細統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66" calcext:value-type="float">
            <text:p>66 </text:p>
          </table:table-cell>
          <table:table-cell table:style-name="ce29" office:value-type="float" office:value="52" calcext:value-type="float">
            <text:p>52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逕洽廠商</text:p>
          </table:table-cell>
          <table:table-cell table:style-name="ce54" office:value-type="string" calcext:value-type="string">
            <text:p>高岱企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玉山社區活動中心前廣場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1533" calcext:value-type="float">
            <text:p>1,533 </text:p>
          </table:table-cell>
          <table:table-cell table:style-name="ce29" office:value-type="float" office:value="700" calcext:value-type="float">
            <text:p>7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東拓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安定區大同里(東和高幹電桿旁)漁路改善工程</text:p>
          </table:table-cell>
          <table:table-cell table:style-name="ce23" office:value-type="string" calcext:value-type="string">
            <text:p>安定區</text:p>
          </table:table-cell>
          <table:table-cell table:style-name="ce29" office:value-type="float" office:value="306.25" calcext:value-type="float">
            <text:p>306 </text:p>
          </table:table-cell>
          <table:table-cell table:style-name="ce29" office:value-type="float" office:value="262.5" calcext:value-type="float">
            <text:p>263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南化區小崙里湖底支線農路改善工程</text:p>
          </table:table-cell>
          <table:table-cell table:style-name="ce23" office:value-type="string" calcext:value-type="string">
            <text:p>南化區</text:p>
          </table:table-cell>
          <table:table-cell table:number-columns-repeated="2" table:style-name="ce29" office:value-type="float" office:value="217" calcext:value-type="float">
            <text:p>217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冠頂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104－鹿田鹿陶坑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800" calcext:value-type="float">
            <text:p>800 </text:p>
          </table:table-cell>
          <table:table-cell table:style-name="ce29" office:value-type="float" office:value="880" calcext:value-type="float">
            <text:p>8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長青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東山區東原里斑芝花坑(2)農路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1040" calcext:value-type="float">
            <text:p>1,040 </text:p>
          </table:table-cell>
          <table:table-cell table:style-name="ce29" office:value-type="float" office:value="480" calcext:value-type="float">
            <text:p>4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茂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趙昆原</text:p>
          </table:table-cell>
          <table:table-cell table:style-name="ce13" office:value-type="string" calcext:value-type="string">
            <text:p>柳營區柿子湖農路改善工程</text:p>
          </table:table-cell>
          <table:table-cell table:style-name="ce23" office:value-type="string" calcext:value-type="string">
            <text:p>柳營區</text:p>
          </table:table-cell>
          <table:table-cell table:style-name="ce29" office:value-type="float" office:value="2800" calcext:value-type="float">
            <text:p>2,800 </text:p>
          </table:table-cell>
          <table:table-cell table:style-name="ce29" office:value-type="float" office:value="1028" calcext:value-type="float">
            <text:p>1,02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玖郁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社內段438等地號農路柏油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472.5" calcext:value-type="float">
            <text:p>473 </text:p>
          </table:table-cell>
          <table:table-cell table:style-name="ce29" office:value-type="float" office:value="403" calcext:value-type="float">
            <text:p>40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金定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關廟區北花里五甲段30地號崩塌地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900" calcext:value-type="float">
            <text:p>900 </text:p>
          </table:table-cell>
          <table:table-cell table:style-name="ce29" office:value-type="float" office:value="670" calcext:value-type="float">
            <text:p>67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弘岱營造股份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環湖溪前尾野溪支流整治延續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900" calcext:value-type="float">
            <text:p>900 </text:p>
          </table:table-cell>
          <table:table-cell table:style-name="ce29" office:value-type="float" office:value="860" calcext:value-type="float">
            <text:p>8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玉井區層林里明林高分排水改善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756" calcext:value-type="float">
            <text:p>756 </text:p>
          </table:table-cell>
          <table:table-cell table:style-name="ce29" office:value-type="float" office:value="600" calcext:value-type="float">
            <text:p>6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冠德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官田區渡頭里英雄橋旁野溪改善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2784" calcext:value-type="float">
            <text:p>2,784 </text:p>
          </table:table-cell>
          <table:table-cell table:style-name="ce29" office:value-type="float" office:value="2500" calcext:value-type="float">
            <text:p>2,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瓏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中路六段與城安二街口側溝溝蓋破損改善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98.046" calcext:value-type="float">
            <text:p>9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三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光復里公兒17-2鄰里公園整修工程</text:p>
          </table:table-cell>
          <table:table-cell table:style-name="ce23" office:value-type="string" calcext:value-type="string">
            <text:p>永康區 <text:s text:c="7"/>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景豪景觀設計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唐碧娥</text:p>
          </table:table-cell>
          <table:table-cell table:style-name="ce13" office:value-type="string" calcext:value-type="string">
            <text:p>台南公園北側排水沖刷改善工程</text:p>
          </table:table-cell>
          <table:table-cell table:style-name="ce23" office:value-type="string" calcext:value-type="string">
            <text:p>北區</text:p>
          </table:table-cell>
          <table:table-cell table:number-columns-repeated="2" table:style-name="ce29" office:value-type="float" office:value="99.565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宜華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知義里社區道路排水改善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520" calcext:value-type="float">
            <text:p>52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立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鹽行里新民街 47 巷等處路面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519" calcext:value-type="float">
            <text:p>519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 " calcext:value-type="string">
            <text:p><text:s/>公開招標 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國民路綠地樹木移植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27.783" calcext:value-type="float">
            <text:p>2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天成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石門公園安裝體健設施、育平公園安裝單槓</text:p>
          </table:table-cell>
          <table:table-cell table:style-name="ce23" office:value-type="string" calcext:value-type="string">
            <text:p>安平區 <text:s/></text:p>
          </table:table-cell>
          <table:table-cell table:number-columns-repeated="2" table:style-name="ce29" office:value-type="float" office:value="90.21" calcext:value-type="float">
            <text:p>9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程楷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5" office:value-type="string" calcext:value-type="string">
            <text:p>關廟區東勢里辦公處廣播系統線路設備汰舊換新</text:p>
          </table:table-cell>
          <table:table-cell table:style-name="ce24" office:value-type="string" office:string-value="關廟區" calcext:value-type="string">
            <text:p><text:s/>關廟區</text:p>
          </table:table-cell>
          <table:table-cell table:style-name="ce30" office:value-type="float" office:value="99" calcext:value-type="float">
            <text:p>99 </text:p>
          </table:table-cell>
          <table:table-cell table:style-name="ce30" office:value-type="float" office:value="98" calcext:value-type="float">
            <text:p>98 </text:p>
          </table:table-cell>
          <table:table-cell table:style-name="ce14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14" office:value-type="string" calcext:value-type="string">
            <text:p>龍安科技企業</text:p>
          </table:table-cell>
          <table:table-cell table:style-name="ce61"/>
          <table:table-cell table:style-name="ce20" table:number-columns-repeated="16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展</text:p>
          </table:table-cell>
          <table:table-cell table:style-name="ce16" office:value-type="string" calcext:value-type="string">
            <text:p>善化區南關里活動中心整修工程</text:p>
          </table:table-cell>
          <table:table-cell table:style-name="ce23" office:value-type="string" calcext:value-type="string">
            <text:p>善化區</text:p>
          </table:table-cell>
          <table:table-cell table:style-name="ce29" office:value-type="float" office:value="968" calcext:value-type="float">
            <text:p>968 </text:p>
          </table:table-cell>
          <table:table-cell table:style-name="ce29" office:value-type="float" office:value="800" calcext:value-type="float">
            <text:p>800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48" office:value-type="string" calcext:value-type="string">
            <text:p>謙成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6" office:value-type="string" calcext:value-type="string">
            <text:p>北區振興華興活動中心監視工程系統</text:p>
          </table:table-cell>
          <table:table-cell table:style-name="ce23" office:value-type="string" calcext:value-type="string">
            <text:p>北區</text:p>
          </table:table-cell>
          <table:table-cell table:style-name="ce29" office:value-type="float" office:value="98" calcext:value-type="float">
            <text:p>98 </text:p>
          </table:table-cell>
          <table:table-cell table:style-name="ce29" office:value-type="float" office:value="71" calcext:value-type="float">
            <text:p>71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48" office:value-type="string" calcext:value-type="string">
            <text:p>長河企業社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calcext:value-type="string">
            <text:p>七股區三股里電力公司前道路排水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293" calcext:value-type="float">
            <text:p>293 </text:p>
          </table:table-cell>
          <table:table-cell table:style-name="ce29" office:value-type="float" office:value="225" calcext:value-type="float">
            <text:p>225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辦理發包中</text:p>
          </table:table-cell>
          <table:table-cell table:style-name="ce48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秋蘭</text:p>
          </table:table-cell>
          <table:table-cell table:style-name="ce13" office:value-type="string" calcext:value-type="string">
            <text:p>三股里(十五孔東側)漁產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459" calcext:value-type="float">
            <text:p>459 </text:p>
          </table:table-cell>
          <table:table-cell table:style-name="ce29" office:value-type="float" office:value="306.25" calcext:value-type="float">
            <text:p>306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柳營區石頭坑農路改善工程</text:p>
          </table:table-cell>
          <table:table-cell table:style-name="ce23" office:value-type="string" calcext:value-type="string">
            <text:p>柳營區</text:p>
          </table:table-cell>
          <table:table-cell table:style-name="ce29" office:value-type="float" office:value="950" calcext:value-type="float">
            <text:p>950 </text:p>
          </table:table-cell>
          <table:table-cell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定區大同里鼎財18號（鼎財幹101右分4電桿）旁漁產道路改善工程</text:p>
          </table:table-cell>
          <table:table-cell table:style-name="ce23" office:value-type="string" calcext:value-type="string">
            <text:p>安定區</text:p>
          </table:table-cell>
          <table:table-cell table:style-name="ce29" office:value-type="float" office:value="336" calcext:value-type="float">
            <text:p>336 </text:p>
          </table:table-cell>
          <table:table-cell table:style-name="ce29" office:value-type="float" office:value="199.5" calcext:value-type="float">
            <text:p>20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林安里開門橋農路改善工程</text:p>
          </table:table-cell>
          <table:table-cell table:style-name="ce23" office:value-type="string" calcext:value-type="string">
            <text:p>東山區</text:p>
          </table:table-cell>
          <table:table-cell table:number-columns-repeated="2" table:style-name="ce29" office:value-type="float" office:value="720" calcext:value-type="float">
            <text:p>72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茂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新營區嘉芳里轄內新營中排北側農路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860" calcext:value-type="float">
            <text:p>860 </text:p>
          </table:table-cell>
          <table:table-cell table:style-name="ce29" office:value-type="float" office:value="756" calcext:value-type="float">
            <text:p>75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橋頭段134-2等地號農路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1164.24" calcext:value-type="float">
            <text:p>1,164 </text:p>
          </table:table-cell>
          <table:table-cell table:style-name="ce29" office:value-type="float" office:value="700" calcext:value-type="float">
            <text:p>70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金定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伯祿</text:p>
          </table:table-cell>
          <table:table-cell table:style-name="ce6" office:value-type="string" calcext:value-type="string">
            <text:p>關廟區北花里五甲段29地號崩塌地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450" calcext:value-type="float">
            <text:p>450 </text:p>
          </table:table-cell>
          <table:table-cell table:style-name="ce29" office:value-type="float" office:value="380" calcext:value-type="float">
            <text:p>380 </text:p>
          </table:table-cell>
          <table:table-cell table:style-name="ce6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6" office:value-type="string" calcext:value-type="string">
            <text:p>弘岱營造股份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內郭里南182線瀝青場旁排水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1415.7" calcext:value-type="float">
            <text:p>1,416 </text:p>
          </table:table-cell>
          <table:table-cell table:style-name="ce29" office:value-type="float" office:value="1420" calcext:value-type="float">
            <text:p>1,42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進佶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calcext:value-type="string">
            <text:p>七股潟湖航道疏浚工程</text:p>
          </table:table-cell>
          <table:table-cell table:style-name="ce23" office:value-type="string" calcext:value-type="string">
            <text:p>七股區</text:p>
          </table:table-cell>
          <table:table-cell table:number-columns-repeated="2" table:style-name="ce29" office:value-type="float" office:value="20480" calcext:value-type="float">
            <text:p>20,480 </text:p>
          </table:table-cell>
          <table:table-cell table:style-name="ce38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宇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官田區橋港埤排水護岸道路改善工程</text:p>
          </table:table-cell>
          <table:table-cell table:style-name="ce23" office:value-type="string" calcext:value-type="string">
            <text:p>官田區</text:p>
          </table:table-cell>
          <table:table-cell table:number-columns-repeated="2" table:style-name="ce29" office:value-type="float" office:value="390" calcext:value-type="float">
            <text:p>39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官田區各里內道路嚴重破損申請美瀝包</text:p>
          </table:table-cell>
          <table:table-cell table:style-name="ce23" office:value-type="string" calcext:value-type="string">
            <text:p>官田區</text:p>
          </table:table-cell>
          <table:table-cell table:number-columns-repeated="2" table:style-name="ce29" office:value-type="float" office:value="28" calcext:value-type="float">
            <text:p>2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區內行道樹維護管理及道路綠美化雜草清除工程</text:p>
          </table:table-cell>
          <table:table-cell table:style-name="ce23" office:value-type="string" calcext:value-type="string">
            <text:p>新市區 </text:p>
          </table:table-cell>
          <table:table-cell table:number-columns-repeated="2" table:style-name="ce29" office:value-type="float" office:value="400" calcext:value-type="float">
            <text:p>4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方振良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灣裡路公園設置座椅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68.355" calcext:value-type="float">
            <text:p>6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福田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新化區東榮里信義路113巷路面改善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147" calcext:value-type="float">
            <text:p>147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開口契約" calcext:value-type="string">
            <text:p><text:s/>開口契約</text:p>
          </table:table-cell>
          <table:table-cell table:style-name="ce54" office:value-type="string" calcext:value-type="string">
            <text:p>國全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中坑里清水宮周邊AC路面改善工程</text:p>
          </table:table-cell>
          <table:table-cell table:style-name="ce23" office:value-type="string" calcext:value-type="string">
            <text:p>龍崎區</text:p>
          </table:table-cell>
          <table:table-cell table:number-columns-repeated="2" table:style-name="ce29" office:value-type="float" office:value="1206" calcext:value-type="float">
            <text:p>1,20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申請美瀝包100包供東山、白河、後壁各里自行修補道路</text:p>
          </table:table-cell>
          <table:table-cell table:style-name="ce23" office:value-type="string" calcext:value-type="string">
            <text:p>東山區 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安南區淵中里安中路四段4巷100號前路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250" calcext:value-type="float">
            <text:p>25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昇安里活動中心伴唱機設備裝設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58" calcext:value-type="float">
            <text:p>58 </text:p>
          </table:table-cell>
          <table:table-cell table:style-name="ce29" office:value-type="float" office:value="45" calcext:value-type="float">
            <text:p>4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  <text:p>共同供應契約</text:p>
          </table:table-cell>
          <table:table-cell table:style-name="ce54" office:value-type="string" calcext:value-type="string">
            <text:p>正聲電料行</text:p>
            <text:p>明城資訊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通興里鎮山宮前道路排水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480" calcext:value-type="float">
            <text:p>480 </text:p>
          </table:table-cell>
          <table:table-cell table:style-name="ce29" office:value-type="float" office:value="360" calcext:value-type="float">
            <text:p>36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崴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柳營區光福里活動中心綠美化工程</text:p>
          </table:table-cell>
          <table:table-cell table:style-name="ce23" office:value-type="string" calcext:value-type="string">
            <text:p>柳營區</text:p>
          </table:table-cell>
          <table:table-cell table:style-name="ce29" office:value-type="float" office:value="100" calcext:value-type="float">
            <text:p>100 </text:p>
          </table:table-cell>
          <table:table-cell table:style-name="ce29" office:value-type="float" office:value="94" calcext:value-type="float">
            <text:p>94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逕洽廠商</text:p>
          </table:table-cell>
          <table:table-cell table:style-name="ce54" office:value-type="string" calcext:value-type="string">
            <text:p>新葉園藝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勝利路247號週邊社區排水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240" calcext:value-type="float">
            <text:p>240 </text:p>
          </table:table-cell>
          <table:table-cell table:style-name="ce29" office:value-type="float" office:value="160" calcext:value-type="float">
            <text:p>16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  <text:p>辦理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十份里海埔十三號水路西側漁產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369" calcext:value-type="float">
            <text:p>369 </text:p>
          </table:table-cell>
          <table:table-cell table:style-name="ce29" office:value-type="float" office:value="262.5" calcext:value-type="float">
            <text:p>263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南化區北寮里西平坑往小崙聯通農路改善工程</text:p>
          </table:table-cell>
          <table:table-cell table:style-name="ce23" office:value-type="string" calcext:value-type="string">
            <text:p>南化區</text:p>
          </table:table-cell>
          <table:table-cell table:number-columns-repeated="2" table:style-name="ce29" office:value-type="float" office:value="540" calcext:value-type="float">
            <text:p>54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協興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十份里東漁塭3、4、5號橋週邊產業道路後續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887" calcext:value-type="float">
            <text:p>887 </text:p>
          </table:table-cell>
          <table:table-cell table:style-name="ce29" office:value-type="float" office:value="315" calcext:value-type="float">
            <text:p>315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石湖里又新高幹26右13右4左2旁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504" calcext:value-type="float">
            <text:p>504 </text:p>
          </table:table-cell>
          <table:table-cell table:style-name="ce29" office:value-type="float" office:value="240" calcext:value-type="float">
            <text:p>24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上仁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新營區新北里轄內長榮路二段468巷農路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610" calcext:value-type="float">
            <text:p>610 </text:p>
          </table:table-cell>
          <table:table-cell table:style-name="ce29" office:value-type="float" office:value="538" calcext:value-type="float">
            <text:p>53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鼎承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港子墘段611等地號柏油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1019.2" calcext:value-type="float">
            <text:p>1,019 </text:p>
          </table:table-cell>
          <table:table-cell table:style-name="ce29" office:value-type="float" office:value="574" calcext:value-type="float">
            <text:p>574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金定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苦苓湖崩塌地處理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480" calcext:value-type="float">
            <text:p>480 </text:p>
          </table:table-cell>
          <table:table-cell table:style-name="ce29" office:value-type="float" office:value="290" calcext:value-type="float">
            <text:p>29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崎內里公館野溪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496" calcext:value-type="float">
            <text:p>496 </text:p>
          </table:table-cell>
          <table:table-cell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峻邦營造股份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6" office:value-type="string" calcext:value-type="string">
            <text:p>龍崎區土崎里土崎腳(土崎高分146右19)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2000" calcext:value-type="float">
            <text:p>2,000 </text:p>
          </table:table-cell>
          <table:table-cell table:style-name="ce29" office:value-type="float" office:value="1030" calcext:value-type="float">
            <text:p>1,030 </text:p>
          </table:table-cell>
          <table:table-cell table:style-name="ce38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6" office:value-type="string" calcext:value-type="string">
            <text:p>麻豆區北勢里三洽宮旁排水改善工程</text:p>
          </table:table-cell>
          <table:table-cell table:style-name="ce23" office:value-type="string" calcext:value-type="string">
            <text:p>麻豆區</text:p>
          </table:table-cell>
          <table:table-cell table:number-columns-repeated="2" table:style-name="ce29" office:value-type="float" office:value="1430" calcext:value-type="float">
            <text:p>1,430 </text:p>
          </table:table-cell>
          <table:table-cell table:style-name="ce38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聯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大甲里、二行里、中生里道路坑洞申請美瀝包</text:p>
          </table:table-cell>
          <table:table-cell table:style-name="ce23" office:value-type="string" calcext:value-type="string">
            <text:p>仁德區</text:p>
          </table:table-cell>
          <table:table-cell table:number-columns-repeated="2" table:style-name="ce29" office:value-type="float" office:value="28" calcext:value-type="float">
            <text:p>2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安南區州南里內道路破損嚴重申請美瀝包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7" calcext:value-type="float">
            <text:p>7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後壁區白河區里內改善道路工程</text:p>
          </table:table-cell>
          <table:table-cell table:style-name="ce23" office:value-type="string" calcext:value-type="string">
            <text:p>東山區</text:p>
          </table:table-cell>
          <table:table-cell table:number-columns-repeated="2" table:style-name="ce29" office:value-type="float" office:value="828" calcext:value-type="float">
            <text:p>82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新營區王公里公40整修工程</text:p>
          </table:table-cell>
          <table:table-cell table:style-name="ce23" office:value-type="string" calcext:value-type="string">
            <text:p>新營區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下營區大埤里、大屯里及茅港里道路鋪設</text:p>
          </table:table-cell>
          <table:table-cell table:style-name="ce23" office:value-type="string" calcext:value-type="string">
            <text:p>下營區 </text:p>
          </table:table-cell>
          <table:table-cell table:number-columns-repeated="2" table:style-name="ce29" office:value-type="float" office:value="256" calcext:value-type="float">
            <text:p>25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七股區三股里134-8號產業道路改善工程</text:p>
          </table:table-cell>
          <table:table-cell table:style-name="ce23" office:value-type="string" calcext:value-type="string">
            <text:p>七股區 </text:p>
          </table:table-cell>
          <table:table-cell table:number-columns-repeated="2" table:style-name="ce29" office:value-type="float" office:value="52.5" calcext:value-type="float">
            <text:p>53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億載平通石珠公園設施維修</text:p>
          </table:table-cell>
          <table:table-cell table:style-name="ce23" office:value-type="string" calcext:value-type="string">
            <text:p>安平區 <text:s/></text:p>
          </table:table-cell>
          <table:table-cell table:number-columns-repeated="2" table:style-name="ce29" office:value-type="float" office:value="95.256" calcext:value-type="float">
            <text:p>9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程楷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海佃國安里聯合活動中心裝設電視機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71" calcext:value-type="float">
            <text:p>71 </text:p>
          </table:table-cell>
          <table:table-cell table:style-name="ce29" office:value-type="float" office:value="34" calcext:value-type="float">
            <text:p>34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永豐電子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6" office:value-type="string" calcext:value-type="string">
            <text:p>將軍區將貴里角帶圍地區道路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178" calcext:value-type="float">
            <text:p>178 </text:p>
          </table:table-cell>
          <table:table-cell table:style-name="ce29" office:value-type="float" office:value="143" calcext:value-type="float">
            <text:p>143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48" office:value-type="string" calcext:value-type="string">
            <text:p>金昌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曾順良</text:p>
          </table:table-cell>
          <table:table-cell table:style-name="ce16" office:value-type="string" calcext:value-type="string">
            <text:p>東區泉南里活動中心購置內部設備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13" calcext:value-type="float">
            <text:p>13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48" office:value-type="string" calcext:value-type="string">
            <text:p>啟揚音響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calcext:value-type="string">
            <text:p>新化區崙頂里福德廟前道路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420" calcext:value-type="float">
            <text:p>420 </text:p>
          </table:table-cell>
          <table:table-cell table:style-name="ce29" office:value-type="float" office:value="350" calcext:value-type="float">
            <text:p>350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6" office:value-type="string" calcext:value-type="string">
            <text:p>規劃設計中</text:p>
          </table:table-cell>
          <table:table-cell table:style-name="ce48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6" office:value-type="string" calcext:value-type="string">
            <text:p>十份里唐明殿以西漁產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517" calcext:value-type="float">
            <text:p>517 </text:p>
          </table:table-cell>
          <table:table-cell table:style-name="ce29" office:value-type="float" office:value="315" calcext:value-type="float">
            <text:p>315 </text:p>
          </table:table-cell>
          <table:table-cell table:style-name="ce38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6" office:value-type="string" calcext:value-type="string">
            <text:p>龍崎區土崎里武當山農路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505" calcext:value-type="float">
            <text:p>505 </text:p>
          </table:table-cell>
          <table:table-cell table:style-name="ce29" office:value-type="float" office:value="469" calcext:value-type="float">
            <text:p>469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6" office:value-type="string" calcext:value-type="string">
            <text:p>永興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十份里東漁塭產業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348" calcext:value-type="float">
            <text:p>348 </text:p>
          </table:table-cell>
          <table:table-cell table:style-name="ce29" office:value-type="float" office:value="252" calcext:value-type="float">
            <text:p>252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下湖里保東一街355號上智製麵場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368" calcext:value-type="float">
            <text:p>368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強維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歸仁區六甲里民共橋旁農路路面改善工程</text:p>
          </table:table-cell>
          <table:table-cell table:style-name="ce23" office:value-type="string" calcext:value-type="string">
            <text:p>歸仁區</text:p>
          </table:table-cell>
          <table:table-cell table:style-name="ce29" office:value-type="float" office:value="423.15" calcext:value-type="float">
            <text:p>423 </text:p>
          </table:table-cell>
          <table:table-cell table:style-name="ce29" office:value-type="float" office:value="260" calcext:value-type="float">
            <text:p>26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限制性招標" calcext:value-type="string">
            <text:p><text:s/>限制性招標</text:p>
          </table:table-cell>
          <table:table-cell table:style-name="ce54" office:value-type="string" calcext:value-type="string">
            <text:p>昱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潭頂里富農牧場旁農路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377" calcext:value-type="float">
            <text:p>377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金定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龍崎區土崎里觀音山慈聖宮後方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700" calcext:value-type="float">
            <text:p>700 </text:p>
          </table:table-cell>
          <table:table-cell table:style-name="ce29" office:value-type="float" office:value="500" calcext:value-type="float">
            <text:p>50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聖勳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六溪里檨仔坑(王爺廟旁)野溪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2500" calcext:value-type="float">
            <text:p>2,500 </text:p>
          </table:table-cell>
          <table:table-cell table:style-name="ce29" office:value-type="float" office:value="1140" calcext:value-type="float">
            <text:p>1,14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委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新化區那拔里那拔段271等6筆地號排水改善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1880" calcext:value-type="float">
            <text:p>1,88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禾登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麻豆區莊禮里蔥子寮排水擋土牆改善工程</text:p>
          </table:table-cell>
          <table:table-cell table:style-name="ce23" office:value-type="string" calcext:value-type="string">
            <text:p>麻豆區</text:p>
          </table:table-cell>
          <table:table-cell table:number-columns-repeated="2" table:style-name="ce29" office:value-type="float" office:value="1650" calcext:value-type="float">
            <text:p>1,6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健曜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阳乙</text:p>
          </table:table-cell>
          <table:table-cell table:style-name="ce13" office:value-type="string" calcext:value-type="string">
            <text:p>中華路至中華一路289號前等(兵仔市場)道路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北柵岸公園設施增設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95.477" calcext:value-type="float">
            <text:p>9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昇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阳乙</text:p>
          </table:table-cell>
          <table:table-cell table:style-name="ce13" office:value-type="string" calcext:value-type="string">
            <text:p>永康里永明街(永大路二段~國民路)等道路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020" calcext:value-type="float">
            <text:p>1,02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104年度通興里通興國小旁社區道路行道樹斷根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96" calcext:value-type="float">
            <text:p>96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金鐘</text:p>
          </table:table-cell>
          <table:table-cell table:style-name="ce13" office:value-type="string" calcext:value-type="string">
            <text:p>大同國小後門道路側溝竄根及立德二路側溝排水溝阻塞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85.152" calcext:value-type="float">
            <text:p>8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承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二行里、歸仁區七甲里、八甲里、西埔里內道路破損申請美瀝包</text:p>
          </table:table-cell>
          <table:table-cell table:style-name="ce23" office:value-type="string" calcext:value-type="string">
            <text:p>仁德區 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府平華平遷移及樹木種植</text:p>
          </table:table-cell>
          <table:table-cell table:style-name="ce23" office:value-type="string" calcext:value-type="string">
            <text:p>安平區 <text:s/></text:p>
          </table:table-cell>
          <table:table-cell table:number-columns-repeated="2" table:style-name="ce29" office:value-type="float" office:value="91.618" calcext:value-type="float">
            <text:p>92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泰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安西里社區老舊巷道銜接南32線鋪面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280" calcext:value-type="float">
            <text:p>28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大承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東寧里巷道鋪面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354" calcext:value-type="float">
            <text:p>354 </text:p>
          </table:table-cell>
          <table:table-cell table:style-name="ce29" office:value-type="float" office:value="280" calcext:value-type="float">
            <text:p>28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崴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金鐘</text:p>
          </table:table-cell>
          <table:table-cell table:style-name="ce13" office:value-type="string" calcext:value-type="string">
            <text:p>東區富強里活動中心麥克風購置擴大機喇叭維修計畫</text:p>
          </table:table-cell>
          <table:table-cell table:style-name="ce23" office:value-type="string" calcext:value-type="string">
            <text:p>東區</text:p>
          </table:table-cell>
          <table:table-cell table:style-name="ce29" office:value-type="float" office:value="33" calcext:value-type="float">
            <text:p>33 </text:p>
          </table:table-cell>
          <table:table-cell table:style-name="ce29" office:value-type="float" office:value="15" calcext:value-type="float">
            <text:p>1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米高梅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6" office:value-type="string" calcext:value-type="string">
            <text:p>大坑里活動中心後擋土牆修復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3160" calcext:value-type="float">
            <text:p>3,160 </text:p>
          </table:table-cell>
          <table:table-cell table:style-name="ce29" office:value-type="float" office:value="1290" calcext:value-type="float">
            <text:p>1,290 </text:p>
          </table:table-cell>
          <table:table-cell table:style-name="ce38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6" office:value-type="string" calcext:value-type="string">
            <text:p>規劃設計中</text:p>
          </table:table-cell>
          <table:table-cell table:style-name="ce48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6" office:value-type="string" calcext:value-type="string">
            <text:p>頂山里公港漁產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2785" calcext:value-type="float">
            <text:p>2,785 </text:p>
          </table:table-cell>
          <table:table-cell table:style-name="ce29" office:value-type="float" office:value="480" calcext:value-type="float">
            <text:p>480 </text:p>
          </table:table-cell>
          <table:table-cell table:style-name="ce38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6" office:value-type="string" calcext:value-type="string">
            <text:p>南化區中坑里水口農路（水口高分5左2）改善工程</text:p>
          </table:table-cell>
          <table:table-cell table:style-name="ce23" office:value-type="string" calcext:value-type="string">
            <text:p>南化區</text:p>
          </table:table-cell>
          <table:table-cell table:number-columns-repeated="2" table:style-name="ce29" office:value-type="float" office:value="336" calcext:value-type="float">
            <text:p>336 </text:p>
          </table:table-cell>
          <table:table-cell table:style-name="ce38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48" office:value-type="string" calcext:value-type="string">
            <text:p>允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6" office:value-type="string" calcext:value-type="string">
            <text:p>十份里東漁塭賞鳥亭附近產業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1487" calcext:value-type="float">
            <text:p>1,487 </text:p>
          </table:table-cell>
          <table:table-cell table:style-name="ce29" office:value-type="float" office:value="315" calcext:value-type="float">
            <text:p>315 </text:p>
          </table:table-cell>
          <table:table-cell table:style-name="ce38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6" office:value-type="string" calcext:value-type="string">
            <text:p>關廟區北勢里新埔段397地號旁農路排水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390.6" calcext:value-type="float">
            <text:p>391 </text:p>
          </table:table-cell>
          <table:table-cell table:style-name="ce29" office:value-type="float" office:value="282" calcext:value-type="float">
            <text:p>282 </text:p>
          </table:table-cell>
          <table:table-cell table:style-name="ce6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6" office:value-type="string" calcext:value-type="string">
            <text:p>勝崴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龍崎區土崎里外考潭農路(尖峰高幹235左25-1左5)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240" calcext:value-type="float">
            <text:p>240 </text:p>
          </table:table-cell>
          <table:table-cell table:style-name="ce29" office:value-type="float" office:value="150" calcext:value-type="float">
            <text:p>15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大坑里臭腳崎巷道農路道路排水改善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1960" calcext:value-type="float">
            <text:p>1,960 </text:p>
          </table:table-cell>
          <table:table-cell table:style-name="ce29" office:value-type="float" office:value="548" calcext:value-type="float">
            <text:p>54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關廟區新光里照鏡排水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603.6" calcext:value-type="float">
            <text:p>604 </text:p>
          </table:table-cell>
          <table:table-cell table:style-name="ce29" office:value-type="float" office:value="500" calcext:value-type="float">
            <text:p>50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新志發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南化區北寮里頭份段周邊排水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1772.65" calcext:value-type="float">
            <text:p>1,773 </text:p>
          </table:table-cell>
          <table:table-cell table:style-name="ce29" office:value-type="float" office:value="1080" calcext:value-type="float">
            <text:p>1,08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協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大營里靈昭池旁排水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567" calcext:value-type="float">
            <text:p>567 </text:p>
          </table:table-cell>
          <table:table-cell table:style-name="ce29" office:value-type="float" office:value="550" calcext:value-type="float">
            <text:p>5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豪真營造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麻豆區西麻豆中排一排水改善工程(第二期)</text:p>
          </table:table-cell>
          <table:table-cell table:style-name="ce23" office:value-type="string" calcext:value-type="string">
            <text:p>麻豆區</text:p>
          </table:table-cell>
          <table:table-cell table:number-columns-repeated="2" table:style-name="ce29" office:value-type="float" office:value="1818" calcext:value-type="float">
            <text:p>1,818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健曜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旺詮</text:p>
          </table:table-cell>
          <table:table-cell table:style-name="ce13" office:value-type="string" calcext:value-type="string">
            <text:p>裕文路與裕信二街埋管工程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40.812" calcext:value-type="float">
            <text:p>41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三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塭南公園設施增設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94.925" calcext:value-type="float">
            <text:p>9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福田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玉井區玉井里五分高分8左2道路側溝改善工程</text:p>
          </table:table-cell>
          <table:table-cell table:style-name="ce23" office:value-type="string" calcext:value-type="string">
            <text:p>玉井區</text:p>
          </table:table-cell>
          <table:table-cell table:number-columns-repeated="2" table:style-name="ce29" office:value-type="float" office:value="1100" calcext:value-type="float">
            <text:p>1,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洋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安西里公園道體健及休閒設施增設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580" calcext:value-type="float">
            <text:p>58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唐碧娥</text:p>
          </table:table-cell>
          <table:table-cell table:style-name="ce13" office:value-type="string" calcext:value-type="string">
            <text:p>四草大眾廟前側溝未打通導致積水及大眾路拓寬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51.624" calcext:value-type="float">
            <text:p>52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佳達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淵中里本淵路57巷道路改善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北區文元里文賢路1122巷路面改善</text:p>
          </table:table-cell>
          <table:table-cell table:style-name="ce23" office:value-type="string" calcext:value-type="string">
            <text:p>北區 </text:p>
          </table:table-cell>
          <table:table-cell table:number-columns-repeated="2" table:style-name="ce29" office:value-type="float" office:value="996" calcext:value-type="float">
            <text:p>99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漳洲里社區巷道排水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550" calcext:value-type="float">
            <text:p>550 </text:p>
          </table:table-cell>
          <table:table-cell table:style-name="ce29" office:value-type="float" office:value="450" calcext:value-type="float">
            <text:p>4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大承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學甲區豐和里活動中心前球場地坪改善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300" calcext:value-type="float">
            <text:p>300 </text:p>
          </table:table-cell>
          <table:table-cell table:style-name="ce29" office:value-type="float" office:value="290" calcext:value-type="float">
            <text:p>29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禾登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將軍區保源里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870" calcext:value-type="float">
            <text:p>870 </text:p>
          </table:table-cell>
          <table:table-cell table:style-name="ce29" office:value-type="float" office:value="760" calcext:value-type="float">
            <text:p>76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強維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龍介</text:p>
          </table:table-cell>
          <table:table-cell table:style-name="ce13" office:value-type="string" calcext:value-type="string">
            <text:p>電話總機系統及監視系統</text:p>
          </table:table-cell>
          <table:table-cell table:style-name="ce23" office:value-type="string" calcext:value-type="string">
            <text:p>安平區</text:p>
          </table:table-cell>
          <table:table-cell table:style-name="ce29" office:value-type="float" office:value="644.8" calcext:value-type="float">
            <text:p>645 </text:p>
          </table:table-cell>
          <table:table-cell table:style-name="ce29" office:value-type="float" office:value="220" calcext:value-type="float">
            <text:p>220 </text:p>
          </table:table-cell>
          <table:table-cell table:style-name="ce37" office:value-type="string" calcext:value-type="string">
            <text:p>教育局(處)其他設備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47" office:value-type="string" calcext:value-type="string">
            <text:p>公開招標</text:p>
          </table:table-cell>
          <table:table-cell table:style-name="ce54" office:value-type="string" calcext:value-type="string">
            <text:p>南商企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北勢里(大埤高幹61後12旁)魚塭道路改善工程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630" calcext:value-type="float">
            <text:p>630 </text:p>
          </table:table-cell>
          <table:table-cell table:style-name="ce29" office:value-type="float" office:value="420" calcext:value-type="float">
            <text:p>42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南化區中坑里無尾崙支線農路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430" calcext:value-type="float">
            <text:p>430 </text:p>
          </table:table-cell>
          <table:table-cell table:style-name="ce29" office:value-type="float" office:value="360" calcext:value-type="float">
            <text:p>36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佳傳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大屯里大屯黑橋旁漁路改善工程</text:p>
          </table:table-cell>
          <table:table-cell table:style-name="ce23" office:value-type="string" calcext:value-type="string">
            <text:p>下營區</text:p>
          </table:table-cell>
          <table:table-cell table:style-name="ce29" office:value-type="float" office:value="429" calcext:value-type="float">
            <text:p>429 </text:p>
          </table:table-cell>
          <table:table-cell table:style-name="ce29" office:value-type="float" office:value="306.25" calcext:value-type="float">
            <text:p>306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新埔段9075地號旁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102.5" calcext:value-type="float">
            <text:p>103 </text:p>
          </table:table-cell>
          <table:table-cell table:style-name="ce29" office:value-type="float" office:value="60" calcext:value-type="float">
            <text:p>60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勝崴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歸仁區八甲里大仁街62巷、138巷及大仁街20巷農路路面改善工程</text:p>
          </table:table-cell>
          <table:table-cell table:style-name="ce23" office:value-type="string" calcext:value-type="string">
            <text:p>歸仁區</text:p>
          </table:table-cell>
          <table:table-cell table:style-name="ce29" office:value-type="float" office:value="833.35" calcext:value-type="float">
            <text:p>833 </text:p>
          </table:table-cell>
          <table:table-cell table:style-name="ce29" office:value-type="float" office:value="431" calcext:value-type="float">
            <text:p>431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限制性招標" calcext:value-type="string">
            <text:p><text:s/>限制性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大坑里風空橋農路道路排水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1470" calcext:value-type="float">
            <text:p>1,470 </text:p>
          </table:table-cell>
          <table:table-cell table:style-name="ce29" office:value-type="float" office:value="1032" calcext:value-type="float">
            <text:p>1,03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岱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龍崎區崎頂里石梯慧敏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5000" calcext:value-type="float">
            <text:p>5,000 </text:p>
          </table:table-cell>
          <table:table-cell table:style-name="ce29" office:value-type="float" office:value="3140" calcext:value-type="float">
            <text:p>3,14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金泰營造有限公司 <text:s/>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官田區大崎里第七鄰野溪排水護岸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2700" calcext:value-type="float">
            <text:p>2,700 </text:p>
          </table:table-cell>
          <table:table-cell table:style-name="ce29" office:value-type="float" office:value="1930" calcext:value-type="float">
            <text:p>1,9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巨曜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南135側溝及社內排水路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5000" calcext:value-type="float">
            <text:p>5,000 </text:p>
          </table:table-cell>
          <table:table-cell table:style-name="ce29" office:value-type="float" office:value="4000" calcext:value-type="float">
            <text:p>4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理匠營造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學甲區平和里宅仔港排水護岸改善工程(第3期)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2500" calcext:value-type="float">
            <text:p>2,500 </text:p>
          </table:table-cell>
          <table:table-cell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顏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青砂街二段(青草國小前)增設集水井及埋管工程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86.03" calcext:value-type="float">
            <text:p>86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全貿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王錦德</text:p>
          </table:table-cell>
          <table:table-cell table:style-name="ce16" office:value-type="string" calcext:value-type="string">
            <text:p>安南區頂安及南興里內道路破損嚴重申請美瀝包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7" calcext:value-type="float">
            <text:p>7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6" office:value-type="string" calcext:value-type="string">
            <text:p>安南區各里辦公處所需申請美瀝包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2.1" calcext:value-type="float">
            <text:p>2 </text:p>
          </table:table-cell>
          <table:table-cell table:style-name="ce38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秋蘭</text:p>
          </table:table-cell>
          <table:table-cell table:style-name="ce16" office:value-type="string" calcext:value-type="string">
            <text:p>七股區竹港里環境美化工程</text:p>
          </table:table-cell>
          <table:table-cell table:style-name="ce23" office:value-type="string" calcext:value-type="string">
            <text:p>七股區</text:p>
          </table:table-cell>
          <table:table-cell table:number-columns-repeated="2" table:style-name="ce29" office:value-type="float" office:value="875" calcext:value-type="float">
            <text:p>875 </text:p>
          </table:table-cell>
          <table:table-cell table:style-name="ce38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辦理發包中</text:p>
          </table:table-cell>
          <table:table-cell table:style-name="ce48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7" office:value-type="string" calcext:value-type="string">
            <text:p>香洋里中央路22巷、民生街218巷及巡府路等道路改善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0" office:value-type="float" office:value="860" calcext:value-type="float">
            <text:p>860 </text:p>
          </table:table-cell>
          <table:table-cell table:style-name="ce6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6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許至椿</text:p>
          </table:table-cell>
          <table:table-cell table:style-name="ce13" office:value-type="string" calcext:value-type="string">
            <text:p>文元里公兒7體健設施增設工程</text:p>
          </table:table-cell>
          <table:table-cell table:style-name="ce23" office:value-type="string" calcext:value-type="string">
            <text:p>北區 </text:p>
          </table:table-cell>
          <table:table-cell table:number-columns-repeated="2" table:style-name="ce29" office:value-type="float" office:value="84.596" calcext:value-type="float">
            <text:p>8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良詮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北區仁愛里長榮路四段31巷路面改善工程</text:p>
          </table:table-cell>
          <table:table-cell table:style-name="ce23" office:value-type="string" calcext:value-type="string">
            <text:p>北區 </text:p>
          </table:table-cell>
          <table:table-cell table:number-columns-repeated="2" table:style-name="ce29" office:value-type="float" office:value="416" calcext:value-type="float">
            <text:p>41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仁里里里內道路側溝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274" calcext:value-type="float">
            <text:p>2,274 </text:p>
          </table:table-cell>
          <table:table-cell table:style-name="ce29" office:value-type="float" office:value="1580" calcext:value-type="float">
            <text:p>1,58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10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青草里活動中心內部修繕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256" calcext:value-type="float">
            <text:p>256 </text:p>
          </table:table-cell>
          <table:table-cell table:style-name="ce29" office:value-type="float" office:value="255" calcext:value-type="float">
            <text:p>25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  <text:p>逕洽廠商</text:p>
          </table:table-cell>
          <table:table-cell table:style-name="ce54" office:value-type="string" calcext:value-type="string">
            <text:p>新毅營造工程有限公司</text:p>
            <text:p>喬之筑裝潢材料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將軍區西和里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574" calcext:value-type="float">
            <text:p>574 </text:p>
          </table:table-cell>
          <table:table-cell table:style-name="ce29" office:value-type="float" office:value="400" calcext:value-type="float">
            <text:p>4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東奕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防撞條及紅外線攝影機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167" calcext:value-type="float">
            <text:p>167 </text:p>
          </table:table-cell>
          <table:table-cell table:style-name="ce29" office:value-type="float" office:value="80" calcext:value-type="float">
            <text:p>80 </text:p>
          </table:table-cell>
          <table:table-cell table:style-name="ce37" office:value-type="string" calcext:value-type="string">
            <text:p>永續校園行政及督導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成長教育用品社</text:p>
            <text:p>尚真是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新市區大洲里(農場高分63右7電桿旁)漁產道路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858" calcext:value-type="float">
            <text:p>858 </text:p>
          </table:table-cell>
          <table:table-cell table:style-name="ce29" office:value-type="float" office:value="367.5" calcext:value-type="float">
            <text:p>36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歸仁區武東里上帝廟旁農路排水改善工程</text:p>
          </table:table-cell>
          <table:table-cell table:style-name="ce23" office:value-type="string" calcext:value-type="string">
            <text:p>歸仁區</text:p>
          </table:table-cell>
          <table:table-cell table:style-name="ce29" office:value-type="float" office:value="854.25" calcext:value-type="float">
            <text:p>854 </text:p>
          </table:table-cell>
          <table:table-cell table:style-name="ce29" office:value-type="float" office:value="521" calcext:value-type="float">
            <text:p>521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限制性招標" calcext:value-type="string">
            <text:p><text:s/>限制性招標</text:p>
          </table:table-cell>
          <table:table-cell table:style-name="ce54" office:value-type="string" calcext:value-type="string">
            <text:p>昱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港尾里客子寮橋旁漁路改善工程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490" calcext:value-type="float">
            <text:p>490 </text:p>
          </table:table-cell>
          <table:table-cell table:style-name="ce29" office:value-type="float" office:value="367.5" calcext:value-type="float">
            <text:p>36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玉井區中正里玄天2號北勢高分30-1農路修繕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2190" calcext:value-type="float">
            <text:p>2,190 </text:p>
          </table:table-cell>
          <table:table-cell table:style-name="ce29" office:value-type="float" office:value="980" calcext:value-type="float">
            <text:p>9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新營區中營里轄內王公廟段70-9地號旁農路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336.7" calcext:value-type="float">
            <text:p>337 </text:p>
          </table:table-cell>
          <table:table-cell table:style-name="ce29" office:value-type="float" office:value="336" calcext:value-type="float">
            <text:p>33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松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大坑里太祖媽農路道路擋土牆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412" calcext:value-type="float">
            <text:p>412 </text:p>
          </table:table-cell>
          <table:table-cell table:style-name="ce29" office:value-type="float" office:value="392" calcext:value-type="float">
            <text:p>39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崎內里馬稠後段22-5旁野溪改善工程</text:p>
          </table:table-cell>
          <table:table-cell table:style-name="ce23" office:value-type="string" calcext:value-type="string">
            <text:p>白河區</text:p>
          </table:table-cell>
          <table:table-cell table:number-columns-repeated="2" table:style-name="ce29" office:value-type="float" office:value="560" calcext:value-type="float">
            <text:p>5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委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龍崎區中坑里南二高橋下東側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850" calcext:value-type="float">
            <text:p>850 </text:p>
          </table:table-cell>
          <table:table-cell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佳泰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南135線道路蒐集水路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2860" calcext:value-type="float">
            <text:p>2,860 </text:p>
          </table:table-cell>
          <table:table-cell table:style-name="ce29" office:value-type="float" office:value="2200" calcext:value-type="float">
            <text:p>2,2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8" office:value-type="string" calcext:value-type="string">
            <text:p>與工務局提報範圍重複，故撤案。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宅港里舊河道改善後續工程</text:p>
          </table:table-cell>
          <table:table-cell table:style-name="ce23" office:value-type="string" calcext:value-type="string">
            <text:p>學甲區</text:p>
          </table:table-cell>
          <table:table-cell table:number-columns-repeated="2"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佳霖土木包工業 <text:s/>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永康區富強路一段2巷8弄路面凹凸不平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47" calcext:value-type="float">
            <text:p>147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海環街572巷1弄因無側溝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98.885" calcext:value-type="float">
            <text:p>99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三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新建路公園遊樂設施設置遮陽鋼架網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4.65" calcext:value-type="float">
            <text:p>9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福田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七股區南30線(頂山段)旁樹木植栽工程</text:p>
          </table:table-cell>
          <table:table-cell table:style-name="ce23" office:value-type="string" calcext:value-type="string">
            <text:p>七股區</text:p>
          </table:table-cell>
          <table:table-cell table:number-columns-repeated="2"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深坑里南雄路一段495巷路面改善工程 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0" office:value-type="float" office:value="174" calcext:value-type="float">
            <text:p>174 </text:p>
          </table:table-cell>
          <table:table-cell table:style-name="ce14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文華公園設置體建設施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3.051" calcext:value-type="float">
            <text:p>9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昇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大宏里台糖鐵道旁綠美化工程</text:p>
          </table:table-cell>
          <table:table-cell table:style-name="ce23" office:value-type="string" calcext:value-type="string">
            <text:p>新營區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柏承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新營區鐵線里轄內巷道路面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819" calcext:value-type="float">
            <text:p>819 </text:p>
          </table:table-cell>
          <table:table-cell table:style-name="ce29" office:value-type="float" office:value="764" calcext:value-type="float">
            <text:p>764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成財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柳營區重溪里內庄內道路AC改善工程</text:p>
          </table:table-cell>
          <table:table-cell table:style-name="ce23" office:value-type="string" calcext:value-type="string">
            <text:p>柳營區</text:p>
          </table:table-cell>
          <table:table-cell table:number-columns-repeated="2" table:style-name="ce29" office:value-type="float" office:value="421" calcext:value-type="float">
            <text:p>421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七股區十份里活動中心旁廣場照明設備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215" calcext:value-type="float">
            <text:p>215 </text:p>
          </table:table-cell>
          <table:table-cell table:style-name="ce29" office:value-type="float" office:value="96" calcext:value-type="float">
            <text:p>9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宏揚電氣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中正堂圖書室漏水改善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99.6" calcext:value-type="float">
            <text:p>100 </text:p>
          </table:table-cell>
          <table:table-cell table:style-name="ce29" office:value-type="float" office:value="90" calcext:value-type="float">
            <text:p>90 </text:p>
          </table:table-cell>
          <table:table-cell table:style-name="ce37" office:value-type="string" calcext:value-type="string">
            <text:p>永續校園行政及督導</text:p>
            <text:p/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秉承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二溪里大刨高幹42右4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900" calcext:value-type="float">
            <text:p>900 </text:p>
          </table:table-cell>
          <table:table-cell table:style-name="ce29" office:value-type="float" office:value="334" calcext:value-type="float">
            <text:p>334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東奕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歸仁區看東里成功路一段27巷60弄內農路路面改善工程</text:p>
          </table:table-cell>
          <table:table-cell table:style-name="ce23" office:value-type="string" calcext:value-type="string">
            <text:p>歸仁區</text:p>
          </table:table-cell>
          <table:table-cell table:style-name="ce29" office:value-type="float" office:value="309.75" calcext:value-type="float">
            <text:p>310 </text:p>
          </table:table-cell>
          <table:table-cell table:style-name="ce29" office:value-type="float" office:value="103" calcext:value-type="float">
            <text:p>10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限制性招標" calcext:value-type="string">
            <text:p><text:s/>限制性招標</text:p>
          </table:table-cell>
          <table:table-cell table:style-name="ce54" office:value-type="string" calcext:value-type="string">
            <text:p>維信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北門區雙春養殖區近八掌溪旁水門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300" calcext:value-type="float">
            <text:p>300 </text:p>
          </table:table-cell>
          <table:table-cell table:style-name="ce29" office:value-type="float" office:value="206" calcext:value-type="float">
            <text:p>206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蓮潭里蓮潭段一小段1347地號周邊農路改善工程</text:p>
          </table:table-cell>
          <table:table-cell table:style-name="ce23" office:value-type="string" calcext:value-type="string">
            <text:p>白河區</text:p>
          </table:table-cell>
          <table:table-cell table:number-columns-repeated="2" table:style-name="ce29" office:value-type="float" office:value="336" calcext:value-type="float">
            <text:p>33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翔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南化區東和里烏山步道往心仔寮天后宮方向農路改善工程</text:p>
          </table:table-cell>
          <table:table-cell table:style-name="ce23" office:value-type="string" calcext:value-type="string">
            <text:p>南化區</text:p>
          </table:table-cell>
          <table:table-cell table:number-columns-repeated="2" table:style-name="ce29" office:value-type="float" office:value="318" calcext:value-type="float">
            <text:p>31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水旺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蘇秋金</text:p>
            <text:p>陳朝來</text:p>
          </table:table-cell>
          <table:table-cell table:style-name="ce13" office:value-type="string" calcext:value-type="string">
            <text:p>檨子林段4地號周遭道路改善工程</text:p>
          </table:table-cell>
          <table:table-cell table:style-name="ce23" office:value-type="string" calcext:value-type="string">
            <text:p>西港區</text:p>
          </table:table-cell>
          <table:table-cell table:style-name="ce29" office:value-type="float" office:value="530" calcext:value-type="float">
            <text:p>530 </text:p>
          </table:table-cell>
          <table:table-cell table:style-name="ce29" office:value-type="float" office:value="525" calcext:value-type="float">
            <text:p>52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東原里班芝花坑野溪護岸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1380" calcext:value-type="float">
            <text:p>1,380 </text:p>
          </table:table-cell>
          <table:table-cell table:style-name="ce29" office:value-type="float" office:value="700" calcext:value-type="float">
            <text:p>7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霖造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旺詮</text:p>
          </table:table-cell>
          <table:table-cell table:style-name="ce13" office:value-type="string" calcext:value-type="string">
            <text:p>玉井區中正里斗六部落玉潭野溪排水延續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540" calcext:value-type="float">
            <text:p>540 </text:p>
          </table:table-cell>
          <table:table-cell table:style-name="ce29" office:value-type="float" office:value="560" calcext:value-type="float">
            <text:p>5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得意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定區大同里滯洪池及排水改善工程</text:p>
          </table:table-cell>
          <table:table-cell table:style-name="ce23" office:value-type="string" calcext:value-type="string">
            <text:p>安定區</text:p>
          </table:table-cell>
          <table:table-cell table:number-columns-repeated="2" table:style-name="ce29" office:value-type="float" office:value="5910" calcext:value-type="float">
            <text:p>5,91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金聚山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柳營區山子腳排水護岸加高改善工程</text:p>
          </table:table-cell>
          <table:table-cell table:style-name="ce23" office:value-type="string" calcext:value-type="string">
            <text:p>柳營區</text:p>
          </table:table-cell>
          <table:table-cell table:number-columns-repeated="2" table:style-name="ce29" office:value-type="float" office:value="400" calcext:value-type="float">
            <text:p>4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禾登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北門區小蚵寮地區道路路面改善工程</text:p>
          </table:table-cell>
          <table:table-cell table:style-name="ce23" office:value-type="string" calcext:value-type="string">
            <text:p>北門區</text:p>
          </table:table-cell>
          <table:table-cell table:number-columns-repeated="2" table:style-name="ce29" office:value-type="float" office:value="756" calcext:value-type="float">
            <text:p>75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新興路路面老舊破損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57" calcext:value-type="float">
            <text:p>57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曽培雅</text:p>
          </table:table-cell>
          <table:table-cell table:style-name="ce13" office:value-type="string" calcext:value-type="string">
            <text:p>裕文路21-51號溝蓋破損龜裂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42.525" calcext:value-type="float">
            <text:p>4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三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公兒一公園座椅新建工程</text:p>
          </table:table-cell>
          <table:table-cell table:style-name="ce23" office:value-type="string" calcext:value-type="string">
            <text:p>下營區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木塑實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五甲里內路面龜列老化掏空改善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0" office:value-type="float" office:value="960" calcext:value-type="float">
            <text:p>960 </text:p>
          </table:table-cell>
          <table:table-cell table:style-name="ce14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北區開元里北園街124巷10弄路面改善</text:p>
          </table:table-cell>
          <table:table-cell table:style-name="ce23" office:value-type="string" calcext:value-type="string">
            <text:p>北區 </text:p>
          </table:table-cell>
          <table:table-cell table:number-columns-repeated="2" table:style-name="ce29" office:value-type="float" office:value="120" calcext:value-type="float">
            <text:p>12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體育公園步道暨設施整修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恆昌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東原里7.21.25鄰等3鄰道路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845" calcext:value-type="float">
            <text:p>845 </text:p>
          </table:table-cell>
          <table:table-cell table:style-name="ce29" office:value-type="float" office:value="714" calcext:value-type="float">
            <text:p>714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大成里活動中心增購設備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67" calcext:value-type="float">
            <text:p>67 </text:p>
          </table:table-cell>
          <table:table-cell table:style-name="ce29" office:value-type="float" office:value="41" calcext:value-type="float">
            <text:p>41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尚真事業有限公司</text:p>
            <text:p>裕達商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七股區看坪(11份)里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807" calcext:value-type="float">
            <text:p>807 </text:p>
          </table:table-cell>
          <table:table-cell table:style-name="ce29" office:value-type="float" office:value="196" calcext:value-type="float">
            <text:p>19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廚房飲水設備修繕經費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36" calcext:value-type="float">
            <text:p>36 </text:p>
          </table:table-cell>
          <table:table-cell table:style-name="ce29" office:value-type="float" office:value="35" calcext:value-type="float">
            <text:p>35 </text:p>
          </table:table-cell>
          <table:table-cell table:style-name="ce37" office:value-type="string" calcext:value-type="string">
            <text:p>永續校園行政及督導</text:p>
            <text:p/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志成商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二溪里三角仔產業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240" calcext:value-type="float">
            <text:p>240 </text:p>
          </table:table-cell>
          <table:table-cell table:style-name="ce29" office:value-type="float" office:value="261" calcext:value-type="float">
            <text:p>261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13" office:value-type="string" calcext:value-type="string">
            <text:p>南化區小崙里北庄農路（北庄高分8）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1235.65" calcext:value-type="float">
            <text:p>1,236 </text:p>
          </table:table-cell>
          <table:table-cell table:style-name="ce29" office:value-type="float" office:value="765" calcext:value-type="float">
            <text:p>76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協興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白米地區漁產道路後續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465" calcext:value-type="float">
            <text:p>465 </text:p>
          </table:table-cell>
          <table:table-cell table:style-name="ce29" office:value-type="float" office:value="367.5" calcext:value-type="float">
            <text:p>36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七股區永吉里南側產業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943.25" calcext:value-type="float">
            <text:p>943 </text:p>
          </table:table-cell>
          <table:table-cell table:style-name="ce29" office:value-type="float" office:value="945" calcext:value-type="float">
            <text:p>94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聯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新營區嘉芳里轄內新營（三）農地重劃區H2農路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540" calcext:value-type="float">
            <text:p>540 </text:p>
          </table:table-cell>
          <table:table-cell table:style-name="ce29" office:value-type="float" office:value="472" calcext:value-type="float">
            <text:p>47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官田區隆本里台一線旁產業道路改善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564.2" calcext:value-type="float">
            <text:p>564 </text:p>
          </table:table-cell>
          <table:table-cell table:style-name="ce29" office:value-type="float" office:value="189" calcext:value-type="float">
            <text:p>189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崎內里2鄰張茂吉土地旁排水溝改善工程</text:p>
          </table:table-cell>
          <table:table-cell table:style-name="ce23" office:value-type="string" calcext:value-type="string">
            <text:p>白河區</text:p>
          </table:table-cell>
          <table:table-cell table:number-columns-repeated="2"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委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大坑里野溪護岸及中興段705地號排水改善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810" calcext:value-type="float">
            <text:p>810 </text:p>
          </table:table-cell>
          <table:table-cell table:style-name="ce29" office:value-type="float" office:value="700" calcext:value-type="float">
            <text:p>7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岱營造股份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新市區永就里永就宮旁蒐集水路改善工程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1650" calcext:value-type="float">
            <text:p>1,650 </text:p>
          </table:table-cell>
          <table:table-cell table:style-name="ce29" office:value-type="float" office:value="1320" calcext:value-type="float">
            <text:p>1,32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南銘營造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趙昆原</text:p>
          </table:table-cell>
          <table:table-cell table:style-name="ce13" office:value-type="string" calcext:value-type="string">
            <text:p>柳營區重溪里五軍營(法主宮前)護岸改善工程</text:p>
          </table:table-cell>
          <table:table-cell table:style-name="ce23" office:value-type="string" calcext:value-type="string">
            <text:p>柳營區</text:p>
          </table:table-cell>
          <table:table-cell table:number-columns-repeated="2" table:style-name="ce29" office:value-type="float" office:value="849.5" calcext:value-type="float">
            <text:p>8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巨曜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張伯祿</text:p>
            <text:p>杜素吟</text:p>
          </table:table-cell>
          <table:table-cell table:style-name="ce13" office:value-type="string" calcext:value-type="string">
            <text:p>龍崎區楠坑里南163區道(普陀山觀音寺前)AC路面損壞修復</text:p>
          </table:table-cell>
          <table:table-cell table:style-name="ce23" office:value-type="string" calcext:value-type="string">
            <text:p>龍崎區</text:p>
          </table:table-cell>
          <table:table-cell table:number-columns-repeated="2" table:style-name="ce29" office:value-type="float" office:value="552" calcext:value-type="float">
            <text:p>55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37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洪玉鳳</text:p>
          </table:table-cell>
          <table:table-cell table:style-name="ce13" office:value-type="string" calcext:value-type="string">
            <text:p>西湖里公兒5設置花崗石棋盤石桌椅</text:p>
          </table:table-cell>
          <table:table-cell table:style-name="ce23" office:value-type="string" calcext:value-type="string">
            <text:p>中西區 </text:p>
          </table:table-cell>
          <table:table-cell table:number-columns-repeated="2" table:style-name="ce29" office:value-type="float" office:value="99.792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天成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鹽水區岸內里新岸內1-8號前路面改善工程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933" calcext:value-type="float">
            <text:p>93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阳乙</text:p>
          </table:table-cell>
          <table:table-cell table:style-name="ce13" office:value-type="string" calcext:value-type="string">
            <text:p>蔦松三街路樹整平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關廟里山西宮停車場及路面改善工程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0" office:value-type="float" office:value="294" calcext:value-type="float">
            <text:p>294 </text:p>
          </table:table-cell>
          <table:table-cell table:style-name="ce14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六甲區王爺里內道路破損嚴重申請美瀝包</text:p>
          </table:table-cell>
          <table:table-cell table:style-name="ce23" office:value-type="string" calcext:value-type="string">
            <text:p>六甲區 </text:p>
          </table:table-cell>
          <table:table-cell table:number-columns-repeated="2" table:style-name="ce29" office:value-type="float" office:value="14" calcext:value-type="float">
            <text:p>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新東里綠美化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正國土木工程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旺詮</text:p>
          </table:table-cell>
          <table:table-cell table:style-name="ce13" office:value-type="string" calcext:value-type="string">
            <text:p>仁德區後壁里社區道路改善工程</text:p>
          </table:table-cell>
          <table:table-cell table:style-name="ce23" office:value-type="string" calcext:value-type="string">
            <text:p>仁德區</text:p>
          </table:table-cell>
          <table:table-cell table:number-columns-repeated="2" table:style-name="ce29" office:value-type="float" office:value="150" calcext:value-type="float">
            <text:p>1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公開取得</text:p>
          </table:table-cell>
          <table:table-cell table:style-name="ce54" office:value-type="string" calcext:value-type="string">
            <text:p>維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曾培雅</text:p>
          </table:table-cell>
          <table:table-cell table:style-name="ce13" office:value-type="string" calcext:value-type="string">
            <text:p>東區莊敬里活動中心增設內部設備及修繕</text:p>
          </table:table-cell>
          <table:table-cell table:style-name="ce23" office:value-type="string" calcext:value-type="string">
            <text:p>東區</text:p>
          </table:table-cell>
          <table:table-cell table:style-name="ce29" office:value-type="float" office:value="106" calcext:value-type="float">
            <text:p>106 </text:p>
          </table:table-cell>
          <table:table-cell table:style-name="ce29" office:value-type="float" office:value="98" calcext:value-type="float">
            <text:p>98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富詮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七股區竹橋里內到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1103" calcext:value-type="float">
            <text:p>1,103 </text:p>
          </table:table-cell>
          <table:table-cell table:style-name="ce29" office:value-type="float" office:value="400" calcext:value-type="float">
            <text:p>4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陳金鐘</text:p>
          </table:table-cell>
          <table:table-cell table:style-name="ce13" office:value-type="string" calcext:value-type="string">
            <text:p>南側校門樹木整修工程</text:p>
          </table:table-cell>
          <table:table-cell table:style-name="ce23" office:value-type="string" calcext:value-type="string">
            <text:p>東區</text:p>
          </table:table-cell>
          <table:table-cell table:style-name="ce29" office:value-type="float" office:value="1886" calcext:value-type="float">
            <text:p>1,886 </text:p>
          </table:table-cell>
          <table:table-cell table:style-name="ce29" office:value-type="float" office:value="1230" calcext:value-type="float">
            <text:p>1,230 </text:p>
          </table:table-cell>
          <table:table-cell table:style-name="ce37" office:value-type="string" calcext:value-type="string">
            <text:p>教育局(處)土地購置</text:p>
            <text:p/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47" office:value-type="string" calcext:value-type="string">
            <text:p>公開招標</text:p>
          </table:table-cell>
          <table:table-cell table:style-name="ce54" office:value-type="string" calcext:value-type="string">
            <text:p>享勝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曲溪里其瓦高幹3左24右1旁農路改善延續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840" calcext:value-type="float">
            <text:p>840 </text:p>
          </table:table-cell>
          <table:table-cell table:style-name="ce29" office:value-type="float" office:value="765" calcext:value-type="float">
            <text:p>76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進佶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南化區小崙里鏡面關埔坑農路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1212.5" calcext:value-type="float">
            <text:p>1,213 </text:p>
          </table:table-cell>
          <table:table-cell table:style-name="ce29" office:value-type="float" office:value="1333" calcext:value-type="float">
            <text:p>1,33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水旺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保安地區漁產道路擋土牆後續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1235" calcext:value-type="float">
            <text:p>1,235 </text:p>
          </table:table-cell>
          <table:table-cell table:style-name="ce29" office:value-type="float" office:value="380" calcext:value-type="float">
            <text:p>38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六甲區大丘里匏仔寮路面改善工程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420" calcext:value-type="float">
            <text:p>420 </text:p>
          </table:table-cell>
          <table:table-cell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久明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豐和里營後排水西側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620" calcext:value-type="float">
            <text:p>620 </text:p>
          </table:table-cell>
          <table:table-cell table:style-name="ce29" office:value-type="float" office:value="367.5" calcext:value-type="float">
            <text:p>36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邱莉莉</text:p>
          </table:table-cell>
          <table:table-cell table:style-name="ce13" office:value-type="string" calcext:value-type="string">
            <text:p>豐里里(口宵里231-11號旁)農地排水改善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980" calcext:value-type="float">
            <text:p>980 </text:p>
          </table:table-cell>
          <table:table-cell table:style-name="ce29" office:value-type="float" office:value="772" calcext:value-type="float">
            <text:p>77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東原里子龍廳野溪護岸掏空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900" calcext:value-type="float">
            <text:p>900 </text:p>
          </table:table-cell>
          <table:table-cell table:style-name="ce29" office:value-type="float" office:value="670" calcext:value-type="float">
            <text:p>67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霖造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石湖里新厝子南寶球場下水土保持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750" calcext:value-type="float">
            <text:p>750 </text:p>
          </table:table-cell>
          <table:table-cell table:style-name="ce29" office:value-type="float" office:value="220" calcext:value-type="float">
            <text:p>22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大暉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7" office:value-type="string" calcext:value-type="string">
            <text:p>陳特清</text:p>
          </table:table-cell>
          <table:table-cell table:style-name="ce13" office:value-type="string" calcext:value-type="string">
            <text:p>歸仁區大潭里中正南路三段排水改善工程</text:p>
          </table:table-cell>
          <table:table-cell table:style-name="ce9" office:value-type="string" calcext:value-type="string">
            <text:p>歸仁區</text:p>
          </table:table-cell>
          <table:table-cell table:number-columns-repeated="2" table:style-name="ce29" office:value-type="float" office:value="7297" calcext:value-type="float">
            <text:p>7,297 </text:p>
          </table:table-cell>
          <table:table-cell table:style-name="ce38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5" office:value-type="string" calcext:value-type="string">
            <text:p>泰鈞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西港區曾文溪河川區域產業道路級配鋪設工程</text:p>
          </table:table-cell>
          <table:table-cell table:style-name="ce23" office:value-type="string" calcext:value-type="string">
            <text:p>西港區</text:p>
          </table:table-cell>
          <table:table-cell table:number-columns-repeated="2" table:style-name="ce29" office:value-type="float" office:value="260" calcext:value-type="float">
            <text:p>2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邱莉莉</text:p>
          </table:table-cell>
          <table:table-cell table:style-name="ce13" office:value-type="string" calcext:value-type="string">
            <text:p>中西區、安平區中華西路二段(永華路二段至安工四號橋)、南區中華西路一段(安工四號橋至安工三號橋間)路面刨鋪改善一案</text:p>
          </table:table-cell>
          <table:table-cell table:style-name="ce23" office:value-type="string" calcext:value-type="string">
            <text:p>中西區</text:p>
            <text:p>安平區</text:p>
          </table:table-cell>
          <table:table-cell table:number-columns-repeated="2" table:style-name="ce29" office:value-type="float" office:value="5720" calcext:value-type="float">
            <text:p>5,72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洪玉鳳</text:p>
          </table:table-cell>
          <table:table-cell table:style-name="ce13" office:value-type="string" calcext:value-type="string">
            <text:p>頂美段公兒5設置體建設施</text:p>
          </table:table-cell>
          <table:table-cell table:style-name="ce23" office:value-type="string" calcext:value-type="string">
            <text:p>中西區 </text:p>
          </table:table-cell>
          <table:table-cell table:number-columns-repeated="2" table:style-name="ce29" office:value-type="float" office:value="99.225" calcext:value-type="float">
            <text:p>99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天成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鹽水區竹埔里巷道改善工程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621" calcext:value-type="float">
            <text:p>621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光復里公兒17-2鄰里公園整修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690" calcext:value-type="float">
            <text:p>1,69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50" office:value-type="string" calcext:value-type="string">
            <text:p>辦理發包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土崎里162線區道(土崎高分77~153)AC路面改善工程</text:p>
          </table:table-cell>
          <table:table-cell table:style-name="ce25" office:value-type="string" calcext:value-type="string">
            <text:p>龍崎區</text:p>
          </table:table-cell>
          <table:table-cell table:number-columns-repeated="2" table:style-name="ce30" office:value-type="float" office:value="4215" calcext:value-type="float">
            <text:p>4,215 </text:p>
          </table:table-cell>
          <table:table-cell table:style-name="ce14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仁德區上崙里內道路破損嚴重申請美瀝包</text:p>
          </table:table-cell>
          <table:table-cell table:style-name="ce23" office:value-type="string" calcext:value-type="string">
            <text:p>仁德區 </text:p>
          </table:table-cell>
          <table:table-cell table:number-columns-repeated="2" table:style-name="ce29" office:value-type="float" office:value="28" calcext:value-type="float">
            <text:p>2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長安里中寮178號之2前道路側溝改善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980" calcext:value-type="float">
            <text:p>98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承瑋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港墘里活動中心修繕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945" calcext:value-type="float">
            <text:p>945 </text:p>
          </table:table-cell>
          <table:table-cell table:style-name="ce29" office:value-type="float" office:value="400" calcext:value-type="float">
            <text:p>4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富聯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鹽水區後宅里永慶宮前廣場水泥路面工程</text:p>
          </table:table-cell>
          <table:table-cell table:style-name="ce23" office:value-type="string" calcext:value-type="string">
            <text:p>鹽水區</text:p>
          </table:table-cell>
          <table:table-cell table:style-name="ce29" office:value-type="float" office:value="910" calcext:value-type="float">
            <text:p>910 </text:p>
          </table:table-cell>
          <table:table-cell table:style-name="ce29" office:value-type="float" office:value="858" calcext:value-type="float">
            <text:p>858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顏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安西里台北小城社區巷道老舊鋪面改善工程</text:p>
          </table:table-cell>
          <table:table-cell table:style-name="ce23" office:value-type="string" calcext:value-type="string">
            <text:p>佳里區</text:p>
          </table:table-cell>
          <table:table-cell table:style-name="ce29" office:value-type="float" office:value="882" calcext:value-type="float">
            <text:p>882 </text:p>
          </table:table-cell>
          <table:table-cell table:style-name="ce29" office:value-type="float" office:value="600" calcext:value-type="float">
            <text:p>6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防蚊紗窗設施及校園樹木修剪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1035.2" calcext:value-type="float">
            <text:p>1,035 </text:p>
          </table:table-cell>
          <table:table-cell table:style-name="ce29" office:value-type="float" office:value="357" calcext:value-type="float">
            <text:p>357 </text:p>
          </table:table-cell>
          <table:table-cell table:style-name="ce37" office:value-type="string" calcext:value-type="string">
            <text:p>永續校園行政及督導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23" office:value-type="string" calcext:value-type="string">
            <text:p>公開招標</text:p>
            <text:p>逕洽廠商</text:p>
          </table:table-cell>
          <table:table-cell table:style-name="ce54" office:value-type="string" calcext:value-type="string">
            <text:p>川龍昇企業有限公司</text:p>
            <text:p>綠也景觀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光華里新永泉商行旁農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430" calcext:value-type="float">
            <text:p>430 </text:p>
          </table:table-cell>
          <table:table-cell table:style-name="ce29" office:value-type="float" office:value="473" calcext:value-type="float">
            <text:p>47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創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玉井區望明里明林高分19右4電桿旁農路擋土牆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1150" calcext:value-type="float">
            <text:p>1,150 </text:p>
          </table:table-cell>
          <table:table-cell table:style-name="ce29" office:value-type="float" office:value="548" calcext:value-type="float">
            <text:p>54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聖勳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北門區水仙宮前漁產道路路面後續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330" calcext:value-type="float">
            <text:p>330 </text:p>
          </table:table-cell>
          <table:table-cell table:style-name="ce29" office:value-type="float" office:value="283.5" calcext:value-type="float">
            <text:p>284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旺詮</text:p>
          </table:table-cell>
          <table:table-cell table:style-name="ce13" office:value-type="string" calcext:value-type="string">
            <text:p>玉井區中正里新社高分5農路邊坡修繕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431" calcext:value-type="float">
            <text:p>431 </text:p>
          </table:table-cell>
          <table:table-cell table:style-name="ce29" office:value-type="float" office:value="618" calcext:value-type="float">
            <text:p>61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雙春養殖區515-2號水閘門修繕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442" calcext:value-type="float">
            <text:p>442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洪玉鳳</text:p>
          </table:table-cell>
          <table:table-cell table:style-name="ce13" office:value-type="string" calcext:value-type="string">
            <text:p>玉井區三埔里三埔頂農路(玉寮高幹18左16電桿旁)改善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900" calcext:value-type="float">
            <text:p>900 </text:p>
          </table:table-cell>
          <table:table-cell table:style-name="ce29" office:value-type="float" office:value="438" calcext:value-type="float">
            <text:p>43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南勢里番薯科野溪護岸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3950" calcext:value-type="float">
            <text:p>3,950 </text:p>
          </table:table-cell>
          <table:table-cell table:style-name="ce29" office:value-type="float" office:value="570" calcext:value-type="float">
            <text:p>57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霖造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環湖里下崁野溪上游護坡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2190" calcext:value-type="float">
            <text:p>2,190 </text:p>
          </table:table-cell>
          <table:table-cell table:style-name="ce29" office:value-type="float" office:value="2110" calcext:value-type="float">
            <text:p>2,11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得意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臺南市安南區土城子一之二排水應急改善工程 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14260" calcext:value-type="float">
            <text:p>14,26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甲頂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西港區檨林里旱田排水後續改善工程(第2期)</text:p>
          </table:table-cell>
          <table:table-cell table:style-name="ce23" office:value-type="string" calcext:value-type="string">
            <text:p>西港區</text:p>
          </table:table-cell>
          <table:table-cell table:style-name="ce29" office:value-type="float" office:value="3510" calcext:value-type="float">
            <text:p>3,510 </text:p>
          </table:table-cell>
          <table:table-cell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上仁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萬年公園增設花崗石椅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2.61" calcext:value-type="float">
            <text:p>9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昇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申請美瀝包250包供新營區、下營區等里自行修補道路</text:p>
          </table:table-cell>
          <table:table-cell table:style-name="ce23" office:value-type="string" calcext:value-type="string">
            <text:p>新營區 </text:p>
          </table:table-cell>
          <table:table-cell table:number-columns-repeated="2" table:style-name="ce29" office:value-type="float" office:value="35" calcext:value-type="float">
            <text:p>35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7" office:value-type="string" calcext:value-type="string">
            <text:p>賴惠員</text:p>
          </table:table-cell>
          <table:table-cell table:style-name="ce13" office:value-type="string" calcext:value-type="string">
            <text:p>東山區南勢里後坑仔尾部落(南勢高分52~52B1)道路改善工程</text:p>
          </table:table-cell>
          <table:table-cell table:style-name="ce9" office:value-type="string" calcext:value-type="string">
            <text:p>東山區</text:p>
          </table:table-cell>
          <table:table-cell table:number-columns-repeated="2" table:style-name="ce29" office:value-type="float" office:value="72" calcext:value-type="float">
            <text:p>72 </text:p>
          </table:table-cell>
          <table:table-cell table:style-name="ce38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48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中坑里清水宮周邊AC路面改善工程</text:p>
          </table:table-cell>
          <table:table-cell table:style-name="ce23" office:value-type="string" calcext:value-type="string">
            <text:p>龍崎區</text:p>
          </table:table-cell>
          <table:table-cell table:number-columns-repeated="2" table:style-name="ce29" office:value-type="float" office:value="1206" calcext:value-type="float">
            <text:p>1,20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蔡秋蘭</text:p>
          </table:table-cell>
          <table:table-cell table:style-name="ce13" office:value-type="string" calcext:value-type="string">
            <text:p>佳里區子龍里(子龍廟40-23號旁)社區道路鋪面改善工程</text:p>
          </table:table-cell>
          <table:table-cell table:style-name="ce23" office:value-type="string" calcext:value-type="string">
            <text:p>佳里區 </text:p>
          </table:table-cell>
          <table:table-cell table:number-columns-repeated="2" table:style-name="ce29" office:value-type="float" office:value="708" calcext:value-type="float">
            <text:p>70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建南里德興路274巷70弄路面改善工程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324" calcext:value-type="float">
            <text:p>32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三光里道路排水溝改善工程-1</text:p>
          </table:table-cell>
          <table:table-cell table:style-name="ce23" office:value-type="string" calcext:value-type="string">
            <text:p>北門區</text:p>
          </table:table-cell>
          <table:table-cell table:number-columns-repeated="2" table:style-name="ce29" office:value-type="float" office:value="1050" calcext:value-type="float">
            <text:p>1,05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將軍區苓和國小北側到路改善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835" calcext:value-type="float">
            <text:p>835 </text:p>
          </table:table-cell>
          <table:table-cell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鹽水區義稠里3鄰至11鄰巷道柏油路面改善工程</text:p>
          </table:table-cell>
          <table:table-cell table:style-name="ce23" office:value-type="string" calcext:value-type="string">
            <text:p>鹽水區</text:p>
          </table:table-cell>
          <table:table-cell table:style-name="ce29" office:value-type="float" office:value="2321" calcext:value-type="float">
            <text:p>2,321 </text:p>
          </table:table-cell>
          <table:table-cell table:style-name="ce29" office:value-type="float" office:value="806" calcext:value-type="float">
            <text:p>80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日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明德里活動中心內部設備修繕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121" calcext:value-type="float">
            <text:p>121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美邦營造有限公司</text:p>
            <text:p>大元鋁門窗行</text:p>
            <text:p/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購置割草機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98" calcext:value-type="float">
            <text:p>98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教育局(處)其他設備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協成電機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光華里舊頭港入口旁農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380" calcext:value-type="float">
            <text:p>380 </text:p>
          </table:table-cell>
          <table:table-cell table:style-name="ce29" office:value-type="float" office:value="300" calcext:value-type="float">
            <text:p>30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玉井區層林里愛文山農路(玉山高幹294-2旁)擋土牆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370" calcext:value-type="float">
            <text:p>370 </text:p>
          </table:table-cell>
          <table:table-cell table:style-name="ce29" office:value-type="float" office:value="299" calcext:value-type="float">
            <text:p>299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進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西山地區漁產道路後續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82" calcext:value-type="float">
            <text:p>282 </text:p>
          </table:table-cell>
          <table:table-cell table:style-name="ce29" office:value-type="float" office:value="210" calcext:value-type="float">
            <text:p>21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汴頭里五汴頭小段250-221地號旁農路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160" calcext:value-type="float">
            <text:p>160 </text:p>
          </table:table-cell>
          <table:table-cell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翔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蘆竹溝地區近61線旁漁產道路路面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20" calcext:value-type="float">
            <text:p>220 </text:p>
          </table:table-cell>
          <table:table-cell table:style-name="ce29" office:value-type="float" office:value="220.5" calcext:value-type="float">
            <text:p>221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南化區中坑里山尾寮（水口高分36右1B1）旁農路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183" calcext:value-type="float">
            <text:p>183 </text:p>
          </table:table-cell>
          <table:table-cell table:style-name="ce29" office:value-type="float" office:value="206" calcext:value-type="float">
            <text:p>20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龍崎區牛埔里烏山腳崩塌地處理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1008" calcext:value-type="float">
            <text:p>1,008 </text:p>
          </table:table-cell>
          <table:table-cell table:style-name="ce29" office:value-type="float" office:value="420" calcext:value-type="float">
            <text:p>42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曲溪里蘆芝坑橋下游護岸整治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1235" calcext:value-type="float">
            <text:p>1,235 </text:p>
          </table:table-cell>
          <table:table-cell table:style-name="ce29" office:value-type="float" office:value="1240" calcext:value-type="float">
            <text:p>1,24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進佶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台南市永康區大灣排水護岸應急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21130" calcext:value-type="float">
            <text:p>21,1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大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將軍區頂寮中排五排水後續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1286" calcext:value-type="float">
            <text:p>1,286 </text:p>
          </table:table-cell>
          <table:table-cell table:style-name="ce29" office:value-type="float" office:value="1200" calcext:value-type="float">
            <text:p>1,2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禾登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興農公園遊樂設施更新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9.679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宏築興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台南市佳里區安西里舊鐵道通學型自行車道系統規劃與建置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97" calcext:value-type="float">
            <text:p>97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昇泰工程顧問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鹽水區下中里護濟宮旁巷道改善工程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198" calcext:value-type="float">
            <text:p>19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金華路與建南路及中西區府前路與南門路二處暗溝清疏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52.5" calcext:value-type="float">
            <text:p>5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積德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永康區復國一路（興國街口至復華二街口）等道路改善工程</text:p>
          </table:table-cell>
          <table:table-cell table:style-name="ce23" office:value-type="string" calcext:value-type="string">
            <text:p>永康區 <text:s text:c="7"/></text:p>
          </table:table-cell>
          <table:table-cell table:number-columns-repeated="2" table:style-name="ce29" office:value-type="float" office:value="1182" calcext:value-type="float">
            <text:p>1,18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北區文元里文賢三街320巷路面重新鋪設</text:p>
          </table:table-cell>
          <table:table-cell table:style-name="ce23" office:value-type="string" calcext:value-type="string">
            <text:p>北區 </text:p>
          </table:table-cell>
          <table:table-cell table:number-columns-repeated="2" table:style-name="ce29" office:value-type="float" office:value="86" calcext:value-type="float">
            <text:p>8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麻豆區南勢里道路排水改善工程</text:p>
          </table:table-cell>
          <table:table-cell table:style-name="ce23" office:value-type="string" calcext:value-type="string">
            <text:p>麻豆區</text:p>
          </table:table-cell>
          <table:table-cell table:number-columns-repeated="2" table:style-name="ce29" office:value-type="float" office:value="700" calcext:value-type="float">
            <text:p>7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健曜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豐和里慈興宮旁道路及側溝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1800" calcext:value-type="float">
            <text:p>1,800 </text:p>
          </table:table-cell>
          <table:table-cell table:style-name="ce29" office:value-type="float" office:value="210" calcext:value-type="float">
            <text:p>21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穗昌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後壁區頂安里頂寮39號之2、105號之77及90號之28宅前路面改善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220" calcext:value-type="float">
            <text:p>22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5" office:value-type="string" calcext:value-type="string">
            <text:p>關廟區龜洞里長榮街22巷路面改善二期工程</text:p>
          </table:table-cell>
          <table:table-cell table:style-name="ce24" office:value-type="string" office:string-value="關廟區" calcext:value-type="string">
            <text:p><text:s/>關廟區</text:p>
          </table:table-cell>
          <table:table-cell table:style-name="ce30" office:value-type="float" office:value="906" calcext:value-type="float">
            <text:p>906 </text:p>
          </table:table-cell>
          <table:table-cell table:style-name="ce30" office:value-type="float" office:value="800" calcext:value-type="float">
            <text:p>800 </text:p>
          </table:table-cell>
          <table:table-cell table:style-name="ce14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61"/>
          <table:table-cell table:style-name="ce20" table:number-columns-repeated="16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楊中成</text:p>
          </table:table-cell>
          <table:table-cell table:style-name="ce13" office:value-type="string" calcext:value-type="string">
            <text:p>校園樹木修剪</text:p>
          </table:table-cell>
          <table:table-cell table:style-name="ce23" office:value-type="string" calcext:value-type="string">
            <text:p>永康區</text:p>
          </table:table-cell>
          <table:table-cell table:style-name="ce29" office:value-type="float" office:value="129.6" calcext:value-type="float">
            <text:p>130 </text:p>
          </table:table-cell>
          <table:table-cell table:style-name="ce29" office:value-type="float" office:value="72" calcext:value-type="float">
            <text:p>72 </text:p>
          </table:table-cell>
          <table:table-cell table:style-name="ce37" office:value-type="string" calcext:value-type="string">
            <text:p>永續校園行政及督導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華允起重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關廟區新光里嶺後農路三期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1191" calcext:value-type="float">
            <text:p>1,191 </text:p>
          </table:table-cell>
          <table:table-cell table:style-name="ce29" office:value-type="float" office:value="815" calcext:value-type="float">
            <text:p>81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合順興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103年大丘里猴洞腳產業農路邊坡改善工程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425" calcext:value-type="float">
            <text:p>425 </text:p>
          </table:table-cell>
          <table:table-cell table:style-name="ce29" office:value-type="float" office:value="327" calcext:value-type="float">
            <text:p>327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久明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將軍溪旁道路修繕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184" calcext:value-type="float">
            <text:p>184 </text:p>
          </table:table-cell>
          <table:table-cell table:style-name="ce29" office:value-type="float" office:value="157.5" calcext:value-type="float">
            <text:p>15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崎內里竹子門段82-578地號旁農路改善工程</text:p>
          </table:table-cell>
          <table:table-cell table:style-name="ce23" office:value-type="string" calcext:value-type="string">
            <text:p>白河區</text:p>
          </table:table-cell>
          <table:table-cell table:number-columns-repeated="2" table:style-name="ce29" office:value-type="float" office:value="180" calcext:value-type="float">
            <text:p>1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翔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光華里九孔涵北側頭港排水旁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250" calcext:value-type="float">
            <text:p>250 </text:p>
          </table:table-cell>
          <table:table-cell table:style-name="ce29" office:value-type="float" office:value="207.9" calcext:value-type="float">
            <text:p>20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龍崎區石嘈里蜈蜞埔(蜈蜞高枝22)農路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452.45" calcext:value-type="float">
            <text:p>452 </text:p>
          </table:table-cell>
          <table:table-cell table:style-name="ce29" office:value-type="float" office:value="448" calcext:value-type="float">
            <text:p>44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大內區環湖里竹圍高分29右1排水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3741.6" calcext:value-type="float">
            <text:p>3,742 </text:p>
          </table:table-cell>
          <table:table-cell table:style-name="ce29" office:value-type="float" office:value="1430" calcext:value-type="float">
            <text:p>1,4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佳傳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大坑里中興段405地號野溪整治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2012.5" calcext:value-type="float">
            <text:p>2,013 </text:p>
          </table:table-cell>
          <table:table-cell table:style-name="ce29" office:value-type="float" office:value="2010" calcext:value-type="float">
            <text:p>2,01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百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新營區埤寮里排水改善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3000" calcext:value-type="float">
            <text:p>3,000 </text:p>
          </table:table-cell>
          <table:table-cell table:style-name="ce29" office:value-type="float" office:value="2900" calcext:value-type="float">
            <text:p>2,9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顏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將軍區巷口中排三排水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5000" calcext:value-type="float">
            <text:p>5,000 </text:p>
          </table:table-cell>
          <table:table-cell table:style-name="ce29" office:value-type="float" office:value="3000" calcext:value-type="float">
            <text:p>3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安中路四段329巷旁漁產道路改善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87.5" calcext:value-type="float">
            <text:p>8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保東一街路面改善工程</text:p>
          </table:table-cell>
          <table:table-cell table:style-name="ce25" office:value-type="string" calcext:value-type="string">
            <text:p>關廟區 </text:p>
          </table:table-cell>
          <table:table-cell table:number-columns-repeated="2" table:style-name="ce30" office:value-type="float" office:value="2200" calcext:value-type="float">
            <text:p>2,20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10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鹽水區南港里11鄰223號前擋土牆改善工程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262" calcext:value-type="float">
            <text:p>262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8" office:value-type="string" calcext:value-type="string">
            <text:p>流標，預算書退回設計公司重新修正中。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申請美瀝包500包供下營區大屯里、中營里等里自行修補道路</text:p>
          </table:table-cell>
          <table:table-cell table:style-name="ce23" office:value-type="string" calcext:value-type="string">
            <text:p>下營區 </text:p>
          </table:table-cell>
          <table:table-cell table:number-columns-repeated="2" table:style-name="ce29" office:value-type="float" office:value="70" calcext:value-type="float">
            <text:p>7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永康區四維街(龍埔街-中正路)路面凹凸不平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564" calcext:value-type="float">
            <text:p>1,56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莊玉珠</text:p>
            <text:p/>
          </table:table-cell>
          <table:table-cell table:style-name="ce13" office:value-type="string" calcext:value-type="string">
            <text:p>明亮里公園種植樹木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6.138" calcext:value-type="float">
            <text:p>96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龍澐景觀工程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唪口里45號等巷道排水整修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980" calcext:value-type="float">
            <text:p>98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代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青山里社區道路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162" calcext:value-type="float">
            <text:p>162 </text:p>
          </table:table-cell>
          <table:table-cell table:style-name="ce29" office:value-type="float" office:value="156" calcext:value-type="float">
            <text:p>15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新營區中營里增設體建器材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488" calcext:value-type="float">
            <text:p>488 </text:p>
          </table:table-cell>
          <table:table-cell table:style-name="ce29" office:value-type="float" office:value="419" calcext:value-type="float">
            <text:p>419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積利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新市區大社活動中心2樓內部及設備修繕</text:p>
          </table:table-cell>
          <table:table-cell table:style-name="ce23" office:value-type="string" calcext:value-type="string">
            <text:p>新市區</text:p>
          </table:table-cell>
          <table:table-cell table:style-name="ce29" office:value-type="float" office:value="559" calcext:value-type="float">
            <text:p>559 </text:p>
          </table:table-cell>
          <table:table-cell table:style-name="ce29" office:value-type="float" office:value="250" calcext:value-type="float">
            <text:p>2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天松工程行</text:p>
            <text:p>俊耀資訊有限公司</text:p>
            <text:p>宏權科技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民德館外牆整修工程</text:p>
          </table:table-cell>
          <table:table-cell table:style-name="ce23" office:value-type="string" calcext:value-type="string">
            <text:p>北區</text:p>
          </table:table-cell>
          <table:table-cell table:style-name="ce29" office:value-type="float" office:value="6880" calcext:value-type="float">
            <text:p>6,880 </text:p>
          </table:table-cell>
          <table:table-cell table:style-name="ce29" office:value-type="float" office:value="6350" calcext:value-type="float">
            <text:p>6,350 </text:p>
          </table:table-cell>
          <table:table-cell table:style-name="ce37" office:value-type="string" calcext:value-type="string">
            <text:p>教育局(處)營建及修建工程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51" office:value-type="string" calcext:value-type="string">
            <text:p>公開招標</text:p>
          </table:table-cell>
          <table:table-cell table:style-name="ce54" office:value-type="string" calcext:value-type="string">
            <text:p>晉佑營造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關廟區布袋里打鹿高分24左10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750" calcext:value-type="float">
            <text:p>750 </text:p>
          </table:table-cell>
          <table:table-cell table:style-name="ce29" office:value-type="float" office:value="1180" calcext:value-type="float">
            <text:p>1,1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永安里下秀祐段7-1地號旁農路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511.5" calcext:value-type="float">
            <text:p>512 </text:p>
          </table:table-cell>
          <table:table-cell table:style-name="ce29" office:value-type="float" office:value="88" calcext:value-type="float">
            <text:p>8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承委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雙春漁業養殖生產區道路後續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24" calcext:value-type="float">
            <text:p>224 </text:p>
          </table:table-cell>
          <table:table-cell table:style-name="ce29" office:value-type="float" office:value="126" calcext:value-type="float">
            <text:p>126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永康區永二街245巷15號旁農路改善工程</text:p>
          </table:table-cell>
          <table:table-cell table:style-name="ce23" office:value-type="string" calcext:value-type="string">
            <text:p>永康區</text:p>
          </table:table-cell>
          <table:table-cell table:style-name="ce29" office:value-type="float" office:value="459" calcext:value-type="float">
            <text:p>459 </text:p>
          </table:table-cell>
          <table:table-cell table:style-name="ce29" office:value-type="float" office:value="438" calcext:value-type="float">
            <text:p>43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禹宏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顯宮里顯宮一街(媽宮高幹6左3-1電桿)旁漁路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490" calcext:value-type="float">
            <text:p>490 </text:p>
          </table:table-cell>
          <table:table-cell table:style-name="ce29" office:value-type="float" office:value="210" calcext:value-type="float">
            <text:p>21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玉井區中正里斗六高分22-1旁野溪護岸工程</text:p>
          </table:table-cell>
          <table:table-cell table:style-name="ce23" office:value-type="string" calcext:value-type="string">
            <text:p>玉井區</text:p>
          </table:table-cell>
          <table:table-cell table:number-columns-repeated="2" table:style-name="ce29" office:value-type="float" office:value="534" calcext:value-type="float">
            <text:p>534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冠德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左鎮區澄山里南171-1線道路側溝改善工程</text:p>
          </table:table-cell>
          <table:table-cell table:style-name="ce23" office:value-type="string" calcext:value-type="string">
            <text:p>左鎮區</text:p>
          </table:table-cell>
          <table:table-cell table:style-name="ce29" office:value-type="float" office:value="414" calcext:value-type="float">
            <text:p>414 </text:p>
          </table:table-cell>
          <table:table-cell table:style-name="ce29" office:value-type="float" office:value="500" calcext:value-type="float">
            <text:p>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鍵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大內區頭社深牛田崩塌地治理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2343" calcext:value-type="float">
            <text:p>2,343 </text:p>
          </table:table-cell>
          <table:table-cell table:style-name="ce29" office:value-type="float" office:value="1540" calcext:value-type="float">
            <text:p>1,54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大暉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新嘉里蘆竹潭中排二(新嘉國小旁)排水溝改善工程</text:p>
          </table:table-cell>
          <table:table-cell table:style-name="ce23" office:value-type="string" calcext:value-type="string">
            <text:p>後壁區</text:p>
          </table:table-cell>
          <table:table-cell table:style-name="ce29" office:value-type="float" office:value="1100" calcext:value-type="float">
            <text:p>1,100 </text:p>
          </table:table-cell>
          <table:table-cell table:style-name="ce29" office:value-type="float" office:value="1300" calcext:value-type="float">
            <text:p>1,3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西港區劉厝大排(劉厝段)護堤改善工程</text:p>
          </table:table-cell>
          <table:table-cell table:style-name="ce23" office:value-type="string" calcext:value-type="string">
            <text:p>西港區</text:p>
          </table:table-cell>
          <table:table-cell table:style-name="ce29" office:value-type="float" office:value="3450" calcext:value-type="float">
            <text:p>3,450 </text:p>
          </table:table-cell>
          <table:table-cell table:style-name="ce29" office:value-type="float" office:value="3300" calcext:value-type="float">
            <text:p>3,3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鹿耳門天后宮標線改善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93.924" calcext:value-type="float">
            <text:p>94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宥權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港墘里店仔頂高分3-1左3旁道路改善工程</text:p>
          </table:table-cell>
          <table:table-cell table:style-name="ce23" office:value-type="string" calcext:value-type="string">
            <text:p>新市區</text:p>
          </table:table-cell>
          <table:table-cell table:number-columns-repeated="2" table:style-name="ce29" office:value-type="float" office:value="795" calcext:value-type="float">
            <text:p>795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鹽水區福得里行昌路69-8號~69-25號前側溝頂蓋改善工程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350" calcext:value-type="float">
            <text:p>35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積利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學甲區光華里仁里橋旁漁塭道路改善工程</text:p>
          </table:table-cell>
          <table:table-cell table:style-name="ce23" office:value-type="string" calcext:value-type="string">
            <text:p>學甲區 </text:p>
          </table:table-cell>
          <table:table-cell table:number-columns-repeated="2" table:style-name="ce29" office:value-type="float" office:value="105" calcext:value-type="float">
            <text:p>105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李坤煌</text:p>
            <text:p>陳秋萍</text:p>
          </table:table-cell>
          <table:table-cell table:style-name="ce13" office:value-type="string" calcext:value-type="string">
            <text:p>永康區復華三街76巷等道路改善工程</text:p>
          </table:table-cell>
          <table:table-cell table:style-name="ce23" office:value-type="string" calcext:value-type="string">
            <text:p>永康區 <text:s text:c="7"/></text:p>
          </table:table-cell>
          <table:table-cell table:number-columns-repeated="2" table:style-name="ce29" office:value-type="float" office:value="936" calcext:value-type="float">
            <text:p>93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50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建南公園填土工程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3.051" calcext:value-type="float">
            <text:p>9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泰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仁里里里內道路側溝改善工程</text:p>
          </table:table-cell>
          <table:table-cell table:style-name="ce23" office:value-type="string" calcext:value-type="string">
            <text:p>北門區</text:p>
          </table:table-cell>
          <table:table-cell table:number-columns-repeated="2" table:style-name="ce29" office:value-type="float" office:value="668" calcext:value-type="float">
            <text:p>66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世全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崎內里活動中心空調設備裝設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190" calcext:value-type="float">
            <text:p>190 </text:p>
          </table:table-cell>
          <table:table-cell table:style-name="ce29" office:value-type="float" office:value="130" calcext:value-type="float">
            <text:p>13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共同供應契約</text:p>
          </table:table-cell>
          <table:table-cell table:style-name="ce54" office:value-type="string" calcext:value-type="string">
            <text:p>大同綜合訊電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永安里8鄰富民路356巷新厝子20號前至十全路巷道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420" calcext:value-type="float">
            <text:p>420 </text:p>
          </table:table-cell>
          <table:table-cell table:style-name="ce29" office:value-type="float" office:value="415" calcext:value-type="float">
            <text:p>41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頂安里54-3號起至56號頂寮92-5號右側起至92-2號路面改善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240" calcext:value-type="float">
            <text:p>24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公開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趙昆原</text:p>
          </table:table-cell>
          <table:table-cell table:style-name="ce13" office:value-type="string" calcext:value-type="string">
            <text:p>活動中心整修工程</text:p>
          </table:table-cell>
          <table:table-cell table:style-name="ce23" office:value-type="string" calcext:value-type="string">
            <text:p>柳營區</text:p>
          </table:table-cell>
          <table:table-cell table:style-name="ce29" office:value-type="float" office:value="1150" calcext:value-type="float">
            <text:p>1,150 </text:p>
          </table:table-cell>
          <table:table-cell table:style-name="ce29" office:value-type="float" office:value="1000" calcext:value-type="float">
            <text:p>1,000 </text:p>
          </table:table-cell>
          <table:table-cell table:style-name="ce37" office:value-type="string" calcext:value-type="string">
            <text:p>教育局(處)營建及修建工程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47" office:value-type="string" calcext:value-type="string">
            <text:p>公開招標</text:p>
          </table:table-cell>
          <table:table-cell table:style-name="ce54" office:value-type="string" calcext:value-type="string">
            <text:p>旭茂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東山區南溪里埔仔(2)農路改善工程</text:p>
          </table:table-cell>
          <table:table-cell table:style-name="ce23" office:value-type="string" calcext:value-type="string">
            <text:p>東山區</text:p>
          </table:table-cell>
          <table:table-cell table:number-columns-repeated="2" table:style-name="ce29" office:value-type="float" office:value="858" calcext:value-type="float">
            <text:p>85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益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趙昆原</text:p>
          </table:table-cell>
          <table:table-cell table:style-name="ce13" office:value-type="string" calcext:value-type="string">
            <text:p>橋南里治水路171巷農業區AC路面老舊破損改善</text:p>
          </table:table-cell>
          <table:table-cell table:style-name="ce23" office:value-type="string" calcext:value-type="string">
            <text:p>鹽水區</text:p>
          </table:table-cell>
          <table:table-cell table:style-name="ce29" office:value-type="float" office:value="650" calcext:value-type="float">
            <text:p>650 </text:p>
          </table:table-cell>
          <table:table-cell table:style-name="ce29" office:value-type="float" office:value="490" calcext:value-type="float">
            <text:p>49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保安養殖生產區排擋土牆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290" calcext:value-type="float">
            <text:p>290 </text:p>
          </table:table-cell>
          <table:table-cell table:style-name="ce29" office:value-type="float" office:value="250" calcext:value-type="float">
            <text:p>250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新田里四角井農路改善工程</text:p>
          </table:table-cell>
          <table:table-cell table:style-name="ce23" office:value-type="string" calcext:value-type="string">
            <text:p>仁德區</text:p>
          </table:table-cell>
          <table:table-cell table:style-name="ce29" office:value-type="float" office:value="640" calcext:value-type="float">
            <text:p>640 </text:p>
          </table:table-cell>
          <table:table-cell table:style-name="ce29" office:value-type="float" office:value="600" calcext:value-type="float">
            <text:p>60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泰鈞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七股區看坪里(十一份)漁塭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444" calcext:value-type="float">
            <text:p>444 </text:p>
          </table:table-cell>
          <table:table-cell table:style-name="ce29" office:value-type="float" office:value="98.9" calcext:value-type="float">
            <text:p>99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逕洽廠商" calcext:value-type="string">
            <text:p><text:s/>逕洽廠商</text:p>
          </table:table-cell>
          <table:table-cell table:style-name="ce54" office:value-type="string" calcext:value-type="string">
            <text:p>瞬鋒開發企業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永康區西勢里番薯厝社區排水改善工程</text:p>
          </table:table-cell>
          <table:table-cell table:style-name="ce23" office:value-type="string" calcext:value-type="string">
            <text:p>永康區</text:p>
          </table:table-cell>
          <table:table-cell table:style-name="ce29" office:value-type="float" office:value="4700" calcext:value-type="float">
            <text:p>4,700 </text:p>
          </table:table-cell>
          <table:table-cell table:style-name="ce29" office:value-type="float" office:value="4000" calcext:value-type="float">
            <text:p>4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註銷" calcext:value-type="string">
            <text:p><text:s/>註銷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龍崎區石嘈里刺仔崙19號前崩塌地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835" calcext:value-type="float">
            <text:p>835 </text:p>
          </table:table-cell>
          <table:table-cell table:style-name="ce29" office:value-type="float" office:value="900" calcext:value-type="float">
            <text:p>9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佳泰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大內區曲溪里過江仔溪洲支流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1345.5" calcext:value-type="float">
            <text:p>1,346 </text:p>
          </table:table-cell>
          <table:table-cell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進佶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外角里中興段排水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2645" calcext:value-type="float">
            <text:p>2,645 </text:p>
          </table:table-cell>
          <table:table-cell table:style-name="ce29" office:value-type="float" office:value="2600" calcext:value-type="float">
            <text:p>2,6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文賢</text:p>
          </table:table-cell>
          <table:table-cell table:style-name="ce13" office:value-type="string" calcext:value-type="string">
            <text:p>柳營區南湖排水果毅後段及嘉南大圳段護岸工程</text:p>
          </table:table-cell>
          <table:table-cell table:style-name="ce23" office:value-type="string" calcext:value-type="string">
            <text:p>柳營區</text:p>
          </table:table-cell>
          <table:table-cell table:style-name="ce29" office:value-type="float" office:value="4270" calcext:value-type="float">
            <text:p>4,270 </text:p>
          </table:table-cell>
          <table:table-cell table:style-name="ce29" office:value-type="float" office:value="4000" calcext:value-type="float">
            <text:p>4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城西街三段路尾海巡哨旁道路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110" calcext:value-type="float">
            <text:p>1,11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7" office:value-type="string" calcext:value-type="string">
            <text:p>郭信良</text:p>
          </table:table-cell>
          <table:table-cell table:style-name="ce13" office:value-type="string" calcext:value-type="string">
            <text:p>申請美瀝包供土城各里自行修補道路之用</text:p>
          </table:table-cell>
          <table:table-cell table:style-name="ce9" office:value-type="string" calcext:value-type="string">
            <text:p>安南區 </text:p>
          </table:table-cell>
          <table:table-cell table:number-columns-repeated="2" table:style-name="ce29" office:value-type="float" office:value="7" calcext:value-type="float">
            <text:p>7 </text:p>
          </table:table-cell>
          <table:table-cell table:style-name="ce40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7" office:value-type="string" calcext:value-type="string">
            <text:p>蔡育輝</text:p>
          </table:table-cell>
          <table:table-cell table:style-name="ce13" office:value-type="string" calcext:value-type="string">
            <text:p>南勢里後坑仔尾部</text:p>
          </table:table-cell>
          <table:table-cell table:style-name="ce9" office:value-type="string" calcext:value-type="string">
            <text:p>鹽水區</text:p>
          </table:table-cell>
          <table:table-cell table:number-columns-repeated="2" table:style-name="ce29" office:value-type="float" office:value="104" calcext:value-type="float">
            <text:p>104 </text:p>
          </table:table-cell>
          <table:table-cell table:style-name="ce40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5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7" office:value-type="string" calcext:value-type="string">
            <text:p>郭信良</text:p>
          </table:table-cell>
          <table:table-cell table:style-name="ce13" office:value-type="string" calcext:value-type="string">
            <text:p>七股區舊南38線漁業產業道路改善工程</text:p>
          </table:table-cell>
          <table:table-cell table:style-name="ce9" office:value-type="string" calcext:value-type="string">
            <text:p>七股區 </text:p>
          </table:table-cell>
          <table:table-cell table:number-columns-repeated="2" table:style-name="ce29" office:value-type="float" office:value="360" calcext:value-type="float">
            <text:p>360 </text:p>
          </table:table-cell>
          <table:table-cell table:style-name="ce40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7" office:value-type="string" calcext:value-type="string">
            <text:p>楊中成</text:p>
          </table:table-cell>
          <table:table-cell table:style-name="ce13" office:value-type="string" calcext:value-type="string">
            <text:p>新市區三舍里南137鄉道路面改善工程二期</text:p>
          </table:table-cell>
          <table:table-cell table:style-name="ce9" office:value-type="string" calcext:value-type="string">
            <text:p>新市區 </text:p>
          </table:table-cell>
          <table:table-cell table:number-columns-repeated="2" table:style-name="ce29" office:value-type="float" office:value="2070" calcext:value-type="float">
            <text:p>2,070 </text:p>
          </table:table-cell>
          <table:table-cell table:style-name="ce40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5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7" office:value-type="string" calcext:value-type="string">
            <text:p>林美燕</text:p>
          </table:table-cell>
          <table:table-cell table:style-name="ce13" office:value-type="string" calcext:value-type="string">
            <text:p>水萍塭公園安裝腰背按摩器</text:p>
          </table:table-cell>
          <table:table-cell table:style-name="ce9" office:value-type="string" calcext:value-type="string">
            <text:p>南區</text:p>
          </table:table-cell>
          <table:table-cell table:number-columns-repeated="2" table:style-name="ce29" office:value-type="float" office:value="96.163" calcext:value-type="float">
            <text:p>96 </text:p>
          </table:table-cell>
          <table:table-cell table:style-name="ce40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5" office:value-type="string" calcext:value-type="string">
            <text:p>宏築興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北門國小旁排水溝改善工程</text:p>
          </table:table-cell>
          <table:table-cell table:style-name="ce23" office:value-type="string" calcext:value-type="string">
            <text:p>北門區</text:p>
          </table:table-cell>
          <table:table-cell table:number-columns-repeated="2" table:style-name="ce29" office:value-type="float" office:value="550" calcext:value-type="float">
            <text:p>55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世全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日新里活動中心增購設備需求計畫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267" calcext:value-type="float">
            <text:p>267 </text:p>
          </table:table-cell>
          <table:table-cell table:style-name="ce29" office:value-type="float" office:value="181" calcext:value-type="float">
            <text:p>181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旺興建材行</text:p>
            <text:p>承宇廣告顧問有限公司</text:p>
            <text:p>大元鋁門窗行</text:p>
            <text:p>鉅龍國際事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仁得里無線廣播系統修繕</text:p>
          </table:table-cell>
          <table:table-cell table:style-name="ce23" office:value-type="string" calcext:value-type="string">
            <text:p>學甲區</text:p>
          </table:table-cell>
          <table:table-cell table:number-columns-repeated="2" table:style-name="ce29" office:value-type="float" office:value="36" calcext:value-type="float">
            <text:p>3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瑞盈電器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5" office:value-type="string" calcext:value-type="string">
            <text:p>關廟區下湖里保東一街368巷下湖二街96巷路面改善工程(宥健)</text:p>
          </table:table-cell>
          <table:table-cell table:style-name="ce24" office:value-type="string" office:string-value="關廟區" calcext:value-type="string">
            <text:p><text:s/>關廟區</text:p>
          </table:table-cell>
          <table:table-cell table:style-name="ce30" office:value-type="float" office:value="1720" calcext:value-type="float">
            <text:p>1,720 </text:p>
          </table:table-cell>
          <table:table-cell table:style-name="ce30" office:value-type="float" office:value="181" calcext:value-type="float">
            <text:p>181 </text:p>
          </table:table-cell>
          <table:table-cell table:style-name="ce14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辦理發包中</text:p>
          </table:table-cell>
          <table:table-cell table:style-name="ce14"/>
          <table:table-cell table:style-name="ce61"/>
          <table:table-cell table:style-name="ce20" table:number-columns-repeated="16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飲用水設備</text:p>
          </table:table-cell>
          <table:table-cell table:style-name="ce23" office:value-type="string" calcext:value-type="string">
            <text:p>永康區</text:p>
          </table:table-cell>
          <table:table-cell table:style-name="ce29" office:value-type="float" office:value="628.82" calcext:value-type="float">
            <text:p>629 </text:p>
          </table:table-cell>
          <table:table-cell table:style-name="ce29" office:value-type="float" office:value="325" calcext:value-type="float">
            <text:p>325 </text:p>
          </table:table-cell>
          <table:table-cell table:style-name="ce37" office:value-type="string" calcext:value-type="string">
            <text:p>教育局(處)其他設備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51" office:value-type="string" calcext:value-type="string">
            <text:p>公開招標</text:p>
          </table:table-cell>
          <table:table-cell table:style-name="ce54" office:value-type="string" calcext:value-type="string">
            <text:p>靜飲工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區嶺南里九層林(7)農路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1024.3" calcext:value-type="float">
            <text:p>1,024 </text:p>
          </table:table-cell>
          <table:table-cell table:style-name="ce29" office:value-type="float" office:value="370" calcext:value-type="float">
            <text:p>37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益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溪心里安吉路999巷135弄農路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189" calcext:value-type="float">
            <text:p>189 </text:p>
          </table:table-cell>
          <table:table-cell table:style-name="ce29" office:value-type="float" office:value="352" calcext:value-type="float">
            <text:p>35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限制性招標" calcext:value-type="string">
            <text:p><text:s/>限制性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豐和里營後排水東側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367.5" calcext:value-type="float">
            <text:p>36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南勢里電桿編號隆麻高幹202對面道路排水改善工程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514.5" calcext:value-type="float">
            <text:p>515 </text:p>
          </table:table-cell>
          <table:table-cell table:style-name="ce29" office:value-type="float" office:value="910" calcext:value-type="float">
            <text:p>91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聯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二溪里其仔瓦往土壩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570" calcext:value-type="float">
            <text:p>570 </text:p>
          </table:table-cell>
          <table:table-cell table:style-name="ce29" office:value-type="float" office:value="95" calcext:value-type="float">
            <text:p>9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大暉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曾王雅雲</text:p>
          </table:table-cell>
          <table:table-cell table:style-name="ce13" office:value-type="string" calcext:value-type="string">
            <text:p>歸仁區仁愛南街F幹線雨水下水道工程</text:p>
          </table:table-cell>
          <table:table-cell table:style-name="ce23" office:value-type="string" calcext:value-type="string">
            <text:p>歸仁區</text:p>
          </table:table-cell>
          <table:table-cell table:number-columns-repeated="2" table:style-name="ce29" office:value-type="float" office:value="1200" calcext:value-type="float">
            <text:p>1,2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文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龍崎區楠坑里楠坑1號橋下游野溪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900" calcext:value-type="float">
            <text:p>900 </text:p>
          </table:table-cell>
          <table:table-cell table:style-name="ce29" office:value-type="float" office:value="890" calcext:value-type="float">
            <text:p>89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永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柳營區佛山農路支線野溪整治工程</text:p>
          </table:table-cell>
          <table:table-cell table:style-name="ce23" office:value-type="string" calcext:value-type="string">
            <text:p>柳營區</text:p>
          </table:table-cell>
          <table:table-cell table:style-name="ce29" office:value-type="float" office:value="2240" calcext:value-type="float">
            <text:p>2,240 </text:p>
          </table:table-cell>
          <table:table-cell table:style-name="ce29" office:value-type="float" office:value="2170" calcext:value-type="float">
            <text:p>2,17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巨曜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土溝里土溝三侖中排二排水改善工程(第五期)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810" calcext:value-type="float">
            <text:p>81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官田區番子田排水護岸改善工程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4510" calcext:value-type="float">
            <text:p>4,510 </text:p>
          </table:table-cell>
          <table:table-cell table:style-name="ce29" office:value-type="float" office:value="4300" calcext:value-type="float">
            <text:p>4,3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瓏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鹿耳門聖母廟東側停車場聯外車道道路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43.75" calcext:value-type="float">
            <text:p>4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南區公學路一段173巷路面改善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40" calcext:value-type="float">
            <text:p>14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鹽水區汫水里汫水國小前南77線道路改善工程</text:p>
            <text:p>(鹽水區汫水里南77線(汫水國小至八掌溪上橋面起點)道路改善工程)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828" calcext:value-type="float">
            <text:p>82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申請美瀝包300包供學甲區修補道路之用</text:p>
          </table:table-cell>
          <table:table-cell table:style-name="ce23" office:value-type="string" calcext:value-type="string">
            <text:p>學甲區 </text:p>
          </table:table-cell>
          <table:table-cell table:number-columns-repeated="2" table:style-name="ce29" office:value-type="float" office:value="42" calcext:value-type="float">
            <text:p>4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永康區富強路二段189、184、278等巷道路改善工程</text:p>
          </table:table-cell>
          <table:table-cell table:style-name="ce23" office:value-type="string" calcext:value-type="string">
            <text:p>永康區 <text:s text:c="7"/></text:p>
          </table:table-cell>
          <table:table-cell table:number-columns-repeated="2" table:style-name="ce29" office:value-type="float" office:value="1088" calcext:value-type="float">
            <text:p>1,08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溪心里海中街744巷47號至功安一街間路段道路路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14" calcext:value-type="float">
            <text:p>11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永華里井仔腳排水溝改善工程</text:p>
          </table:table-cell>
          <table:table-cell table:style-name="ce23" office:value-type="string" calcext:value-type="string">
            <text:p>北門區</text:p>
          </table:table-cell>
          <table:table-cell table:number-columns-repeated="2" table:style-name="ce29" office:value-type="float" office:value="330" calcext:value-type="float">
            <text:p>33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世全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11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光明里活動中心設備購置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304" calcext:value-type="float">
            <text:p>304 </text:p>
          </table:table-cell>
          <table:table-cell table:style-name="ce29" office:value-type="float" office:value="122" calcext:value-type="float">
            <text:p>122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大同綜合訊電股份有限公司永康分公司</text:p>
            <text:p>佳菱企業有限公司</text:p>
            <text:p>尚真事業有限公司</text:p>
            <text:p>駿吉企業社</text:p>
            <text:p>裕達商行</text:p>
            <text:p>冠騰行</text:p>
            <text:p>大山黑板商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曾順良</text:p>
          </table:table-cell>
          <table:table-cell table:style-name="ce13" office:value-type="string" calcext:value-type="string">
            <text:p>東區泉南里活動中心購置內部設備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129" calcext:value-type="float">
            <text:p>129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共同供應契約</text:p>
            <text:p>逕洽廠商</text:p>
          </table:table-cell>
          <table:table-cell table:style-name="ce54" office:value-type="string" calcext:value-type="string">
            <text:p>大同綜合訊電有限公司</text:p>
            <text:p>啟揚音響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安正里放置社子天后宮廣播器更新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37" calcext:value-type="float">
            <text:p>37 </text:p>
          </table:table-cell>
          <table:table-cell table:style-name="ce29" office:value-type="float" office:value="35" calcext:value-type="float">
            <text:p>3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弘袁企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惠員</text:p>
          </table:table-cell>
          <table:table-cell table:style-name="ce13" office:value-type="string" calcext:value-type="string">
            <text:p>活動中心冷氣改善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float" office:value="252.228" calcext:value-type="float">
            <text:p>252 </text:p>
          </table:table-cell>
          <table:table-cell table:style-name="ce29" office:value-type="float" office:value="250" calcext:value-type="float">
            <text:p>250 </text:p>
          </table:table-cell>
          <table:table-cell table:style-name="ce37" office:value-type="string" calcext:value-type="string">
            <text:p>教育局(處)其他設備</text:p>
          </table:table-cell>
          <table:table-cell table:style-name="ce43" office:value-type="string" office:string-value="教育局" calcext:value-type="string">
            <text:p><text:s/>教育局</text:p>
          </table:table-cell>
          <table:table-cell table:style-name="ce47" office:value-type="string" calcext:value-type="string">
            <text:p>公開招標</text:p>
          </table:table-cell>
          <table:table-cell table:style-name="ce54" office:value-type="string" calcext:value-type="string">
            <text:p>富麗電器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東山高原里竹頭排農路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281" calcext:value-type="float">
            <text:p>281 </text:p>
          </table:table-cell>
          <table:table-cell table:style-name="ce29" office:value-type="float" office:value="150" calcext:value-type="float">
            <text:p>15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益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布袋里長和路四段160巷5弄171號之8號前農路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280" calcext:value-type="float">
            <text:p>280 </text:p>
          </table:table-cell>
          <table:table-cell table:style-name="ce29" office:value-type="float" office:value="464" calcext:value-type="float">
            <text:p>464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限制性招標" calcext:value-type="string">
            <text:p><text:s/>限制性招標</text:p>
          </table:table-cell>
          <table:table-cell table:style-name="ce54" office:value-type="string" calcext:value-type="string">
            <text:p>承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新達里瓦寮8-1號後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220" calcext:value-type="float">
            <text:p>220 </text:p>
          </table:table-cell>
          <table:table-cell table:style-name="ce29" office:value-type="float" office:value="105" calcext:value-type="float">
            <text:p>105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仁德區如意段174號前農路改善工程</text:p>
          </table:table-cell>
          <table:table-cell table:style-name="ce23" office:value-type="string" calcext:value-type="string">
            <text:p>仁德區</text:p>
          </table:table-cell>
          <table:table-cell table:style-name="ce29" office:value-type="float" office:value="1690" calcext:value-type="float">
            <text:p>1,690 </text:p>
          </table:table-cell>
          <table:table-cell table:style-name="ce29" office:value-type="float" office:value="1050" calcext:value-type="float">
            <text:p>1,05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泰鈞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大內區二溪里大匏崙(大匏高幹34)農路邊坡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800" calcext:value-type="float">
            <text:p>800 </text:p>
          </table:table-cell>
          <table:table-cell table:style-name="ce29" office:value-type="float" office:value="90" calcext:value-type="float">
            <text:p>9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大暉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歸仁區崙頂里成功路二段排水改善工程</text:p>
          </table:table-cell>
          <table:table-cell table:style-name="ce23" office:value-type="string" calcext:value-type="string">
            <text:p>歸仁區</text:p>
          </table:table-cell>
          <table:table-cell table:style-name="ce29" office:value-type="float" office:value="1720" calcext:value-type="float">
            <text:p>1,720 </text:p>
          </table:table-cell>
          <table:table-cell table:style-name="ce29" office:value-type="float" office:value="1500" calcext:value-type="float">
            <text:p>1,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昱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玉井區三埔里三條溝中排改善工程</text:p>
          </table:table-cell>
          <table:table-cell table:style-name="ce23" office:value-type="string" calcext:value-type="string">
            <text:p>玉井區</text:p>
          </table:table-cell>
          <table:table-cell table:style-name="ce29" office:value-type="float" office:value="717" calcext:value-type="float">
            <text:p>717 </text:p>
          </table:table-cell>
          <table:table-cell table:style-name="ce29" office:value-type="float" office:value="190" calcext:value-type="float">
            <text:p>19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白河區仙草里險潭三號橋旁野溪護岸崩塌改善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690" calcext:value-type="float">
            <text:p>690 </text:p>
          </table:table-cell>
          <table:table-cell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久明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後壁區崁頂里部落排水改善工程</text:p>
          </table:table-cell>
          <table:table-cell table:style-name="ce23" office:value-type="string" calcext:value-type="string">
            <text:p>後壁區</text:p>
          </table:table-cell>
          <table:table-cell table:style-name="ce29" office:value-type="float" office:value="337.5" calcext:value-type="float">
            <text:p>338 </text:p>
          </table:table-cell>
          <table:table-cell table:style-name="ce29" office:value-type="float" office:value="330" calcext:value-type="float">
            <text:p>3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明耀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退之</text:p>
          </table:table-cell>
          <table:table-cell table:style-name="ce13" office:value-type="string" calcext:value-type="string">
            <text:p>鹽水排水菜寮橋上游護岸應急工程</text:p>
          </table:table-cell>
          <table:table-cell table:style-name="ce23" office:value-type="string" calcext:value-type="string">
            <text:p>新營區</text:p>
          </table:table-cell>
          <table:table-cell table:style-name="ce29" office:value-type="string" calcext:value-type="string">
            <text:p>#REF!</text:p>
          </table:table-cell>
          <table:table-cell table:style-name="ce29" office:value-type="float" office:value="10353" calcext:value-type="float">
            <text:p>10,353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柏承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曾順良</text:p>
          </table:table-cell>
          <table:table-cell table:style-name="ce13" office:value-type="string" calcext:value-type="string">
            <text:p>東區東成街182巷1弄、東成街182巷2弄、東門路三段179巷及東成街72巷邊等巷道路面改善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908" calcext:value-type="float">
            <text:p>90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安中路三段138巷路面改善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86" calcext:value-type="float">
            <text:p>8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鹽水區岸內里南77線(自茑松路進入南廈山莊)道路改善工程</text:p>
          </table:table-cell>
          <table:table-cell table:style-name="ce23" office:value-type="string" calcext:value-type="string">
            <text:p>鹽水區</text:p>
          </table:table-cell>
          <table:table-cell table:number-columns-repeated="2" table:style-name="ce29" office:value-type="float" office:value="414" calcext:value-type="float">
            <text:p>414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申請美瀝包150包供下營區賀建、西連等里自行修補道路</text:p>
          </table:table-cell>
          <table:table-cell table:style-name="ce23" office:value-type="string" calcext:value-type="string">
            <text:p>下營區 </text:p>
          </table:table-cell>
          <table:table-cell table:number-columns-repeated="2" table:style-name="ce29" office:value-type="float" office:value="21" calcext:value-type="float">
            <text:p>21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三舍里南137鄉道路面改善工程</text:p>
          </table:table-cell>
          <table:table-cell table:style-name="ce23" office:value-type="string" calcext:value-type="string">
            <text:p>新市區 </text:p>
          </table:table-cell>
          <table:table-cell table:number-columns-repeated="2" table:style-name="ce29" office:value-type="float" office:value="932" calcext:value-type="float">
            <text:p>93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南區公親里公學路一段173巷41-1號至61號路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90" calcext:value-type="float">
            <text:p>9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12">
          <table:table-cell table:style-name="ce7" office:value-type="string" calcext:value-type="string">
            <text:p>林志聰</text:p>
          </table:table-cell>
          <table:table-cell table:style-name="ce13" office:value-type="string" calcext:value-type="string">
            <text:p>新化區礁坑里(中興高枝27)路面改善工程</text:p>
          </table:table-cell>
          <table:table-cell table:style-name="ce9" office:value-type="string" calcext:value-type="string">
            <text:p>新化區</text:p>
          </table:table-cell>
          <table:table-cell table:number-columns-repeated="2" table:style-name="ce29" office:value-type="float" office:value="525" calcext:value-type="float">
            <text:p>525 </text:p>
          </table:table-cell>
          <table:table-cell table:style-name="ce40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8" office:value-type="string" calcext:value-type="string">
            <text:p>多次流標，退回廠商重新修正預算書後再公告招標。</text:p>
          </table:table-cell>
          <table:table-cell table:style-name="ce55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仁德區大甲里社區廣場地磚改善</text:p>
          </table:table-cell>
          <table:table-cell table:style-name="ce23" office:value-type="string" calcext:value-type="string">
            <text:p>仁德區</text:p>
          </table:table-cell>
          <table:table-cell table:number-columns-repeated="2" table:style-name="ce29" office:value-type="float" office:value="300" calcext:value-type="float">
            <text:p>30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公開取得</text:p>
          </table:table-cell>
          <table:table-cell table:style-name="ce54" office:value-type="string" calcext:value-type="string">
            <text:p>正國土木工程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北門區雙春地區道路改善工程</text:p>
          </table:table-cell>
          <table:table-cell table:style-name="ce23" office:value-type="string" calcext:value-type="string">
            <text:p>北門區</text:p>
          </table:table-cell>
          <table:table-cell table:style-name="ce29" office:value-type="float" office:value="846" calcext:value-type="float">
            <text:p>846 </text:p>
          </table:table-cell>
          <table:table-cell table:style-name="ce29" office:value-type="float" office:value="285" calcext:value-type="float">
            <text:p>28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公開招標</text:p>
          </table:table-cell>
          <table:table-cell table:style-name="ce54" office:value-type="string" calcext:value-type="string">
            <text:p>世全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南勢里廣播系統更新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70" calcext:value-type="float">
            <text:p>70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韋瓦第專業音響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布袋尾半路田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480" calcext:value-type="float">
            <text:p>480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13" office:value-type="string" calcext:value-type="string">
            <text:p>104-龜丹埔頭仔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348" calcext:value-type="float">
            <text:p>348 </text:p>
          </table:table-cell>
          <table:table-cell table:style-name="ce29" office:value-type="float" office:value="343" calcext:value-type="float">
            <text:p>34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豐和里營後排水北側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780" calcext:value-type="float">
            <text:p>780 </text:p>
          </table:table-cell>
          <table:table-cell table:style-name="ce29" office:value-type="float" office:value="367.5" calcext:value-type="float">
            <text:p>368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新化區礁坑里九層嶺69號旁農路改善工程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207.36" calcext:value-type="float">
            <text:p>207 </text:p>
          </table:table-cell>
          <table:table-cell table:style-name="ce29" office:value-type="float" office:value="110" calcext:value-type="float">
            <text:p>11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關廟區布袋里小灣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450" calcext:value-type="float">
            <text:p>45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歸仁區西埔里西埔三街52巷臨時排水改善工程</text:p>
          </table:table-cell>
          <table:table-cell table:style-name="ce23" office:value-type="string" calcext:value-type="string">
            <text:p>歸仁區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昱發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龍崎區土崎里考潭崩塌地及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393.95" calcext:value-type="float">
            <text:p>394 </text:p>
          </table:table-cell>
          <table:table-cell table:style-name="ce29" office:value-type="float" office:value="350" calcext:value-type="float">
            <text:p>3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聖勳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白河區大林里六重溪慈善橋上游左側護岸興建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1750" calcext:value-type="float">
            <text:p>1,750 </text:p>
          </table:table-cell>
          <table:table-cell table:style-name="ce29" office:value-type="float" office:value="1400" calcext:value-type="float">
            <text:p>1,4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立宸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六甲區東豐中排一上游段改善工程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5172" calcext:value-type="float">
            <text:p>5,172 </text:p>
          </table:table-cell>
          <table:table-cell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下茄苳大排(頂寮小段1804號旁)排水改善工程</text:p>
          </table:table-cell>
          <table:table-cell table:style-name="ce23" office:value-type="string" calcext:value-type="string">
            <text:p>後壁區</text:p>
          </table:table-cell>
          <table:table-cell table:style-name="ce29" office:value-type="string" calcext:value-type="string">
            <text:p>#REF!</text:p>
          </table:table-cell>
          <table:table-cell table:style-name="ce29" office:value-type="float" office:value="8000" calcext:value-type="float">
            <text:p>8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集揚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區里內街巷道路面部分破損申請美瀝包</text:p>
          </table:table-cell>
          <table:table-cell table:style-name="ce25" office:value-type="string" calcext:value-type="string">
            <text:p>關廟區</text:p>
          </table:table-cell>
          <table:table-cell table:number-columns-repeated="2" table:style-name="ce30" office:value-type="float" office:value="28" calcext:value-type="float">
            <text:p>2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公道五人行步道更新種植洋紅風鈴木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1.967" calcext:value-type="float">
            <text:p>92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綠也景觀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育輝</text:p>
          </table:table-cell>
          <table:table-cell table:style-name="ce13" office:value-type="string" calcext:value-type="string">
            <text:p>新營區五興里南70線往19甲竹仔腳中排旁道路改善工程</text:p>
          </table:table-cell>
          <table:table-cell table:style-name="ce23" office:value-type="string" calcext:value-type="string">
            <text:p>新營區</text:p>
          </table:table-cell>
          <table:table-cell table:number-columns-repeated="2" table:style-name="ce29" office:value-type="float" office:value="1380" calcext:value-type="float">
            <text:p>1,38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中路三段400巷排水溝淤積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634" calcext:value-type="float">
            <text:p>634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8" office:value-type="string" calcext:value-type="string">
            <text:p>流標退回業務單位檢討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慶鎮</text:p>
          </table:table-cell>
          <table:table-cell table:style-name="ce13" office:value-type="string" calcext:value-type="string">
            <text:p>新市區轄內各道路AC路面刨鋪工程開口契約</text:p>
          </table:table-cell>
          <table:table-cell table:style-name="ce23" office:value-type="string" calcext:value-type="string">
            <text:p>新市區 </text:p>
          </table:table-cell>
          <table:table-cell table:number-columns-repeated="2" table:style-name="ce29" office:value-type="float" office:value="4000" calcext:value-type="float">
            <text:p>4,00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新順里育安三街66號至88號間道路改善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58" calcext:value-type="float">
            <text:p>15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陳秋萍</text:p>
          </table:table-cell>
          <table:table-cell table:style-name="ce13" office:value-type="string" calcext:value-type="string">
            <text:p>永康區大同街740巷排水溝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取得報價單或企劃書" calcext:value-type="string">
            <text:p><text:s/>公開取得報價單或企劃書</text:p>
          </table:table-cell>
          <table:table-cell table:style-name="ce54" office:value-type="string" calcext:value-type="string">
            <text:p>泰鈞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陸美祈</text:p>
          </table:table-cell>
          <table:table-cell table:style-name="ce13" office:value-type="string" calcext:value-type="string">
            <text:p>東區裕聖里活動中心購置卡拉ok設備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70" calcext:value-type="float">
            <text:p>7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弘勝科技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安南區鳳凰里活動中心頂樓防水地磚及一樓電燈紗窗更換修繕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1575" calcext:value-type="float">
            <text:p>1,575 </text:p>
          </table:table-cell>
          <table:table-cell table:style-name="ce29" office:value-type="float" office:value="940" calcext:value-type="float">
            <text:p>94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取得</text:p>
          </table:table-cell>
          <table:table-cell table:style-name="ce54" office:value-type="string" calcext:value-type="string">
            <text:p>新毅營造工程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3" office:value-type="string" calcext:value-type="string">
            <text:p>永祥里活動中心有線廣播系統工程</text:p>
          </table:table-cell>
          <table:table-cell table:style-name="ce23" office:value-type="string" calcext:value-type="string">
            <text:p>北區</text:p>
          </table:table-cell>
          <table:table-cell table:style-name="ce29" office:value-type="float" office:value="98" calcext:value-type="float">
            <text:p>98 </text:p>
          </table:table-cell>
          <table:table-cell table:style-name="ce29" office:value-type="float" office:value="97" calcext:value-type="float">
            <text:p>97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長河企業社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布袋三塊厝農路改善工程</text:p>
          </table:table-cell>
          <table:table-cell table:style-name="ce23" office:value-type="string" calcext:value-type="string">
            <text:p>關廟區</text:p>
          </table:table-cell>
          <table:table-cell table:number-columns-repeated="2" table:style-name="ce29" office:value-type="float" office:value="903" calcext:value-type="float">
            <text:p>903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承立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104－龜丹草籽坪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1643.15" calcext:value-type="float">
            <text:p>1,643 </text:p>
          </table:table-cell>
          <table:table-cell table:style-name="ce29" office:value-type="float" office:value="688" calcext:value-type="float">
            <text:p>68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豐和里老塘湖東側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1200" calcext:value-type="float">
            <text:p>1,200 </text:p>
          </table:table-cell>
          <table:table-cell table:style-name="ce29" office:value-type="float" office:value="315" calcext:value-type="float">
            <text:p>315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佃東里海佃路四段388巷134弄側溝及路面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2400" calcext:value-type="float">
            <text:p>2,400 </text:p>
          </table:table-cell>
          <table:table-cell table:style-name="ce29" office:value-type="float" office:value="1968" calcext:value-type="float">
            <text:p>1,96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布袋里南邊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740" calcext:value-type="float">
            <text:p>740 </text:p>
          </table:table-cell>
          <table:table-cell table:style-name="ce29" office:value-type="float" office:value="360" calcext:value-type="float">
            <text:p>360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  <text:p>林全忠</text:p>
          </table:table-cell>
          <table:table-cell table:style-name="ce13" office:value-type="string" calcext:value-type="string">
            <text:p>山上區南洲里納骨塔前區域排水改善工程</text:p>
          </table:table-cell>
          <table:table-cell table:style-name="ce23" office:value-type="string" calcext:value-type="string">
            <text:p>山上區</text:p>
          </table:table-cell>
          <table:table-cell table:number-columns-repeated="2" table:style-name="ce29" office:value-type="float" office:value="2500" calcext:value-type="float">
            <text:p>2,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上仁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龍崎區崎頂里嶺頂31號屋後邊坡改善工程</text:p>
          </table:table-cell>
          <table:table-cell table:style-name="ce23" office:value-type="string" calcext:value-type="string">
            <text:p>龍崎區</text:p>
          </table:table-cell>
          <table:table-cell table:number-columns-repeated="2" table:style-name="ce29" office:value-type="float" office:value="640" calcext:value-type="float">
            <text:p>64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白河區六溪里六重溪嘉宏橋上游右側護岸新建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1500" calcext:value-type="float">
            <text:p>1,500 </text:p>
          </table:table-cell>
          <table:table-cell table:style-name="ce29" office:value-type="float" office:value="690" calcext:value-type="float">
            <text:p>69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立輝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六甲區牛坔排水上游段後續改善工程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2003.56" calcext:value-type="float">
            <text:p>2,004 </text:p>
          </table:table-cell>
          <table:table-cell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菁寮排水(菁長橋上游段)護岸應急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25380" calcext:value-type="float">
            <text:p>25,38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集揚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盧崑福</text:p>
          </table:table-cell>
          <table:table-cell table:style-name="ce13" office:value-type="string" calcext:value-type="string">
            <text:p>慶平公園增設石桌椅</text:p>
          </table:table-cell>
          <table:table-cell table:style-name="ce23" office:value-type="string" calcext:value-type="string">
            <text:p>安平區</text:p>
          </table:table-cell>
          <table:table-cell table:number-columns-repeated="2" table:style-name="ce29" office:value-type="float" office:value="91.067" calcext:value-type="float">
            <text:p>91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昇霖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體育場旁綠地安裝體健設施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9.792" calcext:value-type="float">
            <text:p>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次郎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將軍區西華里路面改善工程</text:p>
          </table:table-cell>
          <table:table-cell table:style-name="ce23" office:value-type="string" calcext:value-type="string">
            <text:p>將軍區</text:p>
          </table:table-cell>
          <table:table-cell table:number-columns-repeated="2" table:style-name="ce29" office:value-type="float" office:value="274" calcext:value-type="float">
            <text:p>274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聖母段639、641、642地號、砂崙段763地號及草湖段370、372地號等停車場鋪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288" calcext:value-type="float">
            <text:p>288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宜瑾</text:p>
            <text:p>林燕祝</text:p>
          </table:table-cell>
          <table:table-cell table:style-name="ce13" office:value-type="string" calcext:value-type="string">
            <text:p>永康區中華里小東路477巷等道路改善工程</text:p>
          </table:table-cell>
          <table:table-cell table:style-name="ce9" office:value-type="string" calcext:value-type="string">
            <text:p>永康區 <text:s text:c="7"/></text:p>
          </table:table-cell>
          <table:table-cell table:number-columns-repeated="2" table:style-name="ce31" office:value-type="float" office:value="954" calcext:value-type="float">
            <text:p>95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62"/>
          <table:table-cell table:style-name="ce20" table:number-columns-repeated="16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長和路四段253巷91號旁認養空地鋪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40" calcext:value-type="float">
            <text:p>14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新田里新田二街138巷內道路排水改善工程</text:p>
          </table:table-cell>
          <table:table-cell table:style-name="ce23" office:value-type="string" calcext:value-type="string">
            <text:p>仁德區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泰鈞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官田區官田里廣播系統汰換採購</text:p>
          </table:table-cell>
          <table:table-cell table:style-name="ce23" office:value-type="string" calcext:value-type="string">
            <text:p>官田區</text:p>
          </table:table-cell>
          <table:table-cell table:style-name="ce29" office:value-type="float" office:value="90" calcext:value-type="float">
            <text:p>90 </text:p>
          </table:table-cell>
          <table:table-cell table:style-name="ce29" office:value-type="float" office:value="80" calcext:value-type="float">
            <text:p>8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暢弘科技顧問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新化區礁坑里社區發展協會旁道路改善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招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馬沙溝濱海活動中心冷氣室外機損壞修復</text:p>
          </table:table-cell>
          <table:table-cell table:style-name="ce23" office:value-type="string" calcext:value-type="string">
            <text:p>將軍區</text:p>
          </table:table-cell>
          <table:table-cell table:number-columns-repeated="2" table:style-name="ce29" office:value-type="float" office:value="53" calcext:value-type="float">
            <text:p>53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龍勝電器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大內區曲溪里蘆芝坑產業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457.2" calcext:value-type="float">
            <text:p>457 </text:p>
          </table:table-cell>
          <table:table-cell table:style-name="ce29" office:value-type="float" office:value="285" calcext:value-type="float">
            <text:p>28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104－龜丹里豬灶坑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1180.325" calcext:value-type="float">
            <text:p>1,180 </text:p>
          </table:table-cell>
          <table:table-cell table:style-name="ce29" office:value-type="float" office:value="1025" calcext:value-type="float">
            <text:p>1,02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長青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光華里171線北側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950" calcext:value-type="float">
            <text:p>950 </text:p>
          </table:table-cell>
          <table:table-cell table:style-name="ce29" office:value-type="float" office:value="262.5" calcext:value-type="float">
            <text:p>263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旺詮</text:p>
          </table:table-cell>
          <table:table-cell table:style-name="ce13" office:value-type="string" calcext:value-type="string">
            <text:p>溪心里本原街二段106巷農產道路排水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570" calcext:value-type="float">
            <text:p>570 </text:p>
          </table:table-cell>
          <table:table-cell table:style-name="ce29" office:value-type="float" office:value="650" calcext:value-type="float">
            <text:p>65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下湖里茄苳湖埤北岸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270" calcext:value-type="float">
            <text:p>270 </text:p>
          </table:table-cell>
          <table:table-cell table:style-name="ce29" office:value-type="float" office:value="300" calcext:value-type="float">
            <text:p>300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嘉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李坤煌</text:p>
          </table:table-cell>
          <table:table-cell table:style-name="ce13" office:value-type="string" calcext:value-type="string">
            <text:p>山上區明南段647地號排水改善工程</text:p>
          </table:table-cell>
          <table:table-cell table:style-name="ce23" office:value-type="string" calcext:value-type="string">
            <text:p>山上區</text:p>
          </table:table-cell>
          <table:table-cell table:number-columns-repeated="2" table:style-name="ce29" office:value-type="float" office:value="2000" calcext:value-type="float">
            <text:p>2,0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上仁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龍崎區大坪里(大坪高分79旁)崩塌地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264.1" calcext:value-type="float">
            <text:p>264 </text:p>
          </table:table-cell>
          <table:table-cell table:style-name="ce29" office:value-type="float" office:value="230" calcext:value-type="float">
            <text:p>2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龍崎區土崎里礁坑仔憲旭崩塌改善工程</text:p>
          </table:table-cell>
          <table:table-cell table:style-name="ce23" office:value-type="string" calcext:value-type="string">
            <text:p>龍崎區</text:p>
          </table:table-cell>
          <table:table-cell table:number-columns-repeated="2"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佳泰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六甲區菁埔埤排水改善工程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990" calcext:value-type="float">
            <text:p>990 </text:p>
          </table:table-cell>
          <table:table-cell table:style-name="ce29" office:value-type="float" office:value="700" calcext:value-type="float">
            <text:p>7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霖造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後壁區新東里下茄苳排水(新東橋下游段南岸)護岸應急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12800" calcext:value-type="float">
            <text:p>12,8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宏斌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許至椿</text:p>
          </table:table-cell>
          <table:table-cell table:style-name="ce13" office:value-type="string" calcext:value-type="string">
            <text:p>北區成德里育德二路與育德二路810巷路面改善</text:p>
          </table:table-cell>
          <table:table-cell table:style-name="ce23" office:value-type="string" calcext:value-type="string">
            <text:p>北區</text:p>
          </table:table-cell>
          <table:table-cell table:number-columns-repeated="2" table:style-name="ce29" office:value-type="float" office:value="1340" calcext:value-type="float">
            <text:p>1,34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中華南路大同路口(四海豆漿)埋設涵管工程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0.275" calcext:value-type="float">
            <text:p>9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永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明宜里信義路(天水路至民權路)路面改善工程</text:p>
          </table:table-cell>
          <table:table-cell table:style-name="ce23" office:value-type="string" calcext:value-type="string">
            <text:p>學甲區</text:p>
          </table:table-cell>
          <table:table-cell table:number-columns-repeated="2" table:style-name="ce29" office:value-type="float" office:value="987" calcext:value-type="float">
            <text:p>987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興農里明興路1055巷17弄及18弄路面改善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322" calcext:value-type="float">
            <text:p>32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永康區鹽洲里鹽洲二街等處道路改善工程</text:p>
          </table:table-cell>
          <table:table-cell table:style-name="ce23" office:value-type="string" calcext:value-type="string">
            <text:p>永康區 <text:s text:c="7"/></text:p>
          </table:table-cell>
          <table:table-cell table:number-columns-repeated="2" table:style-name="ce29" office:value-type="float" office:value="1196" calcext:value-type="float">
            <text:p>1,19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炳利</text:p>
          </table:table-cell>
          <table:table-cell table:style-name="ce13" office:value-type="string" calcext:value-type="string">
            <text:p>同安路129號前(飛虎將軍廟旁)淹水</text:p>
          </table:table-cell>
          <table:table-cell table:style-name="ce23" office:value-type="string" calcext:value-type="string">
            <text:p>安南區</text:p>
          </table:table-cell>
          <table:table-cell table:number-columns-repeated="2" table:style-name="ce29" office:value-type="float" office:value="44.68" calcext:value-type="float">
            <text:p>4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佳達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永康區大灣路942巷71弄等處排水改善工程</text:p>
          </table:table-cell>
          <table:table-cell table:style-name="ce23" office:value-type="string" calcext:value-type="string">
            <text:p>永康區</text:p>
          </table:table-cell>
          <table:table-cell table:number-columns-repeated="2" table:style-name="ce29" office:value-type="float" office:value="1100" calcext:value-type="float">
            <text:p>1,1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宇成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學甲區新榮里廣播系統增設</text:p>
          </table:table-cell>
          <table:table-cell table:style-name="ce23" office:value-type="string" calcext:value-type="string">
            <text:p>學甲區</text:p>
          </table:table-cell>
          <table:table-cell table:number-columns-repeated="2" table:style-name="ce29" office:value-type="float" office:value="97" calcext:value-type="float">
            <text:p>97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金時代演藝傳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新化區礁坑里九層嶺4鄰道路改善工程</text:p>
          </table:table-cell>
          <table:table-cell table:style-name="ce9" office:value-type="string" calcext:value-type="string">
            <text:p>新化區</text:p>
          </table:table-cell>
          <table:table-cell table:number-columns-repeated="2" table:style-name="ce31" office:value-type="float" office:value="420" calcext:value-type="float">
            <text:p>42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公開招標</text:p>
          </table:table-cell>
          <table:table-cell table:style-name="ce54" office:value-type="string" calcext:value-type="string">
            <text:p>招盛土木包工業</text:p>
          </table:table-cell>
          <table:table-cell table:style-name="ce62"/>
          <table:table-cell table:style-name="ce20" table:number-columns-repeated="16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中社里活動中心天花板整修工程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61" calcext:value-type="float">
            <text:p>61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忠成建材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頭社里三崁高幹11旁農路護坡工程</text:p>
          </table:table-cell>
          <table:table-cell table:style-name="ce23" office:value-type="string" calcext:value-type="string">
            <text:p>大內區</text:p>
          </table:table-cell>
          <table:table-cell table:number-columns-repeated="2" table:style-name="ce29" office:value-type="float" office:value="523" calcext:value-type="float">
            <text:p>52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進佶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全教</text:p>
          </table:table-cell>
          <table:table-cell table:style-name="ce13" office:value-type="string" calcext:value-type="string">
            <text:p>104-密枝王萊山支線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221.8" calcext:value-type="float">
            <text:p>222 </text:p>
          </table:table-cell>
          <table:table-cell table:style-name="ce29" office:value-type="float" office:value="176" calcext:value-type="float">
            <text:p>176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新達里瓦寮部落南邊3處漁塭道路改善工程</text:p>
          </table:table-cell>
          <table:table-cell table:style-name="ce23" office:value-type="string" calcext:value-type="string">
            <text:p>學甲區</text:p>
          </table:table-cell>
          <table:table-cell table:style-name="ce29" office:value-type="float" office:value="397" calcext:value-type="float">
            <text:p>397 </text:p>
          </table:table-cell>
          <table:table-cell table:style-name="ce29" office:value-type="float" office:value="315" calcext:value-type="float">
            <text:p>315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弘鋅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中岑</text:p>
          </table:table-cell>
          <table:table-cell table:style-name="ce13" office:value-type="string" calcext:value-type="string">
            <text:p>顯宮里安中路五段201巷農路後續改善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280" calcext:value-type="float">
            <text:p>280 </text:p>
          </table:table-cell>
          <table:table-cell table:style-name="ce29" office:value-type="float" office:value="290" calcext:value-type="float">
            <text:p>29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尚未發包" calcext:value-type="string">
            <text:p><text:s/>尚未發包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6" office:value-type="string" calcext:value-type="string">
            <text:p>張伯祿</text:p>
          </table:table-cell>
          <table:table-cell table:style-name="ce14" office:value-type="string" calcext:value-type="string">
            <text:p>關廟區深坑里洲尾農路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273" calcext:value-type="float">
            <text:p>273 </text:p>
          </table:table-cell>
          <table:table-cell table:style-name="ce29" office:value-type="float" office:value="300" calcext:value-type="float">
            <text:p>300 </text:p>
          </table:table-cell>
          <table:table-cell table:style-name="ce14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創建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關廟區深坑里深坑子段178等地號排水護岸改善工程</text:p>
          </table:table-cell>
          <table:table-cell table:style-name="ce23" office:value-type="string" calcext:value-type="string">
            <text:p>關廟區</text:p>
          </table:table-cell>
          <table:table-cell table:number-columns-repeated="2" table:style-name="ce29" office:value-type="float" office:value="459" calcext:value-type="float">
            <text:p>459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凌暘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龍崎區土崎里礁坑野溝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240" calcext:value-type="float">
            <text:p>240 </text:p>
          </table:table-cell>
          <table:table-cell table:style-name="ce29" office:value-type="float" office:value="350" calcext:value-type="float">
            <text:p>3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興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特清</text:p>
          </table:table-cell>
          <table:table-cell table:style-name="ce13" office:value-type="string" calcext:value-type="string">
            <text:p>龍崎區土崎里礁坑仔憲旭崩塌改善工程</text:p>
          </table:table-cell>
          <table:table-cell table:style-name="ce23" office:value-type="string" calcext:value-type="string">
            <text:p>龍崎區</text:p>
          </table:table-cell>
          <table:table-cell table:number-columns-repeated="2"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佳泰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秋蘭</text:p>
          </table:table-cell>
          <table:table-cell table:style-name="ce13" office:value-type="string" calcext:value-type="string">
            <text:p>佳里區建南里四維一街新設箱涵連接佳南路B幹線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2256" calcext:value-type="float">
            <text:p>2,256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崴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菁寮排水上游及支流應急整治工程</text:p>
          </table:table-cell>
          <table:table-cell table:style-name="ce23" office:value-type="string" calcext:value-type="string">
            <text:p>後壁區</text:p>
          </table:table-cell>
          <table:table-cell table:number-columns-repeated="2" table:style-name="ce29" office:value-type="float" office:value="34984" calcext:value-type="float">
            <text:p>34,984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集揚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南區開南里新和路停車場路面破舊修補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15" calcext:value-type="float">
            <text:p>15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陸美祈</text:p>
          </table:table-cell>
          <table:table-cell table:style-name="ce13" office:value-type="string" calcext:value-type="string">
            <text:p>東區裕敬路、裕敬二街、裕敬三街及裕忠一街等道路路面改善重舖</text:p>
          </table:table-cell>
          <table:table-cell table:style-name="ce23" office:value-type="string" calcext:value-type="string">
            <text:p>東區 </text:p>
          </table:table-cell>
          <table:table-cell table:number-columns-repeated="2" table:style-name="ce29" office:value-type="float" office:value="1062" calcext:value-type="float">
            <text:p>1,06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學甲區宅港里南70現旁道路改善工程</text:p>
          </table:table-cell>
          <table:table-cell table:style-name="ce23" office:value-type="string" calcext:value-type="string">
            <text:p>學甲區</text:p>
          </table:table-cell>
          <table:table-cell table:number-columns-repeated="2" table:style-name="ce29" office:value-type="float" office:value="681" calcext:value-type="float">
            <text:p>681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台86線側車道旁鋪柏油便道路面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226" calcext:value-type="float">
            <text:p>226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南區郡南里德興路161巷路面凹凸不平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102" calcext:value-type="float">
            <text:p>10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盧崑福</text:p>
          </table:table-cell>
          <table:table-cell table:style-name="ce13" office:value-type="string" calcext:value-type="string">
            <text:p>億載公園安裝電子鐘</text:p>
          </table:table-cell>
          <table:table-cell table:style-name="ce23" office:value-type="string" calcext:value-type="string">
            <text:p>安平區 <text:s/></text:p>
          </table:table-cell>
          <table:table-cell table:number-columns-repeated="2" table:style-name="ce29" office:value-type="float" office:value="45.313" calcext:value-type="float">
            <text:p>4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德泰水電工程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官田區二鎮里社區排水溝新建工程</text:p>
          </table:table-cell>
          <table:table-cell table:style-name="ce23" office:value-type="string" calcext:value-type="string">
            <text:p>官田區</text:p>
          </table:table-cell>
          <table:table-cell table:number-columns-repeated="2" table:style-name="ce29" office:value-type="float" office:value="300" calcext:value-type="float">
            <text:p>30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聯豐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南區溪頂里廣播系統增設工程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100" calcext:value-type="float">
            <text:p>100 </text:p>
          </table:table-cell>
          <table:table-cell table:style-name="ce29" office:value-type="float" office:value="95" calcext:value-type="float">
            <text:p>9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學友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白河區昇安里活動中心伴唱機設備裝設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67" calcext:value-type="float">
            <text:p>67 </text:p>
          </table:table-cell>
          <table:table-cell table:style-name="ce29" office:value-type="float" office:value="50" calcext:value-type="float">
            <text:p>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正聲電料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清華</text:p>
          </table:table-cell>
          <table:table-cell table:style-name="ce13" office:value-type="string" calcext:value-type="string">
            <text:p>青草里活動中心屋頂鋼板修繕計畫</text:p>
          </table:table-cell>
          <table:table-cell table:style-name="ce23" office:value-type="string" calcext:value-type="string">
            <text:p>安南區</text:p>
          </table:table-cell>
          <table:table-cell table:style-name="ce29" office:value-type="float" office:value="352" calcext:value-type="float">
            <text:p>352 </text:p>
          </table:table-cell>
          <table:table-cell table:style-name="ce29" office:value-type="float" office:value="350" calcext:value-type="float">
            <text:p>35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6" office:value-type="string" calcext:value-type="string">
            <text:p>規劃設計中</text:p>
          </table:table-cell>
          <table:table-cell table:style-name="ce54"/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頭社里九指湖等3處農路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2025" calcext:value-type="float">
            <text:p>2,025 </text:p>
          </table:table-cell>
          <table:table-cell table:style-name="ce29" office:value-type="float" office:value="827" calcext:value-type="float">
            <text:p>827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進佶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龍介</text:p>
          </table:table-cell>
          <table:table-cell table:style-name="ce13" office:value-type="string" calcext:value-type="string">
            <text:p>104-密枝雙溪大洋埔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108" calcext:value-type="float">
            <text:p>108 </text:p>
          </table:table-cell>
          <table:table-cell table:style-name="ce29" office:value-type="float" office:value="118" calcext:value-type="float">
            <text:p>11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佑吉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喜東里喜樹路前段(近台17甲)漁產道路旁排水渠道清疏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57" calcext:value-type="float">
            <text:p>57 </text:p>
          </table:table-cell>
          <table:table-cell table:style-name="ce29" office:value-type="float" office:value="57.38" calcext:value-type="float">
            <text:p>57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逕洽廠商" calcext:value-type="string">
            <text:p><text:s/>逕洽廠商</text:p>
          </table:table-cell>
          <table:table-cell table:style-name="ce54" office:value-type="string" calcext:value-type="string">
            <text:p>旭瀅營造工程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明興路619巷499弄農路改善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220.5" calcext:value-type="float">
            <text:p>221 </text:p>
          </table:table-cell>
          <table:table-cell table:style-name="ce29" office:value-type="float" office:value="203" calcext:value-type="float">
            <text:p>203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山駒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麻豆區小埤里信興高分6號旁農路改善工程</text:p>
          </table:table-cell>
          <table:table-cell table:style-name="ce23" office:value-type="string" calcext:value-type="string">
            <text:p>麻豆區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420" calcext:value-type="float">
            <text:p>42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關廟區新埔段1787-1地號排水改善工程</text:p>
          </table:table-cell>
          <table:table-cell table:style-name="ce23" office:value-type="string" calcext:value-type="string">
            <text:p>關廟區</text:p>
          </table:table-cell>
          <table:table-cell table:number-columns-repeated="2" table:style-name="ce29" office:value-type="float" office:value="730" calcext:value-type="float">
            <text:p>73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註銷" calcext:value-type="string">
            <text:p><text:s/>註銷</text:p>
          </table:table-cell>
          <table:table-cell table:style-name="ce14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國文</text:p>
          </table:table-cell>
          <table:table-cell table:style-name="ce13" office:value-type="string" calcext:value-type="string">
            <text:p>大內區曲溪里蘆芝坑排水改善工程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1200" calcext:value-type="float">
            <text:p>1,200 </text:p>
          </table:table-cell>
          <table:table-cell table:style-name="ce29" office:value-type="float" office:value="1130" calcext:value-type="float">
            <text:p>1,1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進佶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南化區北寮里農會供銷部旁排水改善工程</text:p>
          </table:table-cell>
          <table:table-cell table:style-name="ce23" office:value-type="string" calcext:value-type="string">
            <text:p>南化區</text:p>
          </table:table-cell>
          <table:table-cell table:style-name="ce29" office:value-type="float" office:value="266.22" calcext:value-type="float">
            <text:p>266 </text:p>
          </table:table-cell>
          <table:table-cell table:style-name="ce29" office:value-type="float" office:value="190" calcext:value-type="float">
            <text:p>19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佳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安西社區排水匯入大寮排水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2530" calcext:value-type="float">
            <text:p>2,5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省躬公兒9南側計劃道路排水改善工程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8.315" calcext:value-type="float">
            <text:p>9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台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王家貞</text:p>
          </table:table-cell>
          <table:table-cell table:style-name="ce13" office:value-type="string" calcext:value-type="string">
            <text:p>東區裕敬五街、裕東二街道路路面改善重舖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1084" calcext:value-type="float">
            <text:p>1,08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南區鯤鯓社區等道路路面改善重舖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621" calcext:value-type="float">
            <text:p>621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麻豆區臺19甲線西側迴車道路面改善工程</text:p>
          </table:table-cell>
          <table:table-cell table:style-name="ce23" office:value-type="string" calcext:value-type="string">
            <text:p>麻豆區</text:p>
          </table:table-cell>
          <table:table-cell table:number-columns-repeated="2" table:style-name="ce29" office:value-type="float" office:value="762" calcext:value-type="float">
            <text:p>762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文華公園遊樂設施部分更新及光州公園增設鞦韆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81.421" calcext:value-type="float">
            <text:p>81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程楷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王錦德</text:p>
          </table:table-cell>
          <table:table-cell table:style-name="ce13" office:value-type="string" calcext:value-type="string">
            <text:p>安南區長溪路二段(總安街至長溪路二段671巷)路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242" calcext:value-type="float">
            <text:p>1,24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再興里公園鋪面施作PU及劃球線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7.758" calcext:value-type="float">
            <text:p>98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台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蔡淑惠</text:p>
          </table:table-cell>
          <table:table-cell table:style-name="ce13" office:value-type="string" calcext:value-type="string">
            <text:p>文南里活動中心三四樓廁所及文幕修繕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138" calcext:value-type="float">
            <text:p>138 </text:p>
          </table:table-cell>
          <table:table-cell table:style-name="ce29" office:value-type="float" office:value="98" calcext:value-type="float">
            <text:p>98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三橋營造有限公司</text:p>
            <text:p>卡點窗簾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財旺</text:p>
          </table:table-cell>
          <table:table-cell table:style-name="ce13" office:value-type="string" calcext:value-type="string">
            <text:p>學甲區明宜里廣播系統購置</text:p>
          </table:table-cell>
          <table:table-cell table:style-name="ce23" office:value-type="string" calcext:value-type="string">
            <text:p>學甲區</text:p>
          </table:table-cell>
          <table:table-cell table:number-columns-repeated="2" table:style-name="ce29" office:value-type="float" office:value="59" calcext:value-type="float">
            <text:p>59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逕洽廠商</text:p>
          </table:table-cell>
          <table:table-cell table:style-name="ce54" office:value-type="string" calcext:value-type="string">
            <text:p>聯合電視音響服務所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白河區虎山里活動中心整修工程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542" calcext:value-type="float">
            <text:p>542 </text:p>
          </table:table-cell>
          <table:table-cell table:style-name="ce29" office:value-type="float" office:value="442" calcext:value-type="float">
            <text:p>442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23" office:value-type="string" calcext:value-type="string">
            <text:p>公開招標</text:p>
          </table:table-cell>
          <table:table-cell table:style-name="ce54" office:value-type="string" calcext:value-type="string">
            <text:p>立偉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賴美惠</text:p>
          </table:table-cell>
          <table:table-cell table:style-name="ce13" office:value-type="string" calcext:value-type="string">
            <text:p>嘉民嘉田聯合活動中心聯外道路改善工程</text:p>
          </table:table-cell>
          <table:table-cell table:style-name="ce23" office:value-type="string" calcext:value-type="string">
            <text:p>後壁區</text:p>
          </table:table-cell>
          <table:table-cell table:style-name="ce29" office:value-type="float" office:value="1119" calcext:value-type="float">
            <text:p>1,119 </text:p>
          </table:table-cell>
          <table:table-cell table:style-name="ce29" office:value-type="float" office:value="837" calcext:value-type="float">
            <text:p>837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公開招標</text:p>
          </table:table-cell>
          <table:table-cell table:style-name="ce54" office:value-type="string" calcext:value-type="string">
            <text:p>毅達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二溪里其瓦高幹10左39旁農路改善延續工程等2件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677.5" calcext:value-type="float">
            <text:p>678 </text:p>
          </table:table-cell>
          <table:table-cell table:style-name="ce29" office:value-type="float" office:value="242" calcext:value-type="float">
            <text:p>242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謝龍介</text:p>
          </table:table-cell>
          <table:table-cell table:style-name="ce13" office:value-type="string" calcext:value-type="string">
            <text:p>104-灣丘竹仔圾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277.2" calcext:value-type="float">
            <text:p>277 </text:p>
          </table:table-cell>
          <table:table-cell table:style-name="ce29" office:value-type="float" office:value="348" calcext:value-type="float">
            <text:p>34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長青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舊南38線漁業產業道路改善工程</text:p>
          </table:table-cell>
          <table:table-cell table:style-name="ce23" office:value-type="string" calcext:value-type="string">
            <text:p>七股區</text:p>
          </table:table-cell>
          <table:table-cell table:style-name="ce29" office:value-type="float" office:value="95" calcext:value-type="float">
            <text:p>95 </text:p>
          </table:table-cell>
          <table:table-cell table:style-name="ce29" office:value-type="float" office:value="95.235" calcext:value-type="float">
            <text:p>95 </text:p>
          </table:table-cell>
          <table:table-cell table:style-name="ce37" office:value-type="string" calcext:value-type="string">
            <text:p>漁業建設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逕洽廠商" calcext:value-type="string">
            <text:p><text:s/>逕洽廠商</text:p>
          </table:table-cell>
          <table:table-cell table:style-name="ce54" office:value-type="string" calcext:value-type="string">
            <text:p>健鑫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中華南路二段233巷農路改善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414.96" calcext:value-type="float">
            <text:p>415 </text:p>
          </table:table-cell>
          <table:table-cell table:style-name="ce29" office:value-type="float" office:value="380" calcext:value-type="float">
            <text:p>38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山駒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劉正昌</text:p>
          </table:table-cell>
          <table:table-cell table:style-name="ce13" office:value-type="string" calcext:value-type="string">
            <text:p>仁德區中生里農排水路改善工程</text:p>
          </table:table-cell>
          <table:table-cell table:style-name="ce23" office:value-type="string" calcext:value-type="string">
            <text:p>仁德區</text:p>
          </table:table-cell>
          <table:table-cell table:style-name="ce29" office:value-type="float" office:value="1300" calcext:value-type="float">
            <text:p>1,300 </text:p>
          </table:table-cell>
          <table:table-cell table:style-name="ce29" office:value-type="float" office:value="650" calcext:value-type="float">
            <text:p>650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維成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燕祝</text:p>
          </table:table-cell>
          <table:table-cell table:style-name="ce13" office:value-type="string" calcext:value-type="string">
            <text:p>永康區埔聖街(中山北路35巷至永埔街)排水改善工程</text:p>
          </table:table-cell>
          <table:table-cell table:style-name="ce9" office:value-type="string" calcext:value-type="string">
            <text:p>永康區</text:p>
          </table:table-cell>
          <table:table-cell table:number-columns-repeated="2" table:style-name="ce31" office:value-type="float" office:value="3500" calcext:value-type="float">
            <text:p>3,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嘉旺營造有限公司</text:p>
          </table:table-cell>
          <table:table-cell table:style-name="ce62"/>
          <table:table-cell table:style-name="ce20" table:number-columns-repeated="16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杜素吟</text:p>
          </table:table-cell>
          <table:table-cell table:style-name="ce13" office:value-type="string" calcext:value-type="string">
            <text:p>龍崎區牛埔里芋仔園排水改善工程</text:p>
          </table:table-cell>
          <table:table-cell table:style-name="ce23" office:value-type="string" calcext:value-type="string">
            <text:p>龍崎區</text:p>
          </table:table-cell>
          <table:table-cell table:style-name="ce29" office:value-type="float" office:value="1167.5" calcext:value-type="float">
            <text:p>1,168 </text:p>
          </table:table-cell>
          <table:table-cell table:style-name="ce29" office:value-type="float" office:value="1100" calcext:value-type="float">
            <text:p>1,1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凌暘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東山區嶺南里北勢坑崩塌改善工程</text:p>
          </table:table-cell>
          <table:table-cell table:style-name="ce23" office:value-type="string" calcext:value-type="string">
            <text:p>東山區</text:p>
          </table:table-cell>
          <table:table-cell table:style-name="ce29" office:value-type="float" office:value="625" calcext:value-type="float">
            <text:p>625 </text:p>
          </table:table-cell>
          <table:table-cell table:style-name="ce29" office:value-type="float" office:value="630" calcext:value-type="float">
            <text:p>63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取得報價單或企劃書 " calcext:value-type="string">
            <text:p><text:s/>公開取得報價單或企劃書 </text:p>
          </table:table-cell>
          <table:table-cell table:style-name="ce54" office:value-type="string" calcext:value-type="string">
            <text:p>奕昌土木包工業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民安里同安中排二之一瓶頸段改善工程</text:p>
          </table:table-cell>
          <table:table-cell table:style-name="ce9" office:value-type="string" calcext:value-type="string">
            <text:p>佳里區</text:p>
          </table:table-cell>
          <table:table-cell table:style-name="ce31" office:value-type="float" office:value="610" calcext:value-type="float">
            <text:p>610 </text:p>
          </table:table-cell>
          <table:table-cell table:style-name="ce31" office:value-type="float" office:value="500" calcext:value-type="float">
            <text:p>5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大承土木包工業</text:p>
          </table:table-cell>
          <table:table-cell table:style-name="ce62"/>
          <table:table-cell table:style-name="ce20" table:number-columns-repeated="16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陳怡珍</text:p>
          </table:table-cell>
          <table:table-cell table:style-name="ce13" office:value-type="string" calcext:value-type="string">
            <text:p>北區文成三路等周邊道路路面改善</text:p>
          </table:table-cell>
          <table:table-cell table:style-name="ce23" office:value-type="string" calcext:value-type="string">
            <text:p>北區</text:p>
          </table:table-cell>
          <table:table-cell table:number-columns-repeated="2" table:style-name="ce29" office:value-type="float" office:value="892" calcext:value-type="float">
            <text:p>89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曾文區(六甲、麻豆、官田、下營)道路路面坑洞申請美瀝包</text:p>
          </table:table-cell>
          <table:table-cell table:style-name="ce23" office:value-type="string" calcext:value-type="string">
            <text:p>六甲區</text:p>
          </table:table-cell>
          <table:table-cell table:number-columns-repeated="2" table:style-name="ce29" office:value-type="float" office:value="84" calcext:value-type="float">
            <text:p>84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中華南路大同路口(四海豆漿)埋設涵管工程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0.275" calcext:value-type="float">
            <text:p>90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永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麻豆區油車里北勢高幹35前道路改善工程</text:p>
          </table:table-cell>
          <table:table-cell table:style-name="ce23" office:value-type="string" calcext:value-type="string">
            <text:p>麻豆區</text:p>
          </table:table-cell>
          <table:table-cell table:number-columns-repeated="2" table:style-name="ce29" office:value-type="float" office:value="987" calcext:value-type="float">
            <text:p>987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再生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曽順良</text:p>
          </table:table-cell>
          <table:table-cell table:style-name="ce13" office:value-type="string" calcext:value-type="string">
            <text:p>德安百貨前設置計程車招呼站</text:p>
          </table:table-cell>
          <table:table-cell table:style-name="ce23" office:value-type="string" calcext:value-type="string">
            <text:p>東區</text:p>
          </table:table-cell>
          <table:table-cell table:number-columns-repeated="2" table:style-name="ce29" office:value-type="float" office:value="64.987" calcext:value-type="float">
            <text:p>65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全貿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申請150包美瀝包供麻豆區埤頭、海埔、麻口等里自行修補道路</text:p>
          </table:table-cell>
          <table:table-cell table:style-name="ce23" office:value-type="string" calcext:value-type="string">
            <text:p>麻豆區 </text:p>
          </table:table-cell>
          <table:table-cell table:number-columns-repeated="2" table:style-name="ce29" office:value-type="float" office:value="21" calcext:value-type="float">
            <text:p>21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6" office:value-type="string" calcext:value-type="string">
            <text:p>張伯祿</text:p>
          </table:table-cell>
          <table:table-cell table:style-name="ce18" office:value-type="string" calcext:value-type="string">
            <text:p>關廟與龍崎區等里內街巷道路面部分破損申請美瀝包</text:p>
          </table:table-cell>
          <table:table-cell table:style-name="ce25" office:value-type="string" calcext:value-type="string">
            <text:p>關廟區 </text:p>
          </table:table-cell>
          <table:table-cell table:number-columns-repeated="2" table:style-name="ce30" office:value-type="float" office:value="28" calcext:value-type="float">
            <text:p>28 </text:p>
          </table:table-cell>
          <table:table-cell table:style-name="ce14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吳通龍</text:p>
          </table:table-cell>
          <table:table-cell table:style-name="ce13" office:value-type="string" calcext:value-type="string">
            <text:p>購六甲區里活動中心會議桌椅</text:p>
          </table:table-cell>
          <table:table-cell table:style-name="ce23" office:value-type="string" calcext:value-type="string">
            <text:p>六甲區</text:p>
          </table:table-cell>
          <table:table-cell table:style-name="ce29" office:value-type="float" office:value="48" calcext:value-type="float">
            <text:p>48 </text:p>
          </table:table-cell>
          <table:table-cell table:style-name="ce29" office:value-type="float" office:value="96" calcext:value-type="float">
            <text:p>9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華成鋼製傢俱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後壁區墨林里新設廣播設備工程</text:p>
          </table:table-cell>
          <table:table-cell table:style-name="ce23" office:value-type="string" calcext:value-type="string">
            <text:p>後壁區</text:p>
          </table:table-cell>
          <table:table-cell table:style-name="ce29" office:value-type="float" office:value="42" calcext:value-type="float">
            <text:p>42 </text:p>
          </table:table-cell>
          <table:table-cell table:style-name="ce29" office:value-type="float" office:value="40" calcext:value-type="float">
            <text:p>4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誠典科技實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永康區鹽洲里活動中心購置排油煙罩設備</text:p>
          </table:table-cell>
          <table:table-cell table:style-name="ce23" office:value-type="string" calcext:value-type="string">
            <text:p>永康區</text:p>
          </table:table-cell>
          <table:table-cell table:style-name="ce29" office:value-type="float" office:value="41" calcext:value-type="float">
            <text:p>41 </text:p>
          </table:table-cell>
          <table:table-cell table:style-name="ce29" office:value-type="float" office:value="40" calcext:value-type="float">
            <text:p>4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萬吉餐櫥器具行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佳里區通興里內社區道路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273" calcext:value-type="float">
            <text:p>273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47" office:value-type="string" calcext:value-type="string">
            <text:p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二溪里玉峯高幹3右28右11旁農路改善工程</text:p>
          </table:table-cell>
          <table:table-cell table:style-name="ce23" office:value-type="string" calcext:value-type="string">
            <text:p>大內區</text:p>
          </table:table-cell>
          <table:table-cell table:number-columns-repeated="2" table:style-name="ce29" office:value-type="float" office:value="275" calcext:value-type="float">
            <text:p>27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陸美祈</text:p>
          </table:table-cell>
          <table:table-cell table:style-name="ce13" office:value-type="string" calcext:value-type="string">
            <text:p>104-東勢洋農路改善工程</text:p>
          </table:table-cell>
          <table:table-cell table:style-name="ce23" office:value-type="string" calcext:value-type="string">
            <text:p>楠西區</text:p>
          </table:table-cell>
          <table:table-cell table:style-name="ce29" office:value-type="float" office:value="289.2" calcext:value-type="float">
            <text:p>289 </text:p>
          </table:table-cell>
          <table:table-cell table:style-name="ce29" office:value-type="float" office:value="318" calcext:value-type="float">
            <text:p>31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長青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全忠</text:p>
          </table:table-cell>
          <table:table-cell table:style-name="ce13" office:value-type="string" calcext:value-type="string">
            <text:p>大內區曲溪里玉峯高分3右28右16農路改善工程等2處</text:p>
          </table:table-cell>
          <table:table-cell table:style-name="ce23" office:value-type="string" calcext:value-type="string">
            <text:p>大內區</text:p>
          </table:table-cell>
          <table:table-cell table:style-name="ce29" office:value-type="float" office:value="317.5" calcext:value-type="float">
            <text:p>318 </text:p>
          </table:table-cell>
          <table:table-cell table:style-name="ce29" office:value-type="float" office:value="855" calcext:value-type="float">
            <text:p>855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永大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林美燕</text:p>
          </table:table-cell>
          <table:table-cell table:style-name="ce13" office:value-type="string" calcext:value-type="string">
            <text:p>南區快速道路86旁興農里農路改善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161.7" calcext:value-type="float">
            <text:p>162 </text:p>
          </table:table-cell>
          <table:table-cell table:style-name="ce29" office:value-type="float" office:value="238" calcext:value-type="float">
            <text:p>23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山駒工程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侯澄財</text:p>
          </table:table-cell>
          <table:table-cell table:style-name="ce13" office:value-type="string" calcext:value-type="string">
            <text:p>將軍區西華里排水改善工程</text:p>
          </table:table-cell>
          <table:table-cell table:style-name="ce23" office:value-type="string" calcext:value-type="string">
            <text:p>將軍區</text:p>
          </table:table-cell>
          <table:table-cell table:style-name="ce29" office:value-type="float" office:value="889" calcext:value-type="float">
            <text:p>889 </text:p>
          </table:table-cell>
          <table:table-cell table:style-name="ce29" office:value-type="float" office:value="508" calcext:value-type="float">
            <text:p>508 </text:p>
          </table:table-cell>
          <table:table-cell table:style-name="ce37" office:value-type="string" calcext:value-type="string">
            <text:p>農業工程及農路改善</text:p>
          </table:table-cell>
          <table:table-cell table:style-name="ce43" office:value-type="string" office:string-value="農業局" calcext:value-type="string">
            <text:p><text:s/>農業局</text:p>
          </table:table-cell>
          <table:table-cell table:style-name="ce49" office:value-type="string" office:string-value="公開取得" calcext:value-type="string">
            <text:p><text:s/>公開取得</text:p>
          </table:table-cell>
          <table:table-cell table:style-name="ce54" office:value-type="string" calcext:value-type="string">
            <text:p>東拓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志聰</text:p>
          </table:table-cell>
          <table:table-cell table:style-name="ce13" office:value-type="string" calcext:value-type="string">
            <text:p>新化區護國里虎頭溪旁道路護欄及擋水設施工程</text:p>
          </table:table-cell>
          <table:table-cell table:style-name="ce23" office:value-type="string" calcext:value-type="string">
            <text:p>新化區</text:p>
          </table:table-cell>
          <table:table-cell table:number-columns-repeated="2" table:style-name="ce29" office:value-type="float" office:value="152" calcext:value-type="float">
            <text:p>152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新志發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張伯祿</text:p>
          </table:table-cell>
          <table:table-cell table:style-name="ce14" office:value-type="string" calcext:value-type="string">
            <text:p>關廟區新光里方仔崙崩塌地改善工程</text:p>
          </table:table-cell>
          <table:table-cell table:style-name="ce23" office:value-type="string" calcext:value-type="string">
            <text:p>關廟區</text:p>
          </table:table-cell>
          <table:table-cell table:style-name="ce29" office:value-type="float" office:value="411.5" calcext:value-type="float">
            <text:p>412 </text:p>
          </table:table-cell>
          <table:table-cell table:style-name="ce29" office:value-type="float" office:value="410" calcext:value-type="float">
            <text:p>410 </text:p>
          </table:table-cell>
          <table:table-cell table:style-name="ce14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14" office:value-type="string" calcext:value-type="string">
            <text:p>凌暘營造有限公司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林宜瑾</text:p>
          </table:table-cell>
          <table:table-cell table:style-name="ce13" office:value-type="string" calcext:value-type="string">
            <text:p>新化區礁坑里礁坑橋旁野溪排水改善工程第二期</text:p>
          </table:table-cell>
          <table:table-cell table:style-name="ce23" office:value-type="string" calcext:value-type="string">
            <text:p>新化區</text:p>
          </table:table-cell>
          <table:table-cell table:style-name="ce29" office:value-type="float" office:value="1800" calcext:value-type="float">
            <text:p>1,800 </text:p>
          </table:table-cell>
          <table:table-cell table:style-name="ce29" office:value-type="float" office:value="950" calcext:value-type="float">
            <text:p>95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百盛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曾培雅</text:p>
          </table:table-cell>
          <table:table-cell table:style-name="ce13" office:value-type="string" calcext:value-type="string">
            <text:p>佳里區海埔排水141至131地號護岸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800" calcext:value-type="float">
            <text:p>800 </text:p>
          </table:table-cell>
          <table:table-cell table:style-name="ce37" office:value-type="string" calcext:value-type="string">
            <text:p>水利工程</text:p>
          </table:table-cell>
          <table:table-cell table:style-name="ce43" office:value-type="string" office:string-value="水利局" calcext:value-type="string">
            <text:p><text:s/>水利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禾登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許至椿</text:p>
          </table:table-cell>
          <table:table-cell table:style-name="ce13" office:value-type="string" calcext:value-type="string">
            <text:p>北區公園路994巷與994巷22弄路面改善</text:p>
          </table:table-cell>
          <table:table-cell table:style-name="ce23" office:value-type="string" calcext:value-type="string">
            <text:p>北區</text:p>
          </table:table-cell>
          <table:table-cell table:number-columns-repeated="2" table:style-name="ce29" office:value-type="float" office:value="422" calcext:value-type="float">
            <text:p>42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海西里海尾路旁漁路改善工程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105" calcext:value-type="float">
            <text:p>105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莊玉珠</text:p>
          </table:table-cell>
          <table:table-cell table:style-name="ce13" office:value-type="string" calcext:value-type="string">
            <text:p>明亮里公園、田寮里公園、光明里公園設施搶修</text:p>
          </table:table-cell>
          <table:table-cell table:style-name="ce23" office:value-type="string" calcext:value-type="string">
            <text:p>南區</text:p>
          </table:table-cell>
          <table:table-cell table:number-columns-repeated="2" table:style-name="ce29" office:value-type="float" office:value="99.338" calcext:value-type="float">
            <text:p>99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小額採購" calcext:value-type="string">
            <text:p><text:s/>小額採購</text:p>
          </table:table-cell>
          <table:table-cell table:style-name="ce54" office:value-type="string" calcext:value-type="string">
            <text:p>宏築興業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陳朝來</text:p>
          </table:table-cell>
          <table:table-cell table:style-name="ce13" office:value-type="string" calcext:value-type="string">
            <text:p>佳里區麻豆排水溪洲橋周邊灌排設施改善工程</text:p>
          </table:table-cell>
          <table:table-cell table:style-name="ce23" office:value-type="string" calcext:value-type="string">
            <text:p>佳里區</text:p>
          </table:table-cell>
          <table:table-cell table:number-columns-repeated="2" table:style-name="ce29" office:value-type="float" office:value="223" calcext:value-type="float">
            <text:p>223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9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巨曜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秀珠</text:p>
          </table:table-cell>
          <table:table-cell table:style-name="ce13" office:value-type="string" calcext:value-type="string">
            <text:p>曾文區42里內道路嚴重破損申請美瀝包</text:p>
          </table:table-cell>
          <table:table-cell table:style-name="ce23" office:value-type="string" calcext:value-type="string">
            <text:p>麻豆區 </text:p>
          </table:table-cell>
          <table:table-cell table:number-columns-repeated="2" table:style-name="ce29" office:value-type="float" office:value="42" calcext:value-type="float">
            <text:p>42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7">
          <table:table-cell table:style-name="ce5" office:value-type="string" calcext:value-type="string">
            <text:p>郭信良</text:p>
          </table:table-cell>
          <table:table-cell table:style-name="ce13" office:value-type="string" calcext:value-type="string">
            <text:p>安南區大眾路301巷路面改善</text:p>
          </table:table-cell>
          <table:table-cell table:style-name="ce23" office:value-type="string" calcext:value-type="string">
            <text:p>安南區 </text:p>
          </table:table-cell>
          <table:table-cell table:number-columns-repeated="2" table:style-name="ce29" office:value-type="float" office:value="330" calcext:value-type="float">
            <text:p>330 </text:p>
          </table:table-cell>
          <table:table-cell table:style-name="ce37" office:value-type="string" calcext:value-type="string">
            <text:p>工程建築及設備</text:p>
            <text:p>工程業務管理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3" office:value-type="string" office:string-value="公開招標" calcext:value-type="string">
            <text:p><text:s/>公開招標</text:p>
          </table:table-cell>
          <table:table-cell table:style-name="ce54" office:value-type="string" calcext:value-type="string">
            <text:p>雲嘉南實業有限公司</text:p>
            <text:p>永豐砂石行</text:p>
            <text:p>慶安通運股份有限公司</text:p>
            <text:p>瑩越資源股份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李文正</text:p>
          </table:table-cell>
          <table:table-cell table:style-name="ce13" office:value-type="string" calcext:value-type="string">
            <text:p>林默娘公園改園緣石設施</text:p>
          </table:table-cell>
          <table:table-cell table:style-name="ce23" office:value-type="string" calcext:value-type="string">
            <text:p>安平區 <text:s/></text:p>
          </table:table-cell>
          <table:table-cell table:number-columns-repeated="2" table:style-name="ce29" office:value-type="float" office:value="96.39" calcext:value-type="float">
            <text:p>96 </text:p>
          </table:table-cell>
          <table:table-cell table:style-name="ce37" office:value-type="string" calcext:value-type="string">
            <text:p>工程建築及設備</text:p>
          </table:table-cell>
          <table:table-cell table:style-name="ce43" office:value-type="string" office:string-value="工務局" calcext:value-type="string">
            <text:p><text:s/>工務局</text:p>
          </table:table-cell>
          <table:table-cell table:style-name="ce46" office:value-type="string" calcext:value-type="string">
            <text:p>小額採購</text:p>
          </table:table-cell>
          <table:table-cell table:style-name="ce54" office:value-type="string" calcext:value-type="string">
            <text:p>天成營造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8">
          <table:table-cell table:style-name="ce5" office:value-type="string" calcext:value-type="string">
            <text:p>張世賢</text:p>
          </table:table-cell>
          <table:table-cell table:style-name="ce13" office:value-type="string" calcext:value-type="string">
            <text:p>甘宅里活動中心伴唱機設備裝設</text:p>
          </table:table-cell>
          <table:table-cell table:style-name="ce23" office:value-type="string" calcext:value-type="string">
            <text:p>白河區</text:p>
          </table:table-cell>
          <table:table-cell table:style-name="ce29" office:value-type="float" office:value="80" calcext:value-type="float">
            <text:p>80 </text:p>
          </table:table-cell>
          <table:table-cell table:style-name="ce29" office:value-type="float" office:value="75" calcext:value-type="float">
            <text:p>75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  <text:p>共同供應契約</text:p>
          </table:table-cell>
          <table:table-cell table:style-name="ce54" office:value-type="string" calcext:value-type="string">
            <text:p>正聲電料行</text:p>
            <text:p>明城資訊有限公司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謝龍介</text:p>
          </table:table-cell>
          <table:table-cell table:style-name="ce13" office:value-type="string" calcext:value-type="string">
            <text:p>北區永祥里活動中心廣播系統工程</text:p>
          </table:table-cell>
          <table:table-cell table:style-name="ce23" office:value-type="string" calcext:value-type="string">
            <text:p>北區</text:p>
          </table:table-cell>
          <table:table-cell table:style-name="ce29" office:value-type="float" office:value="100" calcext:value-type="float">
            <text:p>100 </text:p>
          </table:table-cell>
          <table:table-cell table:style-name="ce29" office:value-type="float" office:value="91" calcext:value-type="float">
            <text:p>91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長河企業社 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6">
          <table:table-cell table:style-name="ce5" office:value-type="string" calcext:value-type="string">
            <text:p>呂維胤</text:p>
          </table:table-cell>
          <table:table-cell table:style-name="ce13" office:value-type="string" calcext:value-type="string">
            <text:p>南區西濱公路與灣里路88巷交接入口處南側空地景觀路美化工程</text:p>
          </table:table-cell>
          <table:table-cell table:style-name="ce23" office:value-type="string" calcext:value-type="string">
            <text:p>南區</text:p>
          </table:table-cell>
          <table:table-cell table:style-name="ce29" office:value-type="float" office:value="99" calcext:value-type="float">
            <text:p>99 </text:p>
          </table:table-cell>
          <table:table-cell table:style-name="ce29" office:value-type="float" office:value="96" calcext:value-type="float">
            <text:p>96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9" office:value-type="string" calcext:value-type="string">
            <text:p>逕洽廠商</text:p>
          </table:table-cell>
          <table:table-cell table:style-name="ce54" office:value-type="string" calcext:value-type="string">
            <text:p>綠威園藝行</text:p>
            <text:p>速柏企業社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5" office:value-type="string" calcext:value-type="string">
            <text:p>蔡蘇秋金</text:p>
          </table:table-cell>
          <table:table-cell table:style-name="ce13" office:value-type="string" calcext:value-type="string">
            <text:p>西港區南海里社區道路改善工程</text:p>
          </table:table-cell>
          <table:table-cell table:style-name="ce23" office:value-type="string" calcext:value-type="string">
            <text:p>西港區</text:p>
          </table:table-cell>
          <table:table-cell table:number-columns-repeated="2" table:style-name="ce29" office:value-type="float" office:value="210" calcext:value-type="float">
            <text:p>210 </text:p>
          </table:table-cell>
          <table:table-cell table:style-name="ce37" office:value-type="string" calcext:value-type="string">
            <text:p>建築及設備</text:p>
          </table:table-cell>
          <table:table-cell table:style-name="ce43" office:value-type="string" office:string-value="民政局" calcext:value-type="string">
            <text:p><text:s/>民政局</text:p>
          </table:table-cell>
          <table:table-cell table:style-name="ce51" office:value-type="string" calcext:value-type="string">
            <text:p>公開招標</text:p>
          </table:table-cell>
          <table:table-cell table:style-name="ce54" office:value-type="string" calcext:value-type="string">
            <text:p>吉田土木包工業</text:p>
          </table:table-cell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68" office:value-type="string" calcext:value-type="string" table:number-columns-spanned="3" table:number-rows-spanned="1">
            <text:p>合 <text:s text:c="9"/>計</text:p>
          </table:table-cell>
          <table:covered-table-cell table:style-name="ce19"/>
          <table:covered-table-cell table:style-name="ce26"/>
          <table:table-cell table:style-name="ce30" table:formula="of:=SUM([.D6:.D627])" office:value-type="float" office:value="590505.41" calcext:value-type="float">
            <text:p>590,505 </text:p>
          </table:table-cell>
          <table:table-cell table:style-name="ce30" table:formula="of:=SUM([.E6:.E627])" office:value-type="float" office:value="518003.572" calcext:value-type="float">
            <text:p>518,004 </text:p>
          </table:table-cell>
          <table:table-cell table:style-name="ce6"/>
          <table:table-cell table:style-name="ce43" table:number-columns-repeated="2"/>
          <table:table-cell table:style-name="ce56"/>
          <table:table-cell table:style-name="ce20" table:number-columns-repeated="17"/>
          <table:table-cell table:style-name="ce64" table:number-columns-repeated="16358"/>
        </table:table-row>
        <table:table-row table:style-name="ro5">
          <table:table-cell table:style-name="ce70" office:value-type="string" calcext:value-type="string">
            <text:p>註：1.本表主辦機關為行政院主計處。2.本表第一次查填及送達期限為7月20日前。</text:p>
          </table:table-cell>
          <table:table-cell table:style-name="ce20"/>
          <table:table-cell table:style-name="ce27"/>
          <table:table-cell table:style-name="ce32" table:number-columns-repeated="2"/>
          <table:table-cell table:style-name="ce41"/>
          <table:table-cell table:style-name="ce44"/>
          <table:table-cell table:style-name="ce27"/>
          <table:table-cell table:style-name="ce57"/>
          <table:table-cell table:style-name="ce20" table:number-columns-repeated="17"/>
          <table:table-cell table:style-name="ce64" table:number-columns-repeated="16358"/>
        </table:table-row>
        <table:table-row table:style-name="ro13" table:number-rows-repeated="2">
          <table:table-cell table:style-name="ce10"/>
          <table:table-cell table:style-name="ce21"/>
          <table:table-cell table:style-name="ce28"/>
          <table:table-cell table:style-name="ce33" table:number-columns-repeated="2"/>
          <table:table-cell table:style-name="ce42"/>
          <table:table-cell table:style-name="ce45"/>
          <table:table-cell table:style-name="ce28"/>
          <table:table-cell table:style-name="ce58"/>
          <table:table-cell table:style-name="ce21" table:number-columns-repeated="17"/>
          <table:table-cell table:number-columns-repeated="16358"/>
        </table:table-row>
        <table:table-row table:style-name="ro13">
          <table:table-cell table:style-name="ce10"/>
          <table:table-cell table:style-name="ce21"/>
          <table:table-cell table:style-name="ce28"/>
          <table:table-cell table:style-name="ce33" table:number-columns-repeated="2"/>
          <table:table-cell table:style-name="ce42"/>
          <table:table-cell table:style-name="ce45"/>
          <table:table-cell table:style-name="ce28"/>
          <table:table-cell table:style-name="ce59"/>
          <table:table-cell table:style-name="ce21" table:number-columns-repeated="17"/>
          <table:table-cell table:number-columns-repeated="16358"/>
        </table:table-row>
        <table:table-row table:style-name="ro13" table:number-rows-repeated="368">
          <table:table-cell table:style-name="ce10"/>
          <table:table-cell table:style-name="ce21"/>
          <table:table-cell table:style-name="ce28"/>
          <table:table-cell table:style-name="ce33" table:number-columns-repeated="2"/>
          <table:table-cell table:style-name="ce42"/>
          <table:table-cell table:style-name="ce45"/>
          <table:table-cell table:style-name="ce28"/>
          <table:table-cell table:style-name="ce58"/>
          <table:table-cell table:style-name="ce21" table:number-columns-repeated="17"/>
          <table:table-cell table:number-columns-repeated="16358"/>
        </table:table-row>
        <table:table-row table:style-name="ro14" table:number-rows-repeated="1047575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PMingLiu" svg:font-family="PMingLiu"/>
    <style:font-face style:name="標楷體" svg:font-family="標楷體" style:font-family-generic="script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思源黑體 TW" svg:font-family="'思源黑體 TW'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思源黑體 TW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0" number:min-decimal-places="0" number:min-integer-digits="1" number:grouping="true"/>
      <number:text> </number:text>
    </number:number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PMingLiu" fo:font-family="PMingLiu" fo:font-size="12pt" style:font-name-asian="PMingLiu" style:font-family-asian="PMingLiu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73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蘋方-繁" style:font-size-asian="12pt" style:language-asian="zh" style:country-asian="TW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 style:data-style-name="N2" text:time-value="17:14:51.81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議員4OK" style:display-name="PageStyle_議員4OK" style:page-layout-name="Mpm3">
      <style:header style:display="false"/>
      <style:header-left style:display="false"/>
      <style:footer>
        <text:p><text:span text:style-name="MT1">第</text:span><text:span text:style-name="MT1"><text:page-number>1</text:page-number></text:span><text:span text:style-name="MT1">頁，共</text:span><text:span text:style-name="MT1"><text:page-count>99</text:page-count></text:span><text:span text:style-name="MT1">頁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2T03:16:26</meta:creation-date>
    <dc:date>2025-01-02T17:19:29.445000000</dc:date>
    <meta:generator>MODA_ODF_Application_Tools_3.5.4/3.5.4$Windows_X86_64 LibreOffice_project/26197fec677a214f4a49adfe2c31ece3e6a76cc0</meta:generator>
    <meta:editing-duration>PT8M37S</meta:editing-duration>
    <meta:editing-cycles>2</meta:editing-cycles>
    <meta:document-statistic meta:table-count="1" meta:cell-count="5576" meta:object-count="0"/>
    <meta:user-defined meta:name="AppVersion">16.0300</meta:user-defined>
  </office:meta>
</office:document-meta>
</file>